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0" style:family="table">
      <style:table-properties style:width="7.6972in" fo:margin-left="-0.5097in" fo:margin-right="-0.4944in" table:align="margins" style:may-break-between-rows="false"/>
    </style:style>
    <style:style style:name="t0.A" style:family="table-column">
      <style:table-column-properties style:column-width="0.8681in" style:rel-column-width="7390*"/>
    </style:style>
    <style:style style:name="t0.B" style:family="table-column">
      <style:table-column-properties style:column-width="0.5208in" style:rel-column-width="4434*"/>
    </style:style>
    <style:style style:name="t0.C" style:family="table-column">
      <style:table-column-properties style:column-width="0.5556in" style:rel-column-width="4730*"/>
    </style:style>
    <style:style style:name="t0.D" style:family="table-column">
      <style:table-column-properties style:column-width="0.4167in" style:rel-column-width="3547*"/>
    </style:style>
    <style:style style:name="t0.E" style:family="table-column">
      <style:table-column-properties style:column-width="0.5438in" style:rel-column-width="4629*"/>
    </style:style>
    <style:style style:name="t0.H" style:family="table-column">
      <style:table-column-properties style:column-width="0.6833in" style:rel-column-width="5817*"/>
    </style:style>
    <style:style style:name="t0.I" style:family="table-column">
      <style:table-column-properties style:column-width="1.3542in" style:rel-column-width="11529*"/>
    </style:style>
    <style:style style:name="t0.J" style:family="table-column">
      <style:table-column-properties style:column-width="0.8444in" style:rel-column-width="7189*"/>
    </style:style>
    <style:style style:name="t0.K" style:family="table-column">
      <style:table-column-properties style:column-width="0.8347in" style:rel-column-width="7106*"/>
    </style:style>
    <style:style style:name="t0.1" style:family="table-row">
      <style:table-row-properties style:min-row-height="0.3063in"/>
    </style:style>
    <style:style style:name="t0.A1" style:family="table-cell">
      <style:table-cell-properties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.0382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7.6972in" fo:margin-left="-0.5097in" fo:margin-right="-0.4944in" table:align="margins" style:may-break-between-rows="false"/>
    </style:style>
    <style:style style:name="t1.A" style:family="table-column">
      <style:table-column-properties style:column-width="0.8681in" style:rel-column-width="7390*"/>
    </style:style>
    <style:style style:name="t1.B" style:family="table-column">
      <style:table-column-properties style:column-width="0.5208in" style:rel-column-width="4434*"/>
    </style:style>
    <style:style style:name="t1.C" style:family="table-column">
      <style:table-column-properties style:column-width="0.5556in" style:rel-column-width="4730*"/>
    </style:style>
    <style:style style:name="t1.D" style:family="table-column">
      <style:table-column-properties style:column-width="0.4167in" style:rel-column-width="3547*"/>
    </style:style>
    <style:style style:name="t1.E" style:family="table-column">
      <style:table-column-properties style:column-width="0.5438in" style:rel-column-width="4629*"/>
    </style:style>
    <style:style style:name="t1.H" style:family="table-column">
      <style:table-column-properties style:column-width="0.6833in" style:rel-column-width="5817*"/>
    </style:style>
    <style:style style:name="t1.I" style:family="table-column">
      <style:table-column-properties style:column-width="1.3542in" style:rel-column-width="11529*"/>
    </style:style>
    <style:style style:name="t1.J" style:family="table-column">
      <style:table-column-properties style:column-width="0.8444in" style:rel-column-width="7189*"/>
    </style:style>
    <style:style style:name="t1.K" style:family="table-column">
      <style:table-column-properties style:column-width="0.8347in" style:rel-column-width="7106*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7.6972in" fo:margin-left="-0.5097in" fo:margin-right="-0.4944in" table:align="margins" style:may-break-between-rows="false"/>
    </style:style>
    <style:style style:name="t2.A" style:family="table-column">
      <style:table-column-properties style:column-width="0.8681in" style:rel-column-width="7390*"/>
    </style:style>
    <style:style style:name="t2.B" style:family="table-column">
      <style:table-column-properties style:column-width="0.5208in" style:rel-column-width="4434*"/>
    </style:style>
    <style:style style:name="t2.C" style:family="table-column">
      <style:table-column-properties style:column-width="0.5556in" style:rel-column-width="4730*"/>
    </style:style>
    <style:style style:name="t2.D" style:family="table-column">
      <style:table-column-properties style:column-width="0.4167in" style:rel-column-width="3547*"/>
    </style:style>
    <style:style style:name="t2.E" style:family="table-column">
      <style:table-column-properties style:column-width="0.5438in" style:rel-column-width="4629*"/>
    </style:style>
    <style:style style:name="t2.H" style:family="table-column">
      <style:table-column-properties style:column-width="0.6833in" style:rel-column-width="5817*"/>
    </style:style>
    <style:style style:name="t2.I" style:family="table-column">
      <style:table-column-properties style:column-width="1.3542in" style:rel-column-width="11529*"/>
    </style:style>
    <style:style style:name="t2.J" style:family="table-column">
      <style:table-column-properties style:column-width="0.8444in" style:rel-column-width="7189*"/>
    </style:style>
    <style:style style:name="t2.K" style:family="table-column">
      <style:table-column-properties style:column-width="0.8347in" style:rel-column-width="7106*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7.6972in" fo:margin-left="-0.5097in" fo:margin-right="-0.4944in" table:align="margins" style:may-break-between-rows="false"/>
    </style:style>
    <style:style style:name="t3.A" style:family="table-column">
      <style:table-column-properties style:column-width="0.8681in" style:rel-column-width="7390*"/>
    </style:style>
    <style:style style:name="t3.B" style:family="table-column">
      <style:table-column-properties style:column-width="0.5208in" style:rel-column-width="4434*"/>
    </style:style>
    <style:style style:name="t3.C" style:family="table-column">
      <style:table-column-properties style:column-width="0.5556in" style:rel-column-width="4730*"/>
    </style:style>
    <style:style style:name="t3.D" style:family="table-column">
      <style:table-column-properties style:column-width="0.4167in" style:rel-column-width="3547*"/>
    </style:style>
    <style:style style:name="t3.E" style:family="table-column">
      <style:table-column-properties style:column-width="0.5438in" style:rel-column-width="4629*"/>
    </style:style>
    <style:style style:name="t3.H" style:family="table-column">
      <style:table-column-properties style:column-width="0.6833in" style:rel-column-width="5817*"/>
    </style:style>
    <style:style style:name="t3.I" style:family="table-column">
      <style:table-column-properties style:column-width="1.3542in" style:rel-column-width="11529*"/>
    </style:style>
    <style:style style:name="t3.J" style:family="table-column">
      <style:table-column-properties style:column-width="0.8444in" style:rel-column-width="7189*"/>
    </style:style>
    <style:style style:name="t3.K" style:family="table-column">
      <style:table-column-properties style:column-width="0.8347in" style:rel-column-width="7106*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7.6972in" fo:margin-left="-0.5097in" fo:margin-right="-0.4944in" table:align="margins" style:may-break-between-rows="false"/>
    </style:style>
    <style:style style:name="t4.A" style:family="table-column">
      <style:table-column-properties style:column-width="0.8681in" style:rel-column-width="7390*"/>
    </style:style>
    <style:style style:name="t4.B" style:family="table-column">
      <style:table-column-properties style:column-width="0.5208in" style:rel-column-width="4434*"/>
    </style:style>
    <style:style style:name="t4.C" style:family="table-column">
      <style:table-column-properties style:column-width="0.5556in" style:rel-column-width="4730*"/>
    </style:style>
    <style:style style:name="t4.D" style:family="table-column">
      <style:table-column-properties style:column-width="0.4167in" style:rel-column-width="3547*"/>
    </style:style>
    <style:style style:name="t4.E" style:family="table-column">
      <style:table-column-properties style:column-width="0.5438in" style:rel-column-width="4629*"/>
    </style:style>
    <style:style style:name="t4.H" style:family="table-column">
      <style:table-column-properties style:column-width="0.6833in" style:rel-column-width="5817*"/>
    </style:style>
    <style:style style:name="t4.I" style:family="table-column">
      <style:table-column-properties style:column-width="1.3542in" style:rel-column-width="11529*"/>
    </style:style>
    <style:style style:name="t4.J" style:family="table-column">
      <style:table-column-properties style:column-width="0.8444in" style:rel-column-width="7189*"/>
    </style:style>
    <style:style style:name="t4.K" style:family="table-column">
      <style:table-column-properties style:column-width="0.8347in" style:rel-column-width="7106*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7.6972in" fo:margin-left="-0.5097in" fo:margin-right="-0.4944in" table:align="margins" style:may-break-between-rows="false"/>
    </style:style>
    <style:style style:name="t5.A" style:family="table-column">
      <style:table-column-properties style:column-width="0.8681in" style:rel-column-width="7390*"/>
    </style:style>
    <style:style style:name="t5.B" style:family="table-column">
      <style:table-column-properties style:column-width="0.5208in" style:rel-column-width="4434*"/>
    </style:style>
    <style:style style:name="t5.C" style:family="table-column">
      <style:table-column-properties style:column-width="0.5556in" style:rel-column-width="4730*"/>
    </style:style>
    <style:style style:name="t5.D" style:family="table-column">
      <style:table-column-properties style:column-width="0.4167in" style:rel-column-width="3547*"/>
    </style:style>
    <style:style style:name="t5.E" style:family="table-column">
      <style:table-column-properties style:column-width="0.5438in" style:rel-column-width="4629*"/>
    </style:style>
    <style:style style:name="t5.H" style:family="table-column">
      <style:table-column-properties style:column-width="0.6833in" style:rel-column-width="5817*"/>
    </style:style>
    <style:style style:name="t5.I" style:family="table-column">
      <style:table-column-properties style:column-width="1.3542in" style:rel-column-width="11529*"/>
    </style:style>
    <style:style style:name="t5.J" style:family="table-column">
      <style:table-column-properties style:column-width="0.8444in" style:rel-column-width="7189*"/>
    </style:style>
    <style:style style:name="t5.K" style:family="table-column">
      <style:table-column-properties style:column-width="0.8347in" style:rel-column-width="7106*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7.6972in" fo:margin-left="-0.5097in" fo:margin-right="-0.4944in" table:align="margins" style:may-break-between-rows="false"/>
    </style:style>
    <style:style style:name="t6.A" style:family="table-column">
      <style:table-column-properties style:column-width="0.8681in" style:rel-column-width="7390*"/>
    </style:style>
    <style:style style:name="t6.B" style:family="table-column">
      <style:table-column-properties style:column-width="0.5208in" style:rel-column-width="4434*"/>
    </style:style>
    <style:style style:name="t6.C" style:family="table-column">
      <style:table-column-properties style:column-width="0.5556in" style:rel-column-width="4730*"/>
    </style:style>
    <style:style style:name="t6.D" style:family="table-column">
      <style:table-column-properties style:column-width="0.4167in" style:rel-column-width="3547*"/>
    </style:style>
    <style:style style:name="t6.E" style:family="table-column">
      <style:table-column-properties style:column-width="0.5438in" style:rel-column-width="4629*"/>
    </style:style>
    <style:style style:name="t6.H" style:family="table-column">
      <style:table-column-properties style:column-width="0.6833in" style:rel-column-width="5817*"/>
    </style:style>
    <style:style style:name="t6.I" style:family="table-column">
      <style:table-column-properties style:column-width="1.3542in" style:rel-column-width="11529*"/>
    </style:style>
    <style:style style:name="t6.J" style:family="table-column">
      <style:table-column-properties style:column-width="0.8444in" style:rel-column-width="7189*"/>
    </style:style>
    <style:style style:name="t6.K" style:family="table-column">
      <style:table-column-properties style:column-width="0.8347in" style:rel-column-width="7106*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7.6972in" fo:margin-left="-0.5097in" fo:margin-right="-0.4944in" table:align="margins" style:may-break-between-rows="false"/>
    </style:style>
    <style:style style:name="t7.A" style:family="table-column">
      <style:table-column-properties style:column-width="0.8681in" style:rel-column-width="7390*"/>
    </style:style>
    <style:style style:name="t7.B" style:family="table-column">
      <style:table-column-properties style:column-width="0.5208in" style:rel-column-width="4434*"/>
    </style:style>
    <style:style style:name="t7.C" style:family="table-column">
      <style:table-column-properties style:column-width="0.5556in" style:rel-column-width="4730*"/>
    </style:style>
    <style:style style:name="t7.D" style:family="table-column">
      <style:table-column-properties style:column-width="0.4167in" style:rel-column-width="3547*"/>
    </style:style>
    <style:style style:name="t7.E" style:family="table-column">
      <style:table-column-properties style:column-width="0.5438in" style:rel-column-width="4629*"/>
    </style:style>
    <style:style style:name="t7.H" style:family="table-column">
      <style:table-column-properties style:column-width="0.6833in" style:rel-column-width="5817*"/>
    </style:style>
    <style:style style:name="t7.I" style:family="table-column">
      <style:table-column-properties style:column-width="1.3542in" style:rel-column-width="11529*"/>
    </style:style>
    <style:style style:name="t7.J" style:family="table-column">
      <style:table-column-properties style:column-width="0.8444in" style:rel-column-width="7189*"/>
    </style:style>
    <style:style style:name="t7.K" style:family="table-column">
      <style:table-column-properties style:column-width="0.8347in" style:rel-column-width="7106*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7.6972in" fo:margin-left="-0.5097in" fo:margin-right="-0.4944in" table:align="margins" style:may-break-between-rows="false"/>
    </style:style>
    <style:style style:name="t8.A" style:family="table-column">
      <style:table-column-properties style:column-width="0.8681in" style:rel-column-width="7390*"/>
    </style:style>
    <style:style style:name="t8.B" style:family="table-column">
      <style:table-column-properties style:column-width="0.5208in" style:rel-column-width="4434*"/>
    </style:style>
    <style:style style:name="t8.C" style:family="table-column">
      <style:table-column-properties style:column-width="0.5556in" style:rel-column-width="4730*"/>
    </style:style>
    <style:style style:name="t8.D" style:family="table-column">
      <style:table-column-properties style:column-width="0.4167in" style:rel-column-width="3547*"/>
    </style:style>
    <style:style style:name="t8.E" style:family="table-column">
      <style:table-column-properties style:column-width="0.5438in" style:rel-column-width="4629*"/>
    </style:style>
    <style:style style:name="t8.H" style:family="table-column">
      <style:table-column-properties style:column-width="0.6833in" style:rel-column-width="5817*"/>
    </style:style>
    <style:style style:name="t8.I" style:family="table-column">
      <style:table-column-properties style:column-width="1.3542in" style:rel-column-width="11529*"/>
    </style:style>
    <style:style style:name="t8.J" style:family="table-column">
      <style:table-column-properties style:column-width="0.8444in" style:rel-column-width="7189*"/>
    </style:style>
    <style:style style:name="t8.K" style:family="table-column">
      <style:table-column-properties style:column-width="0.8347in" style:rel-column-width="7106*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931in" table:align="margins" style:may-break-between-rows="false" style:writing-mode="lr-tb"/>
    </style:style>
    <style:style style:name="t9.A" style:family="table-column">
      <style:table-column-properties style:column-width="1.8618in" style:rel-column-width="18228*"/>
    </style:style>
    <style:style style:name="t9.B" style:family="table-column">
      <style:table-column-properties style:column-width="0.966in" style:rel-column-width="9461*"/>
    </style:style>
    <style:style style:name="t9.F" style:family="table-column">
      <style:table-column-properties style:column-width="0.9667in" style:rel-column-width="9463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9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9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9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9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9.8" style:family="table-row">
      <style:table-row-properties style:min-row-height="0.6194in"/>
    </style:style>
    <style:style style:name="t9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0" style:family="table">
      <style:table-properties style:width="6.7736in" fo:margin-left="0in" fo:margin-right="-0.0806in" fo:break-before="page" table:align="margins" style:may-break-between-rows="false" style:writing-mode="lr-tb"/>
    </style:style>
    <style:style style:name="t10.A" style:family="table-column">
      <style:table-column-properties style:column-width="1.875in" style:rel-column-width="18140*"/>
    </style:style>
    <style:style style:name="t10.B" style:family="table-column">
      <style:table-column-properties style:column-width="0.75in" style:rel-column-width="7256*"/>
    </style:style>
    <style:style style:name="t10.C" style:family="table-column">
      <style:table-column-properties style:column-width="0.9951in" style:rel-column-width="9628*"/>
    </style:style>
    <style:style style:name="t10.F" style:family="table-column">
      <style:table-column-properties style:column-width="1.1632in" style:rel-column-width="11255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0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0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0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0.B3" style:family="table-cell">
      <style:table-cell-properties style:vertical-align="" fo:padding="0.0382in" fo:border-left="0.0139in solid #000000" fo:border-right="none" fo:border-top="none" fo:border-bottom="0.0139in solid #000000"/>
    </style:style>
    <style:style style:name="t10.C3" style:family="table-cell" style:data-style-name="N0">
      <style:table-cell-properties style:vertical-align="" fo:padding="0.0382in" fo:border-left="0.0139in solid #000000" fo:border-right="none" fo:border-top="none" fo:border-bottom="0.0139in solid #000000"/>
    </style:style>
    <style:style style:name="t10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0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0.8" style:family="table-row">
      <style:table-row-properties style:min-row-height="0.5667in"/>
    </style:style>
    <style:style style:name="t10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0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" style:family="table">
      <style:table-properties style:width="7.6972in" fo:margin-left="-0.5097in" fo:margin-right="-0.4944in" table:align="margins" style:may-break-between-rows="false"/>
    </style:style>
    <style:style style:name="t11.A" style:family="table-column">
      <style:table-column-properties style:column-width="0.8674in" style:rel-column-width="7384*"/>
    </style:style>
    <style:style style:name="t11.B" style:family="table-column">
      <style:table-column-properties style:column-width="0.5208in" style:rel-column-width="4434*"/>
    </style:style>
    <style:style style:name="t11.C" style:family="table-column">
      <style:table-column-properties style:column-width="0.5556in" style:rel-column-width="4730*"/>
    </style:style>
    <style:style style:name="t11.D" style:family="table-column">
      <style:table-column-properties style:column-width="0.4729in" style:rel-column-width="4026*"/>
    </style:style>
    <style:style style:name="t11.E" style:family="table-column">
      <style:table-column-properties style:column-width="0.4875in" style:rel-column-width="4150*"/>
    </style:style>
    <style:style style:name="t11.H" style:family="table-column">
      <style:table-column-properties style:column-width="0.6833in" style:rel-column-width="5817*"/>
    </style:style>
    <style:style style:name="t11.I" style:family="table-column">
      <style:table-column-properties style:column-width="1.3542in" style:rel-column-width="11529*"/>
    </style:style>
    <style:style style:name="t11.J" style:family="table-column">
      <style:table-column-properties style:column-width="0.8444in" style:rel-column-width="7189*"/>
    </style:style>
    <style:style style:name="t11.K" style:family="table-column">
      <style:table-column-properties style:column-width="0.8354in" style:rel-column-width="7112*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382in" fo:border-left="0.0007in solid #000000" fo:border-right="none" fo:border-top="none" fo:border-bottom="0.0007in solid #000000"/>
    </style:style>
    <style:style style:name="t11.4" style:family="table-row">
      <style:table-row-properties style:min-row-height="0.2674in"/>
    </style:style>
    <style:style style:name="t11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1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6" style:family="table-cell">
      <style:table-cell-properties fo:padding="0.0382in" fo:border-left="0.0347in solid #000000" fo:border-right="none" fo:border-top="none" fo:border-bottom="0.000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7.6972in" fo:margin-left="-0.5097in" fo:margin-right="-0.4944in" table:align="margins" style:may-break-between-rows="false"/>
    </style:style>
    <style:style style:name="t12.A" style:family="table-column">
      <style:table-column-properties style:column-width="0.8674in" style:rel-column-width="7384*"/>
    </style:style>
    <style:style style:name="t12.B" style:family="table-column">
      <style:table-column-properties style:column-width="0.5208in" style:rel-column-width="4434*"/>
    </style:style>
    <style:style style:name="t12.C" style:family="table-column">
      <style:table-column-properties style:column-width="0.5556in" style:rel-column-width="4730*"/>
    </style:style>
    <style:style style:name="t12.D" style:family="table-column">
      <style:table-column-properties style:column-width="0.4729in" style:rel-column-width="4026*"/>
    </style:style>
    <style:style style:name="t12.E" style:family="table-column">
      <style:table-column-properties style:column-width="0.4875in" style:rel-column-width="4150*"/>
    </style:style>
    <style:style style:name="t12.H" style:family="table-column">
      <style:table-column-properties style:column-width="0.6833in" style:rel-column-width="5817*"/>
    </style:style>
    <style:style style:name="t12.I" style:family="table-column">
      <style:table-column-properties style:column-width="1.3542in" style:rel-column-width="11529*"/>
    </style:style>
    <style:style style:name="t12.J" style:family="table-column">
      <style:table-column-properties style:column-width="0.8444in" style:rel-column-width="7189*"/>
    </style:style>
    <style:style style:name="t12.K" style:family="table-column">
      <style:table-column-properties style:column-width="0.8354in" style:rel-column-width="7112*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2674in"/>
    </style:style>
    <style:style style:name="t12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2.B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7.6972in" fo:margin-left="-0.5097in" fo:margin-right="-0.4944in" table:align="margins" style:may-break-between-rows="false"/>
    </style:style>
    <style:style style:name="t13.A" style:family="table-column">
      <style:table-column-properties style:column-width="0.8674in" style:rel-column-width="7384*"/>
    </style:style>
    <style:style style:name="t13.B" style:family="table-column">
      <style:table-column-properties style:column-width="0.5208in" style:rel-column-width="4434*"/>
    </style:style>
    <style:style style:name="t13.C" style:family="table-column">
      <style:table-column-properties style:column-width="0.5556in" style:rel-column-width="4730*"/>
    </style:style>
    <style:style style:name="t13.D" style:family="table-column">
      <style:table-column-properties style:column-width="0.4729in" style:rel-column-width="4026*"/>
    </style:style>
    <style:style style:name="t13.E" style:family="table-column">
      <style:table-column-properties style:column-width="0.4875in" style:rel-column-width="4150*"/>
    </style:style>
    <style:style style:name="t13.H" style:family="table-column">
      <style:table-column-properties style:column-width="0.6833in" style:rel-column-width="5817*"/>
    </style:style>
    <style:style style:name="t13.I" style:family="table-column">
      <style:table-column-properties style:column-width="1.3542in" style:rel-column-width="11529*"/>
    </style:style>
    <style:style style:name="t13.J" style:family="table-column">
      <style:table-column-properties style:column-width="0.8444in" style:rel-column-width="7189*"/>
    </style:style>
    <style:style style:name="t13.K" style:family="table-column">
      <style:table-column-properties style:column-width="0.8354in" style:rel-column-width="7112*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10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3.B10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7.6972in" fo:margin-left="-0.5097in" fo:margin-right="-0.4944in" table:align="margins" style:may-break-between-rows="false"/>
    </style:style>
    <style:style style:name="t14.A" style:family="table-column">
      <style:table-column-properties style:column-width="0.8674in" style:rel-column-width="7384*"/>
    </style:style>
    <style:style style:name="t14.B" style:family="table-column">
      <style:table-column-properties style:column-width="0.5208in" style:rel-column-width="4434*"/>
    </style:style>
    <style:style style:name="t14.C" style:family="table-column">
      <style:table-column-properties style:column-width="0.5556in" style:rel-column-width="4730*"/>
    </style:style>
    <style:style style:name="t14.D" style:family="table-column">
      <style:table-column-properties style:column-width="0.4729in" style:rel-column-width="4026*"/>
    </style:style>
    <style:style style:name="t14.E" style:family="table-column">
      <style:table-column-properties style:column-width="0.4875in" style:rel-column-width="4150*"/>
    </style:style>
    <style:style style:name="t14.H" style:family="table-column">
      <style:table-column-properties style:column-width="0.6833in" style:rel-column-width="5817*"/>
    </style:style>
    <style:style style:name="t14.I" style:family="table-column">
      <style:table-column-properties style:column-width="1.3542in" style:rel-column-width="11529*"/>
    </style:style>
    <style:style style:name="t14.J" style:family="table-column">
      <style:table-column-properties style:column-width="0.8444in" style:rel-column-width="7189*"/>
    </style:style>
    <style:style style:name="t14.K" style:family="table-column">
      <style:table-column-properties style:column-width="0.8354in" style:rel-column-width="7112*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4.B9" style:family="table-cell">
      <style:table-cell-properties fo:padding="0.0382in" fo:border-left="0.0007in solid #000000" fo:border-right="none" fo:border-top="none" fo:border-bottom="0.0347in solid #000000"/>
    </style:style>
    <style:style style:name="t15" style:family="table">
      <style:table-properties style:width="7.6972in" fo:margin-left="-0.5097in" fo:margin-right="-0.4944in" table:align="margins" style:may-break-between-rows="false"/>
    </style:style>
    <style:style style:name="t15.A" style:family="table-column">
      <style:table-column-properties style:column-width="0.8674in" style:rel-column-width="7384*"/>
    </style:style>
    <style:style style:name="t15.B" style:family="table-column">
      <style:table-column-properties style:column-width="0.5208in" style:rel-column-width="4434*"/>
    </style:style>
    <style:style style:name="t15.C" style:family="table-column">
      <style:table-column-properties style:column-width="0.5556in" style:rel-column-width="4730*"/>
    </style:style>
    <style:style style:name="t15.D" style:family="table-column">
      <style:table-column-properties style:column-width="0.4729in" style:rel-column-width="4026*"/>
    </style:style>
    <style:style style:name="t15.E" style:family="table-column">
      <style:table-column-properties style:column-width="0.4875in" style:rel-column-width="4150*"/>
    </style:style>
    <style:style style:name="t15.H" style:family="table-column">
      <style:table-column-properties style:column-width="0.6833in" style:rel-column-width="5817*"/>
    </style:style>
    <style:style style:name="t15.I" style:family="table-column">
      <style:table-column-properties style:column-width="1.3542in" style:rel-column-width="11529*"/>
    </style:style>
    <style:style style:name="t15.J" style:family="table-column">
      <style:table-column-properties style:column-width="0.8444in" style:rel-column-width="7189*"/>
    </style:style>
    <style:style style:name="t15.K" style:family="table-column">
      <style:table-column-properties style:column-width="0.8354in" style:rel-column-width="7112*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382in" fo:border-left="0.0347in solid #000000" fo:border-right="none" fo:border-top="none" fo:border-bottom="0.0347in solid #000000"/>
    </style:style>
    <style:style style:name="t15.B9" style:family="table-cell">
      <style:table-cell-properties fo:padding="0.0382in" fo:border-left="0.0007in solid #000000" fo:border-right="none" fo:border-top="none" fo:border-bottom="0.0347in solid #000000"/>
    </style:style>
    <style:style style:name="t16" style:family="table">
      <style:table-properties style:width="7.6972in" fo:margin-left="-0.5097in" fo:margin-right="-0.4944in" table:align="margins" style:may-break-between-rows="false"/>
    </style:style>
    <style:style style:name="t16.A" style:family="table-column">
      <style:table-column-properties style:column-width="0.8674in" style:rel-column-width="7384*"/>
    </style:style>
    <style:style style:name="t16.B" style:family="table-column">
      <style:table-column-properties style:column-width="0.5208in" style:rel-column-width="4434*"/>
    </style:style>
    <style:style style:name="t16.C" style:family="table-column">
      <style:table-column-properties style:column-width="0.5556in" style:rel-column-width="4730*"/>
    </style:style>
    <style:style style:name="t16.D" style:family="table-column">
      <style:table-column-properties style:column-width="0.4729in" style:rel-column-width="4026*"/>
    </style:style>
    <style:style style:name="t16.E" style:family="table-column">
      <style:table-column-properties style:column-width="0.4875in" style:rel-column-width="4150*"/>
    </style:style>
    <style:style style:name="t16.H" style:family="table-column">
      <style:table-column-properties style:column-width="0.6833in" style:rel-column-width="5817*"/>
    </style:style>
    <style:style style:name="t16.I" style:family="table-column">
      <style:table-column-properties style:column-width="1.3542in" style:rel-column-width="11529*"/>
    </style:style>
    <style:style style:name="t16.J" style:family="table-column">
      <style:table-column-properties style:column-width="0.8444in" style:rel-column-width="7189*"/>
    </style:style>
    <style:style style:name="t16.K" style:family="table-column">
      <style:table-column-properties style:column-width="0.8354in" style:rel-column-width="7112*"/>
    </style:style>
    <style:style style:name="t16.1" style:family="table-row">
      <style:table-row-properties style:min-row-height="0.3063in"/>
    </style:style>
    <style:style style:name="t16.A1" style:family="table-cell">
      <style:table-cell-properties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9" style:family="table-cell">
      <style:table-cell-properties fo:padding="0.0382in" fo:border-left="0.0347in solid #000000" fo:border-right="none" fo:border-top="none" fo:border-bottom="0.0347in solid #000000"/>
    </style:style>
    <style:style style:name="t16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7.6972in" fo:margin-left="-0.5097in" fo:margin-right="-0.4944in" table:align="margins" style:may-break-between-rows="false"/>
    </style:style>
    <style:style style:name="t17.A" style:family="table-column">
      <style:table-column-properties style:column-width="0.8674in" style:rel-column-width="7384*"/>
    </style:style>
    <style:style style:name="t17.B" style:family="table-column">
      <style:table-column-properties style:column-width="0.5208in" style:rel-column-width="4434*"/>
    </style:style>
    <style:style style:name="t17.C" style:family="table-column">
      <style:table-column-properties style:column-width="0.5556in" style:rel-column-width="4730*"/>
    </style:style>
    <style:style style:name="t17.D" style:family="table-column">
      <style:table-column-properties style:column-width="0.4729in" style:rel-column-width="4026*"/>
    </style:style>
    <style:style style:name="t17.E" style:family="table-column">
      <style:table-column-properties style:column-width="0.4875in" style:rel-column-width="4150*"/>
    </style:style>
    <style:style style:name="t17.H" style:family="table-column">
      <style:table-column-properties style:column-width="0.6833in" style:rel-column-width="5817*"/>
    </style:style>
    <style:style style:name="t17.I" style:family="table-column">
      <style:table-column-properties style:column-width="1.3542in" style:rel-column-width="11529*"/>
    </style:style>
    <style:style style:name="t17.J" style:family="table-column">
      <style:table-column-properties style:column-width="0.8444in" style:rel-column-width="7189*"/>
    </style:style>
    <style:style style:name="t17.K" style:family="table-column">
      <style:table-column-properties style:column-width="0.8354in" style:rel-column-width="7112*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7.6972in" fo:margin-left="-0.5097in" fo:margin-right="-0.4944in" table:align="margins" style:may-break-between-rows="false"/>
    </style:style>
    <style:style style:name="t18.A" style:family="table-column">
      <style:table-column-properties style:column-width="0.8674in" style:rel-column-width="7384*"/>
    </style:style>
    <style:style style:name="t18.B" style:family="table-column">
      <style:table-column-properties style:column-width="0.5208in" style:rel-column-width="4434*"/>
    </style:style>
    <style:style style:name="t18.C" style:family="table-column">
      <style:table-column-properties style:column-width="0.5556in" style:rel-column-width="4730*"/>
    </style:style>
    <style:style style:name="t18.D" style:family="table-column">
      <style:table-column-properties style:column-width="0.4868in" style:rel-column-width="4144*"/>
    </style:style>
    <style:style style:name="t18.E" style:family="table-column">
      <style:table-column-properties style:column-width="0.4736in" style:rel-column-width="4032*"/>
    </style:style>
    <style:style style:name="t18.H" style:family="table-column">
      <style:table-column-properties style:column-width="0.6833in" style:rel-column-width="5817*"/>
    </style:style>
    <style:style style:name="t18.I" style:family="table-column">
      <style:table-column-properties style:column-width="1.3542in" style:rel-column-width="11529*"/>
    </style:style>
    <style:style style:name="t18.J" style:family="table-column">
      <style:table-column-properties style:column-width="0.8444in" style:rel-column-width="7189*"/>
    </style:style>
    <style:style style:name="t18.K" style:family="table-column">
      <style:table-column-properties style:column-width="0.8354in" style:rel-column-width="7112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7.6972in" fo:margin-left="-0.5097in" fo:margin-right="-0.4944in" table:align="margins" style:may-break-between-rows="false"/>
    </style:style>
    <style:style style:name="t19.A" style:family="table-column">
      <style:table-column-properties style:column-width="0.8674in" style:rel-column-width="7384*"/>
    </style:style>
    <style:style style:name="t19.B" style:family="table-column">
      <style:table-column-properties style:column-width="0.5208in" style:rel-column-width="4434*"/>
    </style:style>
    <style:style style:name="t19.C" style:family="table-column">
      <style:table-column-properties style:column-width="0.5556in" style:rel-column-width="4730*"/>
    </style:style>
    <style:style style:name="t19.D" style:family="table-column">
      <style:table-column-properties style:column-width="0.4729in" style:rel-column-width="4026*"/>
    </style:style>
    <style:style style:name="t19.E" style:family="table-column">
      <style:table-column-properties style:column-width="0.4875in" style:rel-column-width="4150*"/>
    </style:style>
    <style:style style:name="t19.H" style:family="table-column">
      <style:table-column-properties style:column-width="0.6833in" style:rel-column-width="5817*"/>
    </style:style>
    <style:style style:name="t19.I" style:family="table-column">
      <style:table-column-properties style:column-width="1.3542in" style:rel-column-width="11529*"/>
    </style:style>
    <style:style style:name="t19.J" style:family="table-column">
      <style:table-column-properties style:column-width="0.8444in" style:rel-column-width="7189*"/>
    </style:style>
    <style:style style:name="t19.K" style:family="table-column">
      <style:table-column-properties style:column-width="0.8354in" style:rel-column-width="7112*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9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9.B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7.6972in" fo:margin-left="-0.5097in" fo:margin-right="-0.4944in" table:align="margins" style:may-break-between-rows="false"/>
    </style:style>
    <style:style style:name="t20.A" style:family="table-column">
      <style:table-column-properties style:column-width="0.8674in" style:rel-column-width="7384*"/>
    </style:style>
    <style:style style:name="t20.B" style:family="table-column">
      <style:table-column-properties style:column-width="0.5208in" style:rel-column-width="4434*"/>
    </style:style>
    <style:style style:name="t20.C" style:family="table-column">
      <style:table-column-properties style:column-width="0.5556in" style:rel-column-width="4730*"/>
    </style:style>
    <style:style style:name="t20.D" style:family="table-column">
      <style:table-column-properties style:column-width="0.4729in" style:rel-column-width="4026*"/>
    </style:style>
    <style:style style:name="t20.E" style:family="table-column">
      <style:table-column-properties style:column-width="0.4875in" style:rel-column-width="4150*"/>
    </style:style>
    <style:style style:name="t20.H" style:family="table-column">
      <style:table-column-properties style:column-width="0.6833in" style:rel-column-width="5817*"/>
    </style:style>
    <style:style style:name="t20.I" style:family="table-column">
      <style:table-column-properties style:column-width="1.3542in" style:rel-column-width="11529*"/>
    </style:style>
    <style:style style:name="t20.J" style:family="table-column">
      <style:table-column-properties style:column-width="0.8444in" style:rel-column-width="7189*"/>
    </style:style>
    <style:style style:name="t20.K" style:family="table-column">
      <style:table-column-properties style:column-width="0.8354in" style:rel-column-width="7112*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2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20.B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7.6972in" fo:margin-left="-0.5097in" fo:margin-right="-0.4944in" table:align="margins" style:may-break-between-rows="false"/>
    </style:style>
    <style:style style:name="t21.A" style:family="table-column">
      <style:table-column-properties style:column-width="0.8674in" style:rel-column-width="7384*"/>
    </style:style>
    <style:style style:name="t21.B" style:family="table-column">
      <style:table-column-properties style:column-width="0.5208in" style:rel-column-width="4434*"/>
    </style:style>
    <style:style style:name="t21.C" style:family="table-column">
      <style:table-column-properties style:column-width="0.5556in" style:rel-column-width="4730*"/>
    </style:style>
    <style:style style:name="t21.D" style:family="table-column">
      <style:table-column-properties style:column-width="0.4868in" style:rel-column-width="4144*"/>
    </style:style>
    <style:style style:name="t21.E" style:family="table-column">
      <style:table-column-properties style:column-width="0.4736in" style:rel-column-width="4032*"/>
    </style:style>
    <style:style style:name="t21.H" style:family="table-column">
      <style:table-column-properties style:column-width="0.6833in" style:rel-column-width="5817*"/>
    </style:style>
    <style:style style:name="t21.I" style:family="table-column">
      <style:table-column-properties style:column-width="1.3542in" style:rel-column-width="11529*"/>
    </style:style>
    <style:style style:name="t21.J" style:family="table-column">
      <style:table-column-properties style:column-width="0.8444in" style:rel-column-width="7189*"/>
    </style:style>
    <style:style style:name="t21.K" style:family="table-column">
      <style:table-column-properties style:column-width="0.8354in" style:rel-column-width="7112*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3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4" style:family="paragraph" style:parent-style-name="Standard">
      <style:paragraph-properties fo:line-height="200%"/>
    </style:style>
    <style:style style:name="P25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left="0.2957in" fo:margin-right="0in" fo:text-align="start" style:justify-single-word="false" fo:text-indent="-0.2957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2957in" fo:margin-right="0in" fo:text-align="start" style:justify-single-word="false" fo:text-indent="-0.2957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left="0.0138in" fo:margin-right="0.2917in" fo:text-align="start" style:justify-single-word="false" fo:text-indent="0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37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4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4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8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9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0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1" style:family="paragraph" style:parent-style-name="Standard">
      <style:paragraph-properties fo:margin-left="0in" fo:margin-right="0in" fo:text-indent="0.3937in" style:auto-text-indent="false"/>
      <style:text-properties style:font-name="Arial" fo:font-size="11pt" style:font-size-asian="11pt" style:font-name-complex="Arial" style:font-size-complex="11pt"/>
    </style:style>
    <style:style style:name="P52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5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style:text-position="super 58%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font-name-complex="Ari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style:font-name-complex="Arial"/>
    </style:style>
    <style:style style:name="T53" style:family="text">
      <style:text-properties style:text-underline-style="solid" style:text-underline-width="auto" style:text-underline-color="font-color" style:font-name-complex="Arial" style:font-size-complex="11pt"/>
    </style:style>
    <style:style style:name="T54" style:family="text">
      <style:text-properties fo:color="#ffffff" style:font-name-complex="Ari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ffffff" style:text-underline-style="solid" style:text-underline-width="auto" style:text-underline-color="font-color" style:font-name-complex="Arial"/>
    </style:style>
    <style:style style:name="T57" style:family="text">
      <style:text-properties fo:color="#000000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Times New Roman1" fo:font-style="italic" style:font-style-asian="italic" style:font-style-complex="italic"/>
    </style:style>
    <style:style style:name="T63" style:family="text">
      <style:text-properties style:font-name="Times New Roman1" fo:language="ru" fo:country="RU" fo:font-style="italic" style:font-style-asian="italic" style:font-style-complex="italic"/>
    </style:style>
    <style:style style:name="T64" style:family="text">
      <style:text-properties style:font-name="Times New Roman1" fo:language="en" fo:country="US" fo:font-style="normal" style:font-style-asian="normal" style:font-style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2pt" style:font-size-asian="12pt" style:font-name-complex="Symbol" style:font-size-complex="12pt"/>
    </style:style>
    <style:style style:name="T6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8" style:family="text">
      <style:text-properties style:font-name="Times New Roman"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ПРОТОКОЛ №</text:p>
      <text:p text:style-name="P4"><text:span text:style-name="T50">поверки дозиметра-радиометра типа МКС-1117М зав. № </text:span><text:span text:style-name="T52"><text:s/>$</text:span><text:span text:style-name="T6">serial</text:span><text:span text:style-name="T52"> </text:span><text:span text:style-name="T50"><text:s/></text:span><text:span text:style-name="T54">.</text:span><text:span text:style-name="T50"> </text:span></text:p>
      <text:p text:style-name="P4"><text:span text:style-name="T50">принадлежащего </text:span><text:span text:style-name="T56">.</text:span><text:span text:style-name="T52"> <text:s text:c="105"/></text:span><text:span text:style-name="T56">.</text:span></text:p>
      <text:p text:style-name="P25"/>
      <text:p text:style-name="P48">Поверка проводилась на базе УП «АТОМТЕХ», в нормальных климатических условиях при температуре <text:span text:style-name="T26">Т</text:span> = <text:span text:style-name="T51"><text:s/></text:span><text:span text:style-name="T28">$temp </text:span><text:s/>°<text:span text:style-name="T26">С</text:span>, атмосферном давлении <text:span text:style-name="T26">Р</text:span> = <text:span text:style-name="T51"><text:s text:c="5"/></text:span><text:s/>мм.рт.ст, относительной влажности воздуха <text:span text:style-name="T26">р</text:span> = <text:span text:style-name="T51"><text:s/></text:span><text:span text:style-name="T28">$vlag </text:span><text:s/>%, внешнем фоне γ-излучения <text:span text:style-name="T9">H</text:span>*(10) = <text:span text:style-name="T51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9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9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9">- установка<text:span text:style-name="T55"> </text:span><text:span text:style-name="T57">УПН-АТ140 №001 с комплектом плутоний-бериллиевых источников</text:span><text:span text:style-name="T58"> </text:span><text:span text:style-name="T57">быстрых нейтронов: ИБН-8-6 №010, ИБН-8-3 №027 и с погрешностью аттестации </text:span><text:span text:style-name="T59">±</text:span><text:span text:style-name="T57">5%, св. <text:s/>№ 210-</text:span><text:span text:style-name="T60">1508</text:span><text:span text:style-name="T57">/</text:span><text:span text:style-name="T60">18</text:span><text:span text:style-name="T57"> от </text:span><text:span text:style-name="T60">06.11.2018</text:span><text:span text:style-name="T57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9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9"><text:span text:style-name="T4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5"> </text:span><text:span text:style-name="T4">д</text:span>о <text:span text:style-name="T4">18.04.20</text:span>, РУП «БелГим»<text:span text:style-name="T55"> </text:span></text:p>
          </table:table-cell>
        </table:table-row>
      </table:table>
      <text:p text:style-name="P5"/>
      <text:p text:style-name="P37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51"><text:span text:style-name="T4">- </text:span>МД рентгеновского и γ - излучения – от <text:span text:style-name="T4">$g_min мк</text:span><text:span text:style-name="T47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1"><text:span text:style-name="T4">- </text:span>плотности потока α – частиц – от <text:span text:style-name="T5">$a_min</text:span> до <text:span text:style-name="T46">$a_max</text:span> мин<text:span text:style-name="T11">-1</text:span>см<text:span text:style-name="T11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1"><text:span text:style-name="T4">- </text:span>плотности потока β – частиц – от <text:span text:style-name="T5">$b_min</text:span> до <text:span text:style-name="T46">$b_max</text:span> мин<text:span text:style-name="T11">-1</text:span>см<text:span text:style-name="T11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0"><text:span text:style-name="T4">- </text:span>МД нейтронного излучения от <text:span text:style-name="T46">$mdn_min</text:span> до <text:span text:style-name="T46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0"><text:span text:style-name="T4">- </text:span>плотности потока нейтронного излучения от <text:span text:style-name="T46">$ppn_min</text:span> до <text:span text:style-name="T46">$ppn_max</text:span> с<text:span text:style-name="T11">-1</text:span><text:span text:style-name="T43">·с</text:span>м<text:span text:style-name="T11">-2</text:span></text:p>
          </table:table-cell>
        </table:table-row>
      </table:table>
      <text:p text:style-name="P36"/>
      <text:p text:style-name="P6">Проведение поверки:</text:p>
      <text:p text:style-name="P52">Внешний осмотр ___________________________________________________________</text:p>
      <text:p text:style-name="P52">Опробование и проверка работоспособности: </text:p>
      <text:p text:style-name="Text_20_body"/>
      <table:table table:name="t0" table:style-name="t0">
        <table:table-column table:style-name="t0.A"/>
        <table:table-column table:style-name="t0.B"/>
        <table:table-column table:style-name="t0.C"/>
        <table:table-column table:style-name="t0.D"/>
        <table:table-column table:style-name="t0.E"/>
        <table:table-column table:style-name="t0.B"/>
        <table:table-column table:style-name="t0.C"/>
        <table:table-column table:style-name="t0.H"/>
        <table:table-column table:style-name="t0.I"/>
        <table:table-column table:style-name="t0.J"/>
        <table:table-column table:style-name="t0.K"/>
        <text:soft-page-break/>
        <table:table-row table:style-name="t0.1">
          <table:table-cell table:style-name="t0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0.B2" table:number-rows-spanned="3" office:value-type="string">
            <text:p text:style-name="P40">Номер источ-ника</text:p>
          </table:table-cell>
          <table:table-cell table:style-name="t0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0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0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0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9">Фон, нЗв/ч</text:p>
          </table:table-cell>
          <table:table-cell table:style-name="t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30"><text:span text:style-name="T26">H</text:span><text:span text:style-name="T12">1</text:span></text:p>
          </table:table-cell>
          <table:table-cell table:style-name="t0.D3" office:value-type="string">
            <text:p text:style-name="P29"><text:span text:style-name="T9">H</text:span><text:span text:style-name="T12">2</text:span></text:p>
          </table:table-cell>
          <table:table-cell table:style-name="t0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21">0,7 мкЗв/ч</text:p>
          </table:table-cell>
          <table:table-cell table:style-name="t0.D3" office:value-type="string">
            <text:p text:style-name="P26">$0-30</text:p>
          </table:table-cell>
          <table:table-cell table:style-name="t0.D3" office:value-type="string">
            <text:p text:style-name="P26">$0-40</text:p>
          </table:table-cell>
          <table:table-cell table:style-name="t0.D3" office:value-type="string">
            <text:p text:style-name="P26">$0-50</text:p>
          </table:table-cell>
          <table:table-cell table:style-name="t0.D3" office:value-type="string">
            <text:p text:style-name="P26">$0-60</text:p>
          </table:table-cell>
          <table:table-cell table:style-name="t0.D3" office:value-type="string">
            <text:p text:style-name="P26">$0-70</text:p>
          </table:table-cell>
          <table:table-cell table:style-name="t0.D3" office:value-type="string">
            <text:p text:style-name="P26">$0-80</text:p>
          </table:table-cell>
          <table:table-cell table:style-name="t0.D3" office:value-type="string">
            <text:p text:style-name="P27">$0-00</text:p>
          </table:table-cell>
          <table:table-cell table:style-name="t0.D3" office:value-type="string">
            <text:p text:style-name="P26">$0-10</text:p>
          </table:table-cell>
          <table:table-cell table:style-name="t0.D3" office:value-type="string">
            <text:p text:style-name="P26">$0-20</text:p>
          </table:table-cell>
          <table:table-cell table:style-name="t0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0.A5" office:value-type="string">
            <text:p text:style-name="P21">7 мкЗв/ч</text:p>
          </table:table-cell>
          <table:table-cell table:style-name="t0.D3" office:value-type="string">
            <text:p text:style-name="P26">$0-31</text:p>
          </table:table-cell>
          <table:table-cell table:style-name="t0.D3" office:value-type="string">
            <text:p text:style-name="P26">$0-41</text:p>
          </table:table-cell>
          <table:table-cell table:style-name="t0.D3" office:value-type="string">
            <text:p text:style-name="P26">$0-51</text:p>
          </table:table-cell>
          <table:table-cell table:style-name="t0.D3" office:value-type="string">
            <text:p text:style-name="P26">$0-61</text:p>
          </table:table-cell>
          <table:table-cell table:style-name="t0.D3" office:value-type="string">
            <text:p text:style-name="P26">$0-71</text:p>
          </table:table-cell>
          <table:table-cell table:style-name="t0.D3" office:value-type="string">
            <text:p text:style-name="P26">$0-81</text:p>
          </table:table-cell>
          <table:table-cell table:style-name="t0.D3" office:value-type="string">
            <text:p text:style-name="P27">$0-01</text:p>
          </table:table-cell>
          <table:table-cell table:style-name="t0.D3" office:value-type="string">
            <text:p text:style-name="P26">$0-11</text:p>
          </table:table-cell>
          <table:table-cell table:style-name="t0.D3" office:value-type="string">
            <text:p text:style-name="P26">$0-21</text:p>
          </table:table-cell>
          <table:covered-table-cell/>
        </table:table-row>
        <table:table-row>
          <table:table-cell table:style-name="t0.A5" office:value-type="string">
            <text:p text:style-name="P21">70 мкЗв/ч</text:p>
          </table:table-cell>
          <table:table-cell table:style-name="t0.D3" office:value-type="string">
            <text:p text:style-name="P26">$0-32</text:p>
          </table:table-cell>
          <table:table-cell table:style-name="t0.D3" office:value-type="string">
            <text:p text:style-name="P26">$0-42</text:p>
          </table:table-cell>
          <table:table-cell table:style-name="t0.D3" office:value-type="string">
            <text:p text:style-name="P26">$0-52</text:p>
          </table:table-cell>
          <table:table-cell table:style-name="t0.D3" office:value-type="string">
            <text:p text:style-name="P26">$0-62</text:p>
          </table:table-cell>
          <table:table-cell table:style-name="t0.D3" office:value-type="string">
            <text:p text:style-name="P26">$0-72</text:p>
          </table:table-cell>
          <table:table-cell table:style-name="t0.D3" office:value-type="string">
            <text:p text:style-name="P26">$0-82</text:p>
          </table:table-cell>
          <table:table-cell table:style-name="t0.D3" office:value-type="string">
            <text:p text:style-name="P27">$0-02</text:p>
          </table:table-cell>
          <table:table-cell table:style-name="t0.D3" office:value-type="string">
            <text:p text:style-name="P26">$0-12</text:p>
          </table:table-cell>
          <table:table-cell table:style-name="t0.D3" office:value-type="string">
            <text:p text:style-name="P26">$0-22</text:p>
          </table:table-cell>
          <table:covered-table-cell/>
        </table:table-row>
        <table:table-row>
          <table:table-cell table:style-name="t0.A5" office:value-type="string">
            <text:p text:style-name="P21">0.7 мЗв/ч</text:p>
          </table:table-cell>
          <table:table-cell table:style-name="t0.D3" office:value-type="string">
            <text:p text:style-name="P26">$0-33</text:p>
          </table:table-cell>
          <table:table-cell table:style-name="t0.D3" office:value-type="string">
            <text:p text:style-name="P26">$0-43</text:p>
          </table:table-cell>
          <table:table-cell table:style-name="t0.D3" office:value-type="string">
            <text:p text:style-name="P26">$0-53</text:p>
          </table:table-cell>
          <table:table-cell table:style-name="t0.D3" office:value-type="string">
            <text:p text:style-name="P26">$0-63</text:p>
          </table:table-cell>
          <table:table-cell table:style-name="t0.D3" office:value-type="string">
            <text:p text:style-name="P26">$0-73</text:p>
          </table:table-cell>
          <table:table-cell table:style-name="t0.D3" office:value-type="string">
            <text:p text:style-name="P26">$0-83</text:p>
          </table:table-cell>
          <table:table-cell table:style-name="t0.D3" office:value-type="string">
            <text:p text:style-name="P27">$0-03</text:p>
          </table:table-cell>
          <table:table-cell table:style-name="t0.D3" office:value-type="string">
            <text:p text:style-name="P26">$0-13</text:p>
          </table:table-cell>
          <table:table-cell table:style-name="t0.D3" office:value-type="string">
            <text:p text:style-name="P26">$0-23</text:p>
          </table:table-cell>
          <table:covered-table-cell/>
        </table:table-row>
        <table:table-row>
          <table:table-cell table:style-name="t0.A5" office:value-type="string">
            <text:p text:style-name="P21">7,0 мЗв/ч</text:p>
          </table:table-cell>
          <table:table-cell table:style-name="t0.D3" office:value-type="string">
            <text:p text:style-name="P26">$0-34</text:p>
          </table:table-cell>
          <table:table-cell table:style-name="t0.D3" office:value-type="string">
            <text:p text:style-name="P26">$0-44</text:p>
          </table:table-cell>
          <table:table-cell table:style-name="t0.D3" office:value-type="string">
            <text:p text:style-name="P26">$0-54</text:p>
          </table:table-cell>
          <table:table-cell table:style-name="t0.D3" office:value-type="string">
            <text:p text:style-name="P26">$0-64</text:p>
          </table:table-cell>
          <table:table-cell table:style-name="t0.D3" office:value-type="string">
            <text:p text:style-name="P26">$0-74</text:p>
          </table:table-cell>
          <table:table-cell table:style-name="t0.D3" office:value-type="string">
            <text:p text:style-name="P26">$0-84</text:p>
          </table:table-cell>
          <table:table-cell table:style-name="t0.D3" office:value-type="string">
            <text:p text:style-name="P27">$0-04</text:p>
          </table:table-cell>
          <table:table-cell table:style-name="t0.D3" office:value-type="string">
            <text:p text:style-name="P26">$0-14</text:p>
          </table:table-cell>
          <table:table-cell table:style-name="t0.D3" office:value-type="string">
            <text:p text:style-name="P26">$0-24</text:p>
          </table:table-cell>
          <table:covered-table-cell/>
        </table:table-row>
        <table:table-row>
          <table:table-cell table:style-name="t0.A5" office:value-type="string">
            <text:p text:style-name="P21">70 мЗв/ч</text:p>
          </table:table-cell>
          <table:table-cell table:style-name="t0.D3" office:value-type="string">
            <text:p text:style-name="P26">$0-35</text:p>
          </table:table-cell>
          <table:table-cell table:style-name="t0.D3" office:value-type="string">
            <text:p text:style-name="P26">$0-45</text:p>
          </table:table-cell>
          <table:table-cell table:style-name="t0.D3" office:value-type="string">
            <text:p text:style-name="P26">$0-55</text:p>
          </table:table-cell>
          <table:table-cell table:style-name="t0.D3" office:value-type="string">
            <text:p text:style-name="P26">$0-65</text:p>
          </table:table-cell>
          <table:table-cell table:style-name="t0.D3" office:value-type="string">
            <text:p text:style-name="P26">$0-75</text:p>
          </table:table-cell>
          <table:table-cell table:style-name="t0.D3" office:value-type="string">
            <text:p text:style-name="P26">$0-85</text:p>
          </table:table-cell>
          <table:table-cell table:style-name="t0.D3" office:value-type="string">
            <text:p text:style-name="P27">$0-05</text:p>
          </table:table-cell>
          <table:table-cell table:style-name="t0.D3" office:value-type="string">
            <text:p text:style-name="P26">$0-15</text:p>
          </table:table-cell>
          <table:table-cell table:style-name="t0.D3" office:value-type="string">
            <text:p text:style-name="P26">$0-25</text:p>
          </table:table-cell>
          <table:covered-table-cell/>
        </table:table-row>
        <table:table-row>
          <table:table-cell table:style-name="t0.A5" office:value-type="string">
            <text:p text:style-name="P21"><text:span text:style-name="T4">0,7</text:span> Зв/ч</text:p>
          </table:table-cell>
          <table:table-cell table:style-name="t0.D3" office:value-type="string">
            <text:p text:style-name="P26">$0-36</text:p>
          </table:table-cell>
          <table:table-cell table:style-name="t0.D3" office:value-type="string">
            <text:p text:style-name="P26">$0-46</text:p>
          </table:table-cell>
          <table:table-cell table:style-name="t0.D3" office:value-type="string">
            <text:p text:style-name="P26">$0-56</text:p>
          </table:table-cell>
          <table:table-cell table:style-name="t0.D3" office:value-type="string">
            <text:p text:style-name="P26">$0-66</text:p>
          </table:table-cell>
          <table:table-cell table:style-name="t0.D3" office:value-type="string">
            <text:p text:style-name="P26">$0-76</text:p>
          </table:table-cell>
          <table:table-cell table:style-name="t0.D3" office:value-type="string">
            <text:p text:style-name="P26">$0-86</text:p>
          </table:table-cell>
          <table:table-cell table:style-name="t0.D3" office:value-type="string">
            <text:p text:style-name="P27">$0-06</text:p>
          </table:table-cell>
          <table:table-cell table:style-name="t0.D3" office:value-type="string">
            <text:p text:style-name="P26">$0-16</text:p>
          </table:table-cell>
          <table:table-cell table:style-name="t0.D3" office:value-type="string">
            <text:p text:style-name="P26">$0-26</text:p>
          </table:table-cell>
          <table:covered-table-cell/>
        </table:table-row>
        <table:table-row>
          <table:table-cell table:style-name="t0.A12" office:value-type="string">
            <text:p text:style-name="P21">7 Зв/ч</text:p>
          </table:table-cell>
          <table:table-cell table:style-name="t0.B12" office:value-type="string">
            <text:p text:style-name="P26">$0-37</text:p>
          </table:table-cell>
          <table:table-cell table:style-name="t0.B12" office:value-type="string">
            <text:p text:style-name="P26">$0-47</text:p>
          </table:table-cell>
          <table:table-cell table:style-name="t0.B12" office:value-type="string">
            <text:p text:style-name="P26">$0-57</text:p>
          </table:table-cell>
          <table:table-cell table:style-name="t0.B12" office:value-type="string">
            <text:p text:style-name="P26">$0-67</text:p>
          </table:table-cell>
          <table:table-cell table:style-name="t0.B12" office:value-type="string">
            <text:p text:style-name="P26">$0-77</text:p>
          </table:table-cell>
          <table:table-cell table:style-name="t0.B12" office:value-type="string">
            <text:p text:style-name="P26">$0-87</text:p>
          </table:table-cell>
          <table:table-cell table:style-name="t0.B12" office:value-type="string">
            <text:p text:style-name="P27">$0-07</text:p>
          </table:table-cell>
          <table:table-cell table:style-name="t0.B12" office:value-type="string">
            <text:p text:style-name="P26">$0-17</text:p>
          </table:table-cell>
          <table:table-cell table:style-name="t0.B12" office:value-type="string">
            <text:p text:style-name="P26">$0-27</text:p>
          </table:table-cell>
          <table:covered-table-cell/>
        </table:table-row>
      </table:table>
      <text:p text:style-name="Text_20_body"/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3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.B2" table:number-rows-spanned="3" office:value-type="string">
            <text:p text:style-name="P40">Номер источ-ника</text:p>
          </table:table-cell>
          <table:table-cell table:style-name="t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26">H</text:span><text:span text:style-name="T12">1</text:span></text:p>
          </table:table-cell>
          <table:table-cell table:style-name="t1.D3" office:value-type="string">
            <text:p text:style-name="P29"><text:span text:style-name="T9">H</text:span><text:span text:style-name="T12">2</text:span></text:p>
          </table:table-cell>
          <table:table-cell table:style-name="t1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1"><text:span text:style-name="T5">0,07</text:span> мкЗв/ч</text:p>
          </table:table-cell>
          <table:table-cell table:style-name="t1.D3" office:value-type="string">
            <text:p text:style-name="P26">$1-30</text:p>
          </table:table-cell>
          <table:table-cell table:style-name="t1.D3" office:value-type="string">
            <text:p text:style-name="P26">$1-40</text:p>
          </table:table-cell>
          <table:table-cell table:style-name="t1.D3" office:value-type="string">
            <text:p text:style-name="P26">$1-50</text:p>
          </table:table-cell>
          <table:table-cell table:style-name="t1.D3" office:value-type="string">
            <text:p text:style-name="P26">$1-60</text:p>
          </table:table-cell>
          <table:table-cell table:style-name="t1.D3" office:value-type="string">
            <text:p text:style-name="P26">$1-70</text:p>
          </table:table-cell>
          <table:table-cell table:style-name="t1.D3" office:value-type="string">
            <text:p text:style-name="P26">$1-80</text:p>
          </table:table-cell>
          <table:table-cell table:style-name="t1.D3" office:value-type="string">
            <text:p text:style-name="P27">$1-00</text:p>
          </table:table-cell>
          <table:table-cell table:style-name="t1.D3" office:value-type="string">
            <text:p text:style-name="P26">$1-10</text:p>
          </table:table-cell>
          <table:table-cell table:style-name="t1.D3" office:value-type="string">
            <text:p text:style-name="P26">$1-20</text:p>
          </table:table-cell>
          <table:table-cell table:style-name="t1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.A5" office:value-type="string">
            <text:p text:style-name="P21">0,7 мкЗв/ч</text:p>
          </table:table-cell>
          <table:table-cell table:style-name="t1.D3" office:value-type="string">
            <text:p text:style-name="P26">$1-31</text:p>
          </table:table-cell>
          <table:table-cell table:style-name="t1.D3" office:value-type="string">
            <text:p text:style-name="P26">$1-41</text:p>
          </table:table-cell>
          <table:table-cell table:style-name="t1.D3" office:value-type="string">
            <text:p text:style-name="P26">$1-51</text:p>
          </table:table-cell>
          <table:table-cell table:style-name="t1.D3" office:value-type="string">
            <text:p text:style-name="P26">$1-61</text:p>
          </table:table-cell>
          <table:table-cell table:style-name="t1.D3" office:value-type="string">
            <text:p text:style-name="P26">$1-71</text:p>
          </table:table-cell>
          <table:table-cell table:style-name="t1.D3" office:value-type="string">
            <text:p text:style-name="P26">$1-81</text:p>
          </table:table-cell>
          <table:table-cell table:style-name="t1.D3" office:value-type="string">
            <text:p text:style-name="P27">$1-01</text:p>
          </table:table-cell>
          <table:table-cell table:style-name="t1.D3" office:value-type="string">
            <text:p text:style-name="P26">$1-11</text:p>
          </table:table-cell>
          <table:table-cell table:style-name="t1.D3" office:value-type="string">
            <text:p text:style-name="P26">$1-21</text:p>
          </table:table-cell>
          <table:covered-table-cell/>
        </table:table-row>
        <table:table-row>
          <table:table-cell table:style-name="t1.A5" office:value-type="string">
            <text:p text:style-name="P21">7 мкЗв/ч</text:p>
          </table:table-cell>
          <table:table-cell table:style-name="t1.D3" office:value-type="string">
            <text:p text:style-name="P26">$1-32</text:p>
          </table:table-cell>
          <table:table-cell table:style-name="t1.D3" office:value-type="string">
            <text:p text:style-name="P26">$1-42</text:p>
          </table:table-cell>
          <table:table-cell table:style-name="t1.D3" office:value-type="string">
            <text:p text:style-name="P26">$1-52</text:p>
          </table:table-cell>
          <table:table-cell table:style-name="t1.D3" office:value-type="string">
            <text:p text:style-name="P26">$1-62</text:p>
          </table:table-cell>
          <table:table-cell table:style-name="t1.D3" office:value-type="string">
            <text:p text:style-name="P26">$1-72</text:p>
          </table:table-cell>
          <table:table-cell table:style-name="t1.D3" office:value-type="string">
            <text:p text:style-name="P26">$1-82</text:p>
          </table:table-cell>
          <table:table-cell table:style-name="t1.D3" office:value-type="string">
            <text:p text:style-name="P27">$1-02</text:p>
          </table:table-cell>
          <table:table-cell table:style-name="t1.D3" office:value-type="string">
            <text:p text:style-name="P26">$1-12</text:p>
          </table:table-cell>
          <table:table-cell table:style-name="t1.D3" office:value-type="string">
            <text:p text:style-name="P26">$1-22</text:p>
          </table:table-cell>
          <table:covered-table-cell/>
        </table:table-row>
        <table:table-row>
          <table:table-cell table:style-name="t1.A5" office:value-type="string">
            <text:p text:style-name="P21">70 мкЗв/ч</text:p>
          </table:table-cell>
          <table:table-cell table:style-name="t1.D3" office:value-type="string">
            <text:p text:style-name="P26">$1-33</text:p>
          </table:table-cell>
          <table:table-cell table:style-name="t1.D3" office:value-type="string">
            <text:p text:style-name="P26">$1-43</text:p>
          </table:table-cell>
          <table:table-cell table:style-name="t1.D3" office:value-type="string">
            <text:p text:style-name="P26">$1-53</text:p>
          </table:table-cell>
          <table:table-cell table:style-name="t1.D3" office:value-type="string">
            <text:p text:style-name="P26">$1-63</text:p>
          </table:table-cell>
          <table:table-cell table:style-name="t1.D3" office:value-type="string">
            <text:p text:style-name="P26">$1-73</text:p>
          </table:table-cell>
          <table:table-cell table:style-name="t1.D3" office:value-type="string">
            <text:p text:style-name="P26">$1-83</text:p>
          </table:table-cell>
          <table:table-cell table:style-name="t1.D3" office:value-type="string">
            <text:p text:style-name="P27">$1-03</text:p>
          </table:table-cell>
          <table:table-cell table:style-name="t1.D3" office:value-type="string">
            <text:p text:style-name="P26">$1-13</text:p>
          </table:table-cell>
          <table:table-cell table:style-name="t1.D3" office:value-type="string">
            <text:p text:style-name="P26">$1-23</text:p>
          </table:table-cell>
          <table:covered-table-cell/>
        </table:table-row>
        <table:table-row>
          <table:table-cell table:style-name="t1.A9" office:value-type="string">
            <text:p text:style-name="P21"><text:span text:style-name="T4">240</text:span> <text:span text:style-name="T4">мкЗв</text:span>/ч</text:p>
          </table:table-cell>
          <table:table-cell table:style-name="t1.B9" office:value-type="string">
            <text:p text:style-name="P26">$1-34</text:p>
          </table:table-cell>
          <table:table-cell table:style-name="t1.B9" office:value-type="string">
            <text:p text:style-name="P26">$1-44</text:p>
          </table:table-cell>
          <table:table-cell table:style-name="t1.B9" office:value-type="string">
            <text:p text:style-name="P26">$1-54</text:p>
          </table:table-cell>
          <table:table-cell table:style-name="t1.B9" office:value-type="string">
            <text:p text:style-name="P26">$1-64</text:p>
          </table:table-cell>
          <table:table-cell table:style-name="t1.B9" office:value-type="string">
            <text:p text:style-name="P26">$1-74</text:p>
          </table:table-cell>
          <table:table-cell table:style-name="t1.B9" office:value-type="string">
            <text:p text:style-name="P26">$1-84</text:p>
          </table:table-cell>
          <table:table-cell table:style-name="t1.B9" office:value-type="string">
            <text:p text:style-name="P27">$1-04</text:p>
          </table:table-cell>
          <table:table-cell table:style-name="t1.B9" office:value-type="string">
            <text:p text:style-name="P26">$1-14</text:p>
          </table:table-cell>
          <table:table-cell table:style-name="t1.B9" office:value-type="string">
            <text:p text:style-name="P26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column table:style-name="t2.I"/>
        <table:table-column table:style-name="t2.J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4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2.B2" table:number-rows-spanned="3" office:value-type="string">
            <text:p text:style-name="P40">Номер источ-ника</text:p>
          </table:table-cell>
          <table:table-cell table:style-name="t2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2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26">H</text:span><text:span text:style-name="T12">1</text:span></text:p>
          </table:table-cell>
          <table:table-cell table:style-name="t2.D3" office:value-type="string">
            <text:p text:style-name="P29"><text:span text:style-name="T9">H</text:span><text:span text:style-name="T12">2</text:span></text:p>
          </table:table-cell>
          <table:table-cell table:style-name="t2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1"><text:span text:style-name="T5">0,07</text:span> мкЗв/ч</text:p>
          </table:table-cell>
          <table:table-cell table:style-name="t2.D3" office:value-type="string">
            <text:p text:style-name="P26">$2-30</text:p>
          </table:table-cell>
          <table:table-cell table:style-name="t2.D3" office:value-type="string">
            <text:p text:style-name="P26">$2-40</text:p>
          </table:table-cell>
          <table:table-cell table:style-name="t2.D3" office:value-type="string">
            <text:p text:style-name="P26">$2-50</text:p>
          </table:table-cell>
          <table:table-cell table:style-name="t2.D3" office:value-type="string">
            <text:p text:style-name="P26">$2-60</text:p>
          </table:table-cell>
          <table:table-cell table:style-name="t2.D3" office:value-type="string">
            <text:p text:style-name="P26">$2-70</text:p>
          </table:table-cell>
          <table:table-cell table:style-name="t2.D3" office:value-type="string">
            <text:p text:style-name="P26">$2-80</text:p>
          </table:table-cell>
          <table:table-cell table:style-name="t2.D3" office:value-type="string">
            <text:p text:style-name="P27">$2-00</text:p>
          </table:table-cell>
          <table:table-cell table:style-name="t2.D3" office:value-type="string">
            <text:p text:style-name="P26">$2-10</text:p>
          </table:table-cell>
          <table:table-cell table:style-name="t2.D3" office:value-type="string">
            <text:p text:style-name="P26">$2-20</text:p>
          </table:table-cell>
          <table:table-cell table:style-name="t2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t2.A5" office:value-type="string">
            <text:p text:style-name="P21">0,7 мкЗв/ч</text:p>
          </table:table-cell>
          <table:table-cell table:style-name="t2.D3" office:value-type="string">
            <text:p text:style-name="P26">$2-31</text:p>
          </table:table-cell>
          <table:table-cell table:style-name="t2.D3" office:value-type="string">
            <text:p text:style-name="P26">$2-41</text:p>
          </table:table-cell>
          <table:table-cell table:style-name="t2.D3" office:value-type="string">
            <text:p text:style-name="P26">$2-51</text:p>
          </table:table-cell>
          <table:table-cell table:style-name="t2.D3" office:value-type="string">
            <text:p text:style-name="P26">$2-61</text:p>
          </table:table-cell>
          <table:table-cell table:style-name="t2.D3" office:value-type="string">
            <text:p text:style-name="P26">$2-71</text:p>
          </table:table-cell>
          <table:table-cell table:style-name="t2.D3" office:value-type="string">
            <text:p text:style-name="P26">$2-81</text:p>
          </table:table-cell>
          <table:table-cell table:style-name="t2.D3" office:value-type="string">
            <text:p text:style-name="P27">$2-01</text:p>
          </table:table-cell>
          <table:table-cell table:style-name="t2.D3" office:value-type="string">
            <text:p text:style-name="P26">$2-11</text:p>
          </table:table-cell>
          <table:table-cell table:style-name="t2.D3" office:value-type="string">
            <text:p text:style-name="P26">$2-21</text:p>
          </table:table-cell>
          <table:covered-table-cell/>
        </table:table-row>
        <table:table-row>
          <table:table-cell table:style-name="t2.A5" office:value-type="string">
            <text:p text:style-name="P21">7 мкЗв/ч</text:p>
          </table:table-cell>
          <table:table-cell table:style-name="t2.D3" office:value-type="string">
            <text:p text:style-name="P26">$2-32</text:p>
          </table:table-cell>
          <table:table-cell table:style-name="t2.D3" office:value-type="string">
            <text:p text:style-name="P26">$2-42</text:p>
          </table:table-cell>
          <table:table-cell table:style-name="t2.D3" office:value-type="string">
            <text:p text:style-name="P26">$2-52</text:p>
          </table:table-cell>
          <table:table-cell table:style-name="t2.D3" office:value-type="string">
            <text:p text:style-name="P26">$2-62</text:p>
          </table:table-cell>
          <table:table-cell table:style-name="t2.D3" office:value-type="string">
            <text:p text:style-name="P26">$2-72</text:p>
          </table:table-cell>
          <table:table-cell table:style-name="t2.D3" office:value-type="string">
            <text:p text:style-name="P26">$2-82</text:p>
          </table:table-cell>
          <table:table-cell table:style-name="t2.D3" office:value-type="string">
            <text:p text:style-name="P27">$2-02</text:p>
          </table:table-cell>
          <table:table-cell table:style-name="t2.D3" office:value-type="string">
            <text:p text:style-name="P26">$2-12</text:p>
          </table:table-cell>
          <table:table-cell table:style-name="t2.D3" office:value-type="string">
            <text:p text:style-name="P26">$2-22</text:p>
          </table:table-cell>
          <table:covered-table-cell/>
        </table:table-row>
        <table:table-row>
          <table:table-cell table:style-name="t2.A5" office:value-type="string">
            <text:p text:style-name="P21">70 мкЗв/ч</text:p>
          </table:table-cell>
          <table:table-cell table:style-name="t2.D3" office:value-type="string">
            <text:p text:style-name="P26">$2-33</text:p>
          </table:table-cell>
          <table:table-cell table:style-name="t2.D3" office:value-type="string">
            <text:p text:style-name="P26">$2-43</text:p>
          </table:table-cell>
          <table:table-cell table:style-name="t2.D3" office:value-type="string">
            <text:p text:style-name="P26">$2-53</text:p>
          </table:table-cell>
          <table:table-cell table:style-name="t2.D3" office:value-type="string">
            <text:p text:style-name="P26">$2-63</text:p>
          </table:table-cell>
          <table:table-cell table:style-name="t2.D3" office:value-type="string">
            <text:p text:style-name="P26">$2-73</text:p>
          </table:table-cell>
          <table:table-cell table:style-name="t2.D3" office:value-type="string">
            <text:p text:style-name="P26">$2-83</text:p>
          </table:table-cell>
          <table:table-cell table:style-name="t2.D3" office:value-type="string">
            <text:p text:style-name="P27">$2-03</text:p>
          </table:table-cell>
          <table:table-cell table:style-name="t2.D3" office:value-type="string">
            <text:p text:style-name="P26">$2-13</text:p>
          </table:table-cell>
          <table:table-cell table:style-name="t2.D3" office:value-type="string">
            <text:p text:style-name="P26">$2-23</text:p>
          </table:table-cell>
          <table:covered-table-cell/>
        </table:table-row>
        <table:table-row>
          <table:table-cell table:style-name="t2.A5" office:value-type="string">
            <text:p text:style-name="P21">0.7 мЗв/ч</text:p>
          </table:table-cell>
          <table:table-cell table:style-name="t2.D3" office:value-type="string">
            <text:p text:style-name="P26">$2-34</text:p>
          </table:table-cell>
          <table:table-cell table:style-name="t2.D3" office:value-type="string">
            <text:p text:style-name="P26">$2-44</text:p>
          </table:table-cell>
          <table:table-cell table:style-name="t2.D3" office:value-type="string">
            <text:p text:style-name="P26">$2-54</text:p>
          </table:table-cell>
          <table:table-cell table:style-name="t2.D3" office:value-type="string">
            <text:p text:style-name="P26">$2-64</text:p>
          </table:table-cell>
          <table:table-cell table:style-name="t2.D3" office:value-type="string">
            <text:p text:style-name="P26">$2-74</text:p>
          </table:table-cell>
          <table:table-cell table:style-name="t2.D3" office:value-type="string">
            <text:p text:style-name="P26">$2-84</text:p>
          </table:table-cell>
          <table:table-cell table:style-name="t2.D3" office:value-type="string">
            <text:p text:style-name="P27">$2-04</text:p>
          </table:table-cell>
          <table:table-cell table:style-name="t2.D3" office:value-type="string">
            <text:p text:style-name="P26">$2-14</text:p>
          </table:table-cell>
          <table:table-cell table:style-name="t2.D3" office:value-type="string">
            <text:p text:style-name="P26">$2-24</text:p>
          </table:table-cell>
          <table:covered-table-cell/>
        </table:table-row>
        <table:table-row>
          <table:table-cell table:style-name="t2.A5" office:value-type="string">
            <text:p text:style-name="P21">7,0 мЗв/ч</text:p>
          </table:table-cell>
          <table:table-cell table:style-name="t2.D3" office:value-type="string">
            <text:p text:style-name="P26">$2-35</text:p>
          </table:table-cell>
          <table:table-cell table:style-name="t2.D3" office:value-type="string">
            <text:p text:style-name="P26">$2-45</text:p>
          </table:table-cell>
          <table:table-cell table:style-name="t2.D3" office:value-type="string">
            <text:p text:style-name="P26">$2-55</text:p>
          </table:table-cell>
          <table:table-cell table:style-name="t2.D3" office:value-type="string">
            <text:p text:style-name="P26">$2-65</text:p>
          </table:table-cell>
          <table:table-cell table:style-name="t2.D3" office:value-type="string">
            <text:p text:style-name="P26">$2-75</text:p>
          </table:table-cell>
          <table:table-cell table:style-name="t2.D3" office:value-type="string">
            <text:p text:style-name="P26">$2-85</text:p>
          </table:table-cell>
          <table:table-cell table:style-name="t2.D3" office:value-type="string">
            <text:p text:style-name="P27">$2-05</text:p>
          </table:table-cell>
          <table:table-cell table:style-name="t2.D3" office:value-type="string">
            <text:p text:style-name="P26">$2-15</text:p>
          </table:table-cell>
          <table:table-cell table:style-name="t2.D3" office:value-type="string">
            <text:p text:style-name="P26">$2-25</text:p>
          </table:table-cell>
          <table:covered-table-cell/>
        </table:table-row>
        <table:table-row>
          <table:table-cell table:style-name="t2.A5" office:value-type="string">
            <text:p text:style-name="P21">70 мЗв/ч</text:p>
          </table:table-cell>
          <table:table-cell table:style-name="t2.D3" office:value-type="string">
            <text:p text:style-name="P26">$2-36</text:p>
          </table:table-cell>
          <table:table-cell table:style-name="t2.D3" office:value-type="string">
            <text:p text:style-name="P26">$2-46</text:p>
          </table:table-cell>
          <table:table-cell table:style-name="t2.D3" office:value-type="string">
            <text:p text:style-name="P26">$2-56</text:p>
          </table:table-cell>
          <table:table-cell table:style-name="t2.D3" office:value-type="string">
            <text:p text:style-name="P26">$2-66</text:p>
          </table:table-cell>
          <table:table-cell table:style-name="t2.D3" office:value-type="string">
            <text:p text:style-name="P26">$2-76</text:p>
          </table:table-cell>
          <table:table-cell table:style-name="t2.D3" office:value-type="string">
            <text:p text:style-name="P26">$2-86</text:p>
          </table:table-cell>
          <table:table-cell table:style-name="t2.D3" office:value-type="string">
            <text:p text:style-name="P27">$2-06</text:p>
          </table:table-cell>
          <table:table-cell table:style-name="t2.D3" office:value-type="string">
            <text:p text:style-name="P26">$2-16</text:p>
          </table:table-cell>
          <table:table-cell table:style-name="t2.D3" office:value-type="string">
            <text:p text:style-name="P26">$2-26</text:p>
          </table:table-cell>
          <table:covered-table-cell/>
        </table:table-row>
        <table:table-row>
          <table:table-cell table:style-name="t2.A5" office:value-type="string">
            <text:p text:style-name="P21"><text:span text:style-name="T4">0,7</text:span> Зв/ч</text:p>
          </table:table-cell>
          <table:table-cell table:style-name="t2.D3" office:value-type="string">
            <text:p text:style-name="P26">$2-37</text:p>
          </table:table-cell>
          <table:table-cell table:style-name="t2.D3" office:value-type="string">
            <text:p text:style-name="P26">$2-47</text:p>
          </table:table-cell>
          <table:table-cell table:style-name="t2.D3" office:value-type="string">
            <text:p text:style-name="P26">$2-57</text:p>
          </table:table-cell>
          <table:table-cell table:style-name="t2.D3" office:value-type="string">
            <text:p text:style-name="P26">$2-67</text:p>
          </table:table-cell>
          <table:table-cell table:style-name="t2.D3" office:value-type="string">
            <text:p text:style-name="P26">$2-77</text:p>
          </table:table-cell>
          <table:table-cell table:style-name="t2.D3" office:value-type="string">
            <text:p text:style-name="P26">$2-87</text:p>
          </table:table-cell>
          <table:table-cell table:style-name="t2.D3" office:value-type="string">
            <text:p text:style-name="P27">$2-07</text:p>
          </table:table-cell>
          <table:table-cell table:style-name="t2.D3" office:value-type="string">
            <text:p text:style-name="P26">$2-17</text:p>
          </table:table-cell>
          <table:table-cell table:style-name="t2.D3" office:value-type="string">
            <text:p text:style-name="P26">$2-27</text:p>
          </table:table-cell>
          <table:covered-table-cell/>
        </table:table-row>
        <table:table-row>
          <table:table-cell table:style-name="t2.A13" office:value-type="string">
            <text:p text:style-name="P21">7 Зв/ч</text:p>
          </table:table-cell>
          <table:table-cell table:style-name="t2.B13" office:value-type="string">
            <text:p text:style-name="P26">$2-3<text:span text:style-name="T5">8</text:span></text:p>
          </table:table-cell>
          <table:table-cell table:style-name="t2.B13" office:value-type="string">
            <text:p text:style-name="P26">$2-4<text:span text:style-name="T5">8</text:span></text:p>
          </table:table-cell>
          <table:table-cell table:style-name="t2.B13" office:value-type="string">
            <text:p text:style-name="P26">$2-5<text:span text:style-name="T5">8</text:span></text:p>
          </table:table-cell>
          <table:table-cell table:style-name="t2.B13" office:value-type="string">
            <text:p text:style-name="P26">$2-6<text:span text:style-name="T5">8</text:span></text:p>
          </table:table-cell>
          <table:table-cell table:style-name="t2.B13" office:value-type="string">
            <text:p text:style-name="P26">$2-7<text:span text:style-name="T5">8</text:span></text:p>
          </table:table-cell>
          <table:table-cell table:style-name="t2.B13" office:value-type="string">
            <text:p text:style-name="P26">$2-8<text:span text:style-name="T5">8</text:span></text:p>
          </table:table-cell>
          <table:table-cell table:style-name="t2.B13" office:value-type="string">
            <text:p text:style-name="P27">$2-08</text:p>
          </table:table-cell>
          <table:table-cell table:style-name="t2.B13" office:value-type="string">
            <text:p text:style-name="P26">$2-1<text:span text:style-name="T5">8</text:span></text:p>
          </table:table-cell>
          <table:table-cell table:style-name="t2.B13" office:value-type="string">
            <text:p text:style-name="P26">$2-2<text:span text:style-name="T5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column table:style-name="t3.I"/>
        <table:table-column table:style-name="t3.J"/>
        <table:table-column table:style-name="t3.K"/>
        <table:table-row table:style-name="t3.1">
          <table:table-cell table:style-name="t3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5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3.B2" table:number-rows-spanned="3" office:value-type="string">
            <text:p text:style-name="P40">Номер источ-ника</text:p>
          </table:table-cell>
          <table:table-cell table:style-name="t3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3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3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26">H</text:span><text:span text:style-name="T12">1</text:span></text:p>
          </table:table-cell>
          <table:table-cell table:style-name="t3.D3" office:value-type="string">
            <text:p text:style-name="P29"><text:span text:style-name="T9">H</text:span><text:span text:style-name="T12">2</text:span></text:p>
          </table:table-cell>
          <table:table-cell table:style-name="t3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1"><text:span text:style-name="T5">0,07</text:span> мкЗв/ч</text:p>
          </table:table-cell>
          <table:table-cell table:style-name="t3.D3" office:value-type="string">
            <text:p text:style-name="P26">$3-30</text:p>
          </table:table-cell>
          <table:table-cell table:style-name="t3.D3" office:value-type="string">
            <text:p text:style-name="P26">$3-40</text:p>
          </table:table-cell>
          <table:table-cell table:style-name="t3.D3" office:value-type="string">
            <text:p text:style-name="P26">$3-50</text:p>
          </table:table-cell>
          <table:table-cell table:style-name="t3.D3" office:value-type="string">
            <text:p text:style-name="P26">$3-60</text:p>
          </table:table-cell>
          <table:table-cell table:style-name="t3.D3" office:value-type="string">
            <text:p text:style-name="P26">$3-70</text:p>
          </table:table-cell>
          <table:table-cell table:style-name="t3.D3" office:value-type="string">
            <text:p text:style-name="P26">$3-80</text:p>
          </table:table-cell>
          <table:table-cell table:style-name="t3.D3" office:value-type="string">
            <text:p text:style-name="P27">$3-00</text:p>
          </table:table-cell>
          <table:table-cell table:style-name="t3.D3" office:value-type="string">
            <text:p text:style-name="P26">$3-10</text:p>
          </table:table-cell>
          <table:table-cell table:style-name="t3.D3" office:value-type="string">
            <text:p text:style-name="P26">$3-20</text:p>
          </table:table-cell>
          <table:table-cell table:style-name="t3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3.A5" office:value-type="string">
            <text:p text:style-name="P21">0,7 мкЗв/ч</text:p>
          </table:table-cell>
          <table:table-cell table:style-name="t3.D3" office:value-type="string">
            <text:p text:style-name="P26">$3-31</text:p>
          </table:table-cell>
          <table:table-cell table:style-name="t3.D3" office:value-type="string">
            <text:p text:style-name="P26">$3-41</text:p>
          </table:table-cell>
          <table:table-cell table:style-name="t3.D3" office:value-type="string">
            <text:p text:style-name="P26">$3-51</text:p>
          </table:table-cell>
          <table:table-cell table:style-name="t3.D3" office:value-type="string">
            <text:p text:style-name="P26">$3-61</text:p>
          </table:table-cell>
          <table:table-cell table:style-name="t3.D3" office:value-type="string">
            <text:p text:style-name="P26">$3-71</text:p>
          </table:table-cell>
          <table:table-cell table:style-name="t3.D3" office:value-type="string">
            <text:p text:style-name="P26">$3-81</text:p>
          </table:table-cell>
          <table:table-cell table:style-name="t3.D3" office:value-type="string">
            <text:p text:style-name="P27">$3-01</text:p>
          </table:table-cell>
          <table:table-cell table:style-name="t3.D3" office:value-type="string">
            <text:p text:style-name="P26">$3-11</text:p>
          </table:table-cell>
          <table:table-cell table:style-name="t3.D3" office:value-type="string">
            <text:p text:style-name="P26">$3-21</text:p>
          </table:table-cell>
          <table:covered-table-cell/>
        </table:table-row>
        <table:table-row>
          <table:table-cell table:style-name="t3.A5" office:value-type="string">
            <text:p text:style-name="P21">7 мкЗв/ч</text:p>
          </table:table-cell>
          <table:table-cell table:style-name="t3.D3" office:value-type="string">
            <text:p text:style-name="P26">$3-32</text:p>
          </table:table-cell>
          <table:table-cell table:style-name="t3.D3" office:value-type="string">
            <text:p text:style-name="P26">$3-42</text:p>
          </table:table-cell>
          <table:table-cell table:style-name="t3.D3" office:value-type="string">
            <text:p text:style-name="P26">$3-52</text:p>
          </table:table-cell>
          <table:table-cell table:style-name="t3.D3" office:value-type="string">
            <text:p text:style-name="P26">$3-62</text:p>
          </table:table-cell>
          <table:table-cell table:style-name="t3.D3" office:value-type="string">
            <text:p text:style-name="P26">$3-72</text:p>
          </table:table-cell>
          <table:table-cell table:style-name="t3.D3" office:value-type="string">
            <text:p text:style-name="P26">$3-82</text:p>
          </table:table-cell>
          <table:table-cell table:style-name="t3.D3" office:value-type="string">
            <text:p text:style-name="P27">$3-02</text:p>
          </table:table-cell>
          <table:table-cell table:style-name="t3.D3" office:value-type="string">
            <text:p text:style-name="P26">$3-12</text:p>
          </table:table-cell>
          <table:table-cell table:style-name="t3.D3" office:value-type="string">
            <text:p text:style-name="P26">$3-22</text:p>
          </table:table-cell>
          <table:covered-table-cell/>
        </table:table-row>
        <table:table-row>
          <table:table-cell table:style-name="t3.A8" office:value-type="string">
            <text:p text:style-name="P21">70 мкЗв/ч</text:p>
          </table:table-cell>
          <table:table-cell table:style-name="t3.B8" office:value-type="string">
            <text:p text:style-name="P26">$3-33</text:p>
          </table:table-cell>
          <table:table-cell table:style-name="t3.B8" office:value-type="string">
            <text:p text:style-name="P26">$3-43</text:p>
          </table:table-cell>
          <table:table-cell table:style-name="t3.B8" office:value-type="string">
            <text:p text:style-name="P26">$3-53</text:p>
          </table:table-cell>
          <table:table-cell table:style-name="t3.B8" office:value-type="string">
            <text:p text:style-name="P26">$3-63</text:p>
          </table:table-cell>
          <table:table-cell table:style-name="t3.B8" office:value-type="string">
            <text:p text:style-name="P26">$3-73</text:p>
          </table:table-cell>
          <table:table-cell table:style-name="t3.B8" office:value-type="string">
            <text:p text:style-name="P26">$3-83</text:p>
          </table:table-cell>
          <table:table-cell table:style-name="t3.B8" office:value-type="string">
            <text:p text:style-name="P27">$3-03</text:p>
          </table:table-cell>
          <table:table-cell table:style-name="t3.B8" office:value-type="string">
            <text:p text:style-name="P26">$3-13</text:p>
          </table:table-cell>
          <table:table-cell table:style-name="t3.B8" office:value-type="string">
            <text:p text:style-name="P26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column table:style-name="t4.I"/>
        <table:table-column table:style-name="t4.J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1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4.B2" table:number-rows-spanned="3" office:value-type="string">
            <text:p text:style-name="P40">Номер источ-ника</text:p>
          </table:table-cell>
          <table:table-cell table:style-name="t4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4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4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26">H</text:span><text:span text:style-name="T12">1</text:span></text:p>
          </table:table-cell>
          <table:table-cell table:style-name="t4.D3" office:value-type="string">
            <text:p text:style-name="P29"><text:span text:style-name="T9">H</text:span><text:span text:style-name="T12">2</text:span></text:p>
          </table:table-cell>
          <table:table-cell table:style-name="t4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1"><text:span text:style-name="T5">0,07</text:span> мкЗв/ч</text:p>
          </table:table-cell>
          <table:table-cell table:style-name="t4.D3" office:value-type="string">
            <text:p text:style-name="P26">$4-30</text:p>
          </table:table-cell>
          <table:table-cell table:style-name="t4.D3" office:value-type="string">
            <text:p text:style-name="P26">$4-40</text:p>
          </table:table-cell>
          <table:table-cell table:style-name="t4.D3" office:value-type="string">
            <text:p text:style-name="P26">$4-50</text:p>
          </table:table-cell>
          <table:table-cell table:style-name="t4.D3" office:value-type="string">
            <text:p text:style-name="P26">$4-60</text:p>
          </table:table-cell>
          <table:table-cell table:style-name="t4.D3" office:value-type="string">
            <text:p text:style-name="P26">$4-70</text:p>
          </table:table-cell>
          <table:table-cell table:style-name="t4.D3" office:value-type="string">
            <text:p text:style-name="P26">$4-80</text:p>
          </table:table-cell>
          <table:table-cell table:style-name="t4.D3" office:value-type="string">
            <text:p text:style-name="P27">$4-00</text:p>
          </table:table-cell>
          <table:table-cell table:style-name="t4.D3" office:value-type="string">
            <text:p text:style-name="P26">$4-10</text:p>
          </table:table-cell>
          <table:table-cell table:style-name="t4.D3" office:value-type="string">
            <text:p text:style-name="P26">$4-20</text:p>
          </table:table-cell>
          <table:table-cell table:style-name="t4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4.A5" office:value-type="string">
            <text:p text:style-name="P21">0,7 мкЗв/ч</text:p>
          </table:table-cell>
          <table:table-cell table:style-name="t4.D3" office:value-type="string">
            <text:p text:style-name="P26">$4-31</text:p>
          </table:table-cell>
          <table:table-cell table:style-name="t4.D3" office:value-type="string">
            <text:p text:style-name="P26">$4-41</text:p>
          </table:table-cell>
          <table:table-cell table:style-name="t4.D3" office:value-type="string">
            <text:p text:style-name="P26">$4-51</text:p>
          </table:table-cell>
          <table:table-cell table:style-name="t4.D3" office:value-type="string">
            <text:p text:style-name="P26">$4-61</text:p>
          </table:table-cell>
          <table:table-cell table:style-name="t4.D3" office:value-type="string">
            <text:p text:style-name="P26">$4-71</text:p>
          </table:table-cell>
          <table:table-cell table:style-name="t4.D3" office:value-type="string">
            <text:p text:style-name="P26">$4-81</text:p>
          </table:table-cell>
          <table:table-cell table:style-name="t4.D3" office:value-type="string">
            <text:p text:style-name="P27">$4-01</text:p>
          </table:table-cell>
          <table:table-cell table:style-name="t4.D3" office:value-type="string">
            <text:p text:style-name="P26">$4-11</text:p>
          </table:table-cell>
          <table:table-cell table:style-name="t4.D3" office:value-type="string">
            <text:p text:style-name="P26">$4-21</text:p>
          </table:table-cell>
          <table:covered-table-cell/>
        </table:table-row>
        <table:table-row>
          <table:table-cell table:style-name="t4.A5" office:value-type="string">
            <text:p text:style-name="P21">7 мкЗв/ч</text:p>
          </table:table-cell>
          <table:table-cell table:style-name="t4.D3" office:value-type="string">
            <text:p text:style-name="P26">$4-32</text:p>
          </table:table-cell>
          <table:table-cell table:style-name="t4.D3" office:value-type="string">
            <text:p text:style-name="P26">$4-42</text:p>
          </table:table-cell>
          <table:table-cell table:style-name="t4.D3" office:value-type="string">
            <text:p text:style-name="P26">$4-52</text:p>
          </table:table-cell>
          <table:table-cell table:style-name="t4.D3" office:value-type="string">
            <text:p text:style-name="P26">$4-62</text:p>
          </table:table-cell>
          <table:table-cell table:style-name="t4.D3" office:value-type="string">
            <text:p text:style-name="P26">$4-72</text:p>
          </table:table-cell>
          <table:table-cell table:style-name="t4.D3" office:value-type="string">
            <text:p text:style-name="P26">$4-82</text:p>
          </table:table-cell>
          <table:table-cell table:style-name="t4.D3" office:value-type="string">
            <text:p text:style-name="P27">$4-02</text:p>
          </table:table-cell>
          <table:table-cell table:style-name="t4.D3" office:value-type="string">
            <text:p text:style-name="P26">$4-12</text:p>
          </table:table-cell>
          <table:table-cell table:style-name="t4.D3" office:value-type="string">
            <text:p text:style-name="P26">$4-22</text:p>
          </table:table-cell>
          <table:covered-table-cell/>
        </table:table-row>
        <table:table-row>
          <table:table-cell table:style-name="t4.A8" office:value-type="string">
            <text:p text:style-name="P21">70 мкЗв/ч</text:p>
          </table:table-cell>
          <table:table-cell table:style-name="t4.B8" office:value-type="string">
            <text:p text:style-name="P26">$4-33</text:p>
          </table:table-cell>
          <table:table-cell table:style-name="t4.B8" office:value-type="string">
            <text:p text:style-name="P26">$4-43</text:p>
          </table:table-cell>
          <table:table-cell table:style-name="t4.B8" office:value-type="string">
            <text:p text:style-name="P26">$4-53</text:p>
          </table:table-cell>
          <table:table-cell table:style-name="t4.B8" office:value-type="string">
            <text:p text:style-name="P26">$4-63</text:p>
          </table:table-cell>
          <table:table-cell table:style-name="t4.B8" office:value-type="string">
            <text:p text:style-name="P26">$4-73</text:p>
          </table:table-cell>
          <table:table-cell table:style-name="t4.B8" office:value-type="string">
            <text:p text:style-name="P26">$4-83</text:p>
          </table:table-cell>
          <table:table-cell table:style-name="t4.B8" office:value-type="string">
            <text:p text:style-name="P27">$4-03</text:p>
          </table:table-cell>
          <table:table-cell table:style-name="t4.B8" office:value-type="string">
            <text:p text:style-name="P26">$4-13</text:p>
          </table:table-cell>
          <table:table-cell table:style-name="t4.B8" office:value-type="string">
            <text:p text:style-name="P26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B"/>
        <table:table-column table:style-name="t5.C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17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5.B2" table:number-rows-spanned="3" office:value-type="string">
            <text:p text:style-name="P40">Номер источ-ника</text:p>
          </table:table-cell>
          <table:table-cell table:style-name="t5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5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5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26">H</text:span><text:span text:style-name="T12">1</text:span></text:p>
          </table:table-cell>
          <table:table-cell table:style-name="t5.D3" office:value-type="string">
            <text:p text:style-name="P29"><text:span text:style-name="T9">H</text:span><text:span text:style-name="T12">2</text:span></text:p>
          </table:table-cell>
          <table:table-cell table:style-name="t5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1"><text:span text:style-name="T5">7,0</text:span> мЗв/ч</text:p>
          </table:table-cell>
          <table:table-cell table:style-name="t5.D3" office:value-type="string">
            <text:p text:style-name="P26">$5-30</text:p>
          </table:table-cell>
          <table:table-cell table:style-name="t5.D3" office:value-type="string">
            <text:p text:style-name="P26">$5-40</text:p>
          </table:table-cell>
          <table:table-cell table:style-name="t5.D3" office:value-type="string">
            <text:p text:style-name="P26">$5-50</text:p>
          </table:table-cell>
          <table:table-cell table:style-name="t5.D3" office:value-type="string">
            <text:p text:style-name="P26">$5-60</text:p>
          </table:table-cell>
          <table:table-cell table:style-name="t5.D3" office:value-type="string">
            <text:p text:style-name="P26">$5-70</text:p>
          </table:table-cell>
          <table:table-cell table:style-name="t5.D3" office:value-type="string">
            <text:p text:style-name="P26">$5-80</text:p>
          </table:table-cell>
          <table:table-cell table:style-name="t5.D3" office:value-type="string">
            <text:p text:style-name="P27">$5-00</text:p>
          </table:table-cell>
          <table:table-cell table:style-name="t5.D3" office:value-type="string">
            <text:p text:style-name="P26">$5-10</text:p>
          </table:table-cell>
          <table:table-cell table:style-name="t5.D3" office:value-type="string">
            <text:p text:style-name="P26">$5-20</text:p>
          </table:table-cell>
          <table:table-cell table:style-name="t5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5.A5" office:value-type="string">
            <text:p text:style-name="P21">7<text:span text:style-name="T5">0</text:span> мЗв/ч</text:p>
          </table:table-cell>
          <table:table-cell table:style-name="t5.D3" office:value-type="string">
            <text:p text:style-name="P26">$5-31</text:p>
          </table:table-cell>
          <table:table-cell table:style-name="t5.D3" office:value-type="string">
            <text:p text:style-name="P26">$5-41</text:p>
          </table:table-cell>
          <table:table-cell table:style-name="t5.D3" office:value-type="string">
            <text:p text:style-name="P26">$5-51</text:p>
          </table:table-cell>
          <table:table-cell table:style-name="t5.D3" office:value-type="string">
            <text:p text:style-name="P26">$5-61</text:p>
          </table:table-cell>
          <table:table-cell table:style-name="t5.D3" office:value-type="string">
            <text:p text:style-name="P26">$5-71</text:p>
          </table:table-cell>
          <table:table-cell table:style-name="t5.D3" office:value-type="string">
            <text:p text:style-name="P26">$5-81</text:p>
          </table:table-cell>
          <table:table-cell table:style-name="t5.D3" office:value-type="string">
            <text:p text:style-name="P27">$5-01</text:p>
          </table:table-cell>
          <table:table-cell table:style-name="t5.D3" office:value-type="string">
            <text:p text:style-name="P26">$5-11</text:p>
          </table:table-cell>
          <table:table-cell table:style-name="t5.D3" office:value-type="string">
            <text:p text:style-name="P26">$5-21</text:p>
          </table:table-cell>
          <table:covered-table-cell/>
        </table:table-row>
        <table:table-row>
          <table:table-cell table:style-name="t5.A5" office:value-type="string">
            <text:p text:style-name="P21"><text:span text:style-name="T5">0,</text:span>7 Зв/ч</text:p>
          </table:table-cell>
          <table:table-cell table:style-name="t5.D3" office:value-type="string">
            <text:p text:style-name="P26">$5-32</text:p>
          </table:table-cell>
          <table:table-cell table:style-name="t5.D3" office:value-type="string">
            <text:p text:style-name="P26">$5-42</text:p>
          </table:table-cell>
          <table:table-cell table:style-name="t5.D3" office:value-type="string">
            <text:p text:style-name="P26">$5-52</text:p>
          </table:table-cell>
          <table:table-cell table:style-name="t5.D3" office:value-type="string">
            <text:p text:style-name="P26">$5-62</text:p>
          </table:table-cell>
          <table:table-cell table:style-name="t5.D3" office:value-type="string">
            <text:p text:style-name="P26">$5-72</text:p>
          </table:table-cell>
          <table:table-cell table:style-name="t5.D3" office:value-type="string">
            <text:p text:style-name="P26">$5-82</text:p>
          </table:table-cell>
          <table:table-cell table:style-name="t5.D3" office:value-type="string">
            <text:p text:style-name="P27">$5-02</text:p>
          </table:table-cell>
          <table:table-cell table:style-name="t5.D3" office:value-type="string">
            <text:p text:style-name="P26">$5-12</text:p>
          </table:table-cell>
          <table:table-cell table:style-name="t5.D3" office:value-type="string">
            <text:p text:style-name="P26">$5-22</text:p>
          </table:table-cell>
          <table:covered-table-cell/>
        </table:table-row>
        <table:table-row>
          <table:table-cell table:style-name="t5.A5" office:value-type="string">
            <text:p text:style-name="P21">7 Зв/ч</text:p>
          </table:table-cell>
          <table:table-cell table:style-name="t5.D3" office:value-type="string">
            <text:p text:style-name="P26">$5-33</text:p>
          </table:table-cell>
          <table:table-cell table:style-name="t5.D3" office:value-type="string">
            <text:p text:style-name="P26">$5-43</text:p>
          </table:table-cell>
          <table:table-cell table:style-name="t5.D3" office:value-type="string">
            <text:p text:style-name="P26">$5-53</text:p>
          </table:table-cell>
          <table:table-cell table:style-name="t5.D3" office:value-type="string">
            <text:p text:style-name="P26">$5-63</text:p>
          </table:table-cell>
          <table:table-cell table:style-name="t5.D3" office:value-type="string">
            <text:p text:style-name="P26">$5-73</text:p>
          </table:table-cell>
          <table:table-cell table:style-name="t5.D3" office:value-type="string">
            <text:p text:style-name="P26">$5-83</text:p>
          </table:table-cell>
          <table:table-cell table:style-name="t5.D3" office:value-type="string">
            <text:p text:style-name="P27">$5-03</text:p>
          </table:table-cell>
          <table:table-cell table:style-name="t5.D3" office:value-type="string">
            <text:p text:style-name="P26">$5-13</text:p>
          </table:table-cell>
          <table:table-cell table:style-name="t5.D3" office:value-type="string">
            <text:p text:style-name="P26">$5-23</text:p>
          </table:table-cell>
          <table:covered-table-cell/>
        </table:table-row>
        <table:table-row>
          <table:table-cell table:style-name="t5.A9" office:value-type="string">
            <text:p text:style-name="P21"><text:span text:style-name="T5">40</text:span> Зв/ч</text:p>
          </table:table-cell>
          <table:table-cell table:style-name="t5.B9" office:value-type="string">
            <text:p text:style-name="P26">$5-34</text:p>
          </table:table-cell>
          <table:table-cell table:style-name="t5.B9" office:value-type="string">
            <text:p text:style-name="P26">$5-44</text:p>
          </table:table-cell>
          <table:table-cell table:style-name="t5.B9" office:value-type="string">
            <text:p text:style-name="P26">$5-54</text:p>
          </table:table-cell>
          <table:table-cell table:style-name="t5.B9" office:value-type="string">
            <text:p text:style-name="P26">$5-64</text:p>
          </table:table-cell>
          <table:table-cell table:style-name="t5.B9" office:value-type="string">
            <text:p text:style-name="P26">$5-74</text:p>
          </table:table-cell>
          <table:table-cell table:style-name="t5.B9" office:value-type="string">
            <text:p text:style-name="P26">$5-84</text:p>
          </table:table-cell>
          <table:table-cell table:style-name="t5.B9" office:value-type="string">
            <text:p text:style-name="P27">$5-04</text:p>
          </table:table-cell>
          <table:table-cell table:style-name="t5.B9" office:value-type="string">
            <text:p text:style-name="P26">$5-14</text:p>
          </table:table-cell>
          <table:table-cell table:style-name="t5.B9" office:value-type="string">
            <text:p text:style-name="P2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B"/>
        <table:table-column table:style-name="t6.C"/>
        <table:table-column table:style-name="t6.H"/>
        <table:table-column table:style-name="t6.I"/>
        <table:table-column table:style-name="t6.J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24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6.B2" table:number-rows-spanned="3" office:value-type="string">
            <text:p text:style-name="P40">Номер источ-ника</text:p>
          </table:table-cell>
          <table:table-cell table:style-name="t6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6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6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26">H</text:span><text:span text:style-name="T12">1</text:span></text:p>
          </table:table-cell>
          <table:table-cell table:style-name="t6.D3" office:value-type="string">
            <text:p text:style-name="P29"><text:span text:style-name="T9">H</text:span><text:span text:style-name="T12">2</text:span></text:p>
          </table:table-cell>
          <table:table-cell table:style-name="t6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1"><text:span text:style-name="T4">0,07</text:span> мкЗв/ч</text:p>
          </table:table-cell>
          <table:table-cell table:style-name="t6.D3" office:value-type="string">
            <text:p text:style-name="P26">$6-30</text:p>
          </table:table-cell>
          <table:table-cell table:style-name="t6.D3" office:value-type="string">
            <text:p text:style-name="P26">$6-40</text:p>
          </table:table-cell>
          <table:table-cell table:style-name="t6.D3" office:value-type="string">
            <text:p text:style-name="P26">$6-50</text:p>
          </table:table-cell>
          <table:table-cell table:style-name="t6.D3" office:value-type="string">
            <text:p text:style-name="P26">$6-60</text:p>
          </table:table-cell>
          <table:table-cell table:style-name="t6.D3" office:value-type="string">
            <text:p text:style-name="P26">$6-70</text:p>
          </table:table-cell>
          <table:table-cell table:style-name="t6.D3" office:value-type="string">
            <text:p text:style-name="P26">$6-80</text:p>
          </table:table-cell>
          <table:table-cell table:style-name="t6.D3" office:value-type="string">
            <text:p text:style-name="P27">$6-00</text:p>
          </table:table-cell>
          <table:table-cell table:style-name="t6.D3" office:value-type="string">
            <text:p text:style-name="P26">$6-10</text:p>
          </table:table-cell>
          <table:table-cell table:style-name="t6.D3" office:value-type="string">
            <text:p text:style-name="P26">$6-20</text:p>
          </table:table-cell>
          <table:table-cell table:style-name="t6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6.A5" office:value-type="string">
            <text:p text:style-name="P21">0,7 мкЗв/ч</text:p>
          </table:table-cell>
          <table:table-cell table:style-name="t6.D3" office:value-type="string">
            <text:p text:style-name="P26">$6-31</text:p>
          </table:table-cell>
          <table:table-cell table:style-name="t6.D3" office:value-type="string">
            <text:p text:style-name="P26">$6-41</text:p>
          </table:table-cell>
          <table:table-cell table:style-name="t6.D3" office:value-type="string">
            <text:p text:style-name="P26">$6-51</text:p>
          </table:table-cell>
          <table:table-cell table:style-name="t6.D3" office:value-type="string">
            <text:p text:style-name="P26">$6-61</text:p>
          </table:table-cell>
          <table:table-cell table:style-name="t6.D3" office:value-type="string">
            <text:p text:style-name="P26">$6-71</text:p>
          </table:table-cell>
          <table:table-cell table:style-name="t6.D3" office:value-type="string">
            <text:p text:style-name="P26">$6-81</text:p>
          </table:table-cell>
          <table:table-cell table:style-name="t6.D3" office:value-type="string">
            <text:p text:style-name="P27">$6-01</text:p>
          </table:table-cell>
          <table:table-cell table:style-name="t6.D3" office:value-type="string">
            <text:p text:style-name="P26">$6-11</text:p>
          </table:table-cell>
          <table:table-cell table:style-name="t6.D3" office:value-type="string">
            <text:p text:style-name="P26">$6-21</text:p>
          </table:table-cell>
          <table:covered-table-cell/>
        </table:table-row>
        <table:table-row>
          <table:table-cell table:style-name="t6.A5" office:value-type="string">
            <text:p text:style-name="P21">7 мкЗв/ч</text:p>
          </table:table-cell>
          <table:table-cell table:style-name="t6.D3" office:value-type="string">
            <text:p text:style-name="P26">$6-32</text:p>
          </table:table-cell>
          <table:table-cell table:style-name="t6.D3" office:value-type="string">
            <text:p text:style-name="P26">$6-42</text:p>
          </table:table-cell>
          <table:table-cell table:style-name="t6.D3" office:value-type="string">
            <text:p text:style-name="P26">$6-52</text:p>
          </table:table-cell>
          <table:table-cell table:style-name="t6.D3" office:value-type="string">
            <text:p text:style-name="P26">$6-62</text:p>
          </table:table-cell>
          <table:table-cell table:style-name="t6.D3" office:value-type="string">
            <text:p text:style-name="P26">$6-72</text:p>
          </table:table-cell>
          <table:table-cell table:style-name="t6.D3" office:value-type="string">
            <text:p text:style-name="P26">$6-82</text:p>
          </table:table-cell>
          <table:table-cell table:style-name="t6.D3" office:value-type="string">
            <text:p text:style-name="P27">$6-02</text:p>
          </table:table-cell>
          <table:table-cell table:style-name="t6.D3" office:value-type="string">
            <text:p text:style-name="P26">$6-12</text:p>
          </table:table-cell>
          <table:table-cell table:style-name="t6.D3" office:value-type="string">
            <text:p text:style-name="P26">$6-22</text:p>
          </table:table-cell>
          <table:covered-table-cell/>
        </table:table-row>
        <table:table-row>
          <table:table-cell table:style-name="t6.A5" office:value-type="string">
            <text:p text:style-name="P21">70 мкЗв/ч</text:p>
          </table:table-cell>
          <table:table-cell table:style-name="t6.D3" office:value-type="string">
            <text:p text:style-name="P26">$6-33</text:p>
          </table:table-cell>
          <table:table-cell table:style-name="t6.D3" office:value-type="string">
            <text:p text:style-name="P26">$6-43</text:p>
          </table:table-cell>
          <table:table-cell table:style-name="t6.D3" office:value-type="string">
            <text:p text:style-name="P26">$6-53</text:p>
          </table:table-cell>
          <table:table-cell table:style-name="t6.D3" office:value-type="string">
            <text:p text:style-name="P26">$6-63</text:p>
          </table:table-cell>
          <table:table-cell table:style-name="t6.D3" office:value-type="string">
            <text:p text:style-name="P26">$6-73</text:p>
          </table:table-cell>
          <table:table-cell table:style-name="t6.D3" office:value-type="string">
            <text:p text:style-name="P26">$6-83</text:p>
          </table:table-cell>
          <table:table-cell table:style-name="t6.D3" office:value-type="string">
            <text:p text:style-name="P27">$6-03</text:p>
          </table:table-cell>
          <table:table-cell table:style-name="t6.D3" office:value-type="string">
            <text:p text:style-name="P26">$6-13</text:p>
          </table:table-cell>
          <table:table-cell table:style-name="t6.D3" office:value-type="string">
            <text:p text:style-name="P26">$6-23</text:p>
          </table:table-cell>
          <table:covered-table-cell/>
        </table:table-row>
        <table:table-row>
          <table:table-cell table:style-name="t6.A5" office:value-type="string">
            <text:p text:style-name="P21">0.7 мЗв/ч</text:p>
          </table:table-cell>
          <table:table-cell table:style-name="t6.D3" office:value-type="string">
            <text:p text:style-name="P26">$6-34</text:p>
          </table:table-cell>
          <table:table-cell table:style-name="t6.D3" office:value-type="string">
            <text:p text:style-name="P26">$6-44</text:p>
          </table:table-cell>
          <table:table-cell table:style-name="t6.D3" office:value-type="string">
            <text:p text:style-name="P26">$6-54</text:p>
          </table:table-cell>
          <table:table-cell table:style-name="t6.D3" office:value-type="string">
            <text:p text:style-name="P26">$6-64</text:p>
          </table:table-cell>
          <table:table-cell table:style-name="t6.D3" office:value-type="string">
            <text:p text:style-name="P26">$6-74</text:p>
          </table:table-cell>
          <table:table-cell table:style-name="t6.D3" office:value-type="string">
            <text:p text:style-name="P26">$6-84</text:p>
          </table:table-cell>
          <table:table-cell table:style-name="t6.D3" office:value-type="string">
            <text:p text:style-name="P27">$6-04</text:p>
          </table:table-cell>
          <table:table-cell table:style-name="t6.D3" office:value-type="string">
            <text:p text:style-name="P26">$6-14</text:p>
          </table:table-cell>
          <table:table-cell table:style-name="t6.D3" office:value-type="string">
            <text:p text:style-name="P26">$6-24</text:p>
          </table:table-cell>
          <table:covered-table-cell/>
        </table:table-row>
        <table:table-row>
          <table:table-cell table:style-name="t6.A5" office:value-type="string">
            <text:p text:style-name="P21">7,0 мЗв/ч</text:p>
          </table:table-cell>
          <table:table-cell table:style-name="t6.D3" office:value-type="string">
            <text:p text:style-name="P26">$6-35</text:p>
          </table:table-cell>
          <table:table-cell table:style-name="t6.D3" office:value-type="string">
            <text:p text:style-name="P26">$6-45</text:p>
          </table:table-cell>
          <table:table-cell table:style-name="t6.D3" office:value-type="string">
            <text:p text:style-name="P26">$6-55</text:p>
          </table:table-cell>
          <table:table-cell table:style-name="t6.D3" office:value-type="string">
            <text:p text:style-name="P26">$6-65</text:p>
          </table:table-cell>
          <table:table-cell table:style-name="t6.D3" office:value-type="string">
            <text:p text:style-name="P26">$6-75</text:p>
          </table:table-cell>
          <table:table-cell table:style-name="t6.D3" office:value-type="string">
            <text:p text:style-name="P26">$6-85</text:p>
          </table:table-cell>
          <table:table-cell table:style-name="t6.D3" office:value-type="string">
            <text:p text:style-name="P27">$6-05</text:p>
          </table:table-cell>
          <table:table-cell table:style-name="t6.D3" office:value-type="string">
            <text:p text:style-name="P26">$6-15</text:p>
          </table:table-cell>
          <table:table-cell table:style-name="t6.D3" office:value-type="string">
            <text:p text:style-name="P26">$6-25</text:p>
          </table:table-cell>
          <table:covered-table-cell/>
        </table:table-row>
        <table:table-row>
          <table:table-cell table:style-name="t6.A5" office:value-type="string">
            <text:p text:style-name="P21">70 мЗв/ч</text:p>
          </table:table-cell>
          <table:table-cell table:style-name="t6.D3" office:value-type="string">
            <text:p text:style-name="P26">$6-36</text:p>
          </table:table-cell>
          <table:table-cell table:style-name="t6.D3" office:value-type="string">
            <text:p text:style-name="P26">$6-46</text:p>
          </table:table-cell>
          <table:table-cell table:style-name="t6.D3" office:value-type="string">
            <text:p text:style-name="P26">$6-56</text:p>
          </table:table-cell>
          <table:table-cell table:style-name="t6.D3" office:value-type="string">
            <text:p text:style-name="P26">$6-66</text:p>
          </table:table-cell>
          <table:table-cell table:style-name="t6.D3" office:value-type="string">
            <text:p text:style-name="P26">$6-76</text:p>
          </table:table-cell>
          <table:table-cell table:style-name="t6.D3" office:value-type="string">
            <text:p text:style-name="P26">$6-86</text:p>
          </table:table-cell>
          <table:table-cell table:style-name="t6.D3" office:value-type="string">
            <text:p text:style-name="P27">$6-06</text:p>
          </table:table-cell>
          <table:table-cell table:style-name="t6.D3" office:value-type="string">
            <text:p text:style-name="P26">$6-16</text:p>
          </table:table-cell>
          <table:table-cell table:style-name="t6.D3" office:value-type="string">
            <text:p text:style-name="P26">$6-26</text:p>
          </table:table-cell>
          <table:covered-table-cell/>
        </table:table-row>
        <table:table-row>
          <table:table-cell table:style-name="t6.A12" office:value-type="string">
            <text:p text:style-name="P21">0,7 Зв/ч</text:p>
          </table:table-cell>
          <table:table-cell table:style-name="t6.B12" office:value-type="string">
            <text:p text:style-name="P26">$6-3<text:span text:style-name="T4">7</text:span></text:p>
          </table:table-cell>
          <table:table-cell table:style-name="t6.B12" office:value-type="string">
            <text:p text:style-name="P26">$6-4<text:span text:style-name="T4">7</text:span></text:p>
          </table:table-cell>
          <table:table-cell table:style-name="t6.B12" office:value-type="string">
            <text:p text:style-name="P26">$6-5<text:span text:style-name="T4">7</text:span></text:p>
          </table:table-cell>
          <table:table-cell table:style-name="t6.B12" office:value-type="string">
            <text:p text:style-name="P26">$6-6<text:span text:style-name="T4">7</text:span></text:p>
          </table:table-cell>
          <table:table-cell table:style-name="t6.B12" office:value-type="string">
            <text:p text:style-name="P26">$6-7<text:span text:style-name="T4">7</text:span></text:p>
          </table:table-cell>
          <table:table-cell table:style-name="t6.B12" office:value-type="string">
            <text:p text:style-name="P26">$6-8<text:span text:style-name="T4">7</text:span></text:p>
          </table:table-cell>
          <table:table-cell table:style-name="t6.B12" office:value-type="string">
            <text:p text:style-name="P27">$6-0<text:span text:style-name="T4">7</text:span></text:p>
          </table:table-cell>
          <table:table-cell table:style-name="t6.B12" office:value-type="string">
            <text:p text:style-name="P26">$6-1<text:span text:style-name="T4">7</text:span></text:p>
          </table:table-cell>
          <table:table-cell table:style-name="t6.B12" office:value-type="string">
            <text:p text:style-name="P26">$6-2<text:span text:style-name="T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B"/>
        <table:table-column table:style-name="t7.C"/>
        <table:table-column table:style-name="t7.H"/>
        <table:table-column table:style-name="t7.I"/>
        <table:table-column table:style-name="t7.J"/>
        <table:table-column table:style-name="t7.K"/>
        <table:table-row table:style-name="t7.1">
          <table:table-cell table:style-name="t7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30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<text:span text:style-name="T68">Гр</text:span><text:span text:style-name="T65">/ч</text:span></text:p>
          </table:table-cell>
          <table:table-cell table:style-name="t7.B2" table:number-rows-spanned="3" office:value-type="string">
            <text:p text:style-name="P40">Номер источ-ника</text:p>
          </table:table-cell>
          <table:table-cell table:style-name="t7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7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7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<text:span text:style-name="T65">Гр/ч</text:span>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26">H</text:span><text:span text:style-name="T12">1</text:span></text:p>
          </table:table-cell>
          <table:table-cell table:style-name="t7.D3" office:value-type="string">
            <text:p text:style-name="P29"><text:span text:style-name="T9">H</text:span><text:span text:style-name="T12">2</text:span></text:p>
          </table:table-cell>
          <table:table-cell table:style-name="t7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1">0,<text:span text:style-name="T5">03</text:span> мк<text:span text:style-name="T4">Гр</text:span>/ч</text:p>
          </table:table-cell>
          <table:table-cell table:style-name="t7.D3" office:value-type="string">
            <text:p text:style-name="P26">$7-30</text:p>
          </table:table-cell>
          <table:table-cell table:style-name="t7.D3" office:value-type="string">
            <text:p text:style-name="P26">$7-40</text:p>
          </table:table-cell>
          <table:table-cell table:style-name="t7.D3" office:value-type="string">
            <text:p text:style-name="P26">$7-50</text:p>
          </table:table-cell>
          <table:table-cell table:style-name="t7.D3" office:value-type="string">
            <text:p text:style-name="P26">$7-60</text:p>
          </table:table-cell>
          <table:table-cell table:style-name="t7.D3" office:value-type="string">
            <text:p text:style-name="P26">$7-70</text:p>
          </table:table-cell>
          <table:table-cell table:style-name="t7.D3" office:value-type="string">
            <text:p text:style-name="P26">$7-80</text:p>
          </table:table-cell>
          <table:table-cell table:style-name="t7.D3" office:value-type="string">
            <text:p text:style-name="P27">$7-00</text:p>
          </table:table-cell>
          <table:table-cell table:style-name="t7.D3" office:value-type="string">
            <text:p text:style-name="P26">$7-10</text:p>
          </table:table-cell>
          <table:table-cell table:style-name="t7.D3" office:value-type="string">
            <text:p text:style-name="P26">$7-20</text:p>
          </table:table-cell>
          <table:table-cell table:style-name="t7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7.A5" office:value-type="string">
            <text:p text:style-name="P21">0,<text:span text:style-name="T4">7</text:span> мк<text:span text:style-name="T4">Гр</text:span>/ч</text:p>
          </table:table-cell>
          <table:table-cell table:style-name="t7.D3" office:value-type="string">
            <text:p text:style-name="P26">$7-31</text:p>
          </table:table-cell>
          <table:table-cell table:style-name="t7.D3" office:value-type="string">
            <text:p text:style-name="P26">$7-41</text:p>
          </table:table-cell>
          <table:table-cell table:style-name="t7.D3" office:value-type="string">
            <text:p text:style-name="P26">$7-51</text:p>
          </table:table-cell>
          <table:table-cell table:style-name="t7.D3" office:value-type="string">
            <text:p text:style-name="P26">$7-61</text:p>
          </table:table-cell>
          <table:table-cell table:style-name="t7.D3" office:value-type="string">
            <text:p text:style-name="P26">$7-71</text:p>
          </table:table-cell>
          <table:table-cell table:style-name="t7.D3" office:value-type="string">
            <text:p text:style-name="P26">$7-81</text:p>
          </table:table-cell>
          <table:table-cell table:style-name="t7.D3" office:value-type="string">
            <text:p text:style-name="P27">$7-01</text:p>
          </table:table-cell>
          <table:table-cell table:style-name="t7.D3" office:value-type="string">
            <text:p text:style-name="P26">$7-11</text:p>
          </table:table-cell>
          <table:table-cell table:style-name="t7.D3" office:value-type="string">
            <text:p text:style-name="P26">$7-21</text:p>
          </table:table-cell>
          <table:covered-table-cell/>
        </table:table-row>
        <table:table-row>
          <table:table-cell table:style-name="t7.A5" office:value-type="string">
            <text:p text:style-name="P21">7 мк<text:span text:style-name="T4">Гр</text:span>/ч</text:p>
          </table:table-cell>
          <table:table-cell table:style-name="t7.D3" office:value-type="string">
            <text:p text:style-name="P26">$7-32</text:p>
          </table:table-cell>
          <table:table-cell table:style-name="t7.D3" office:value-type="string">
            <text:p text:style-name="P26">$7-42</text:p>
          </table:table-cell>
          <table:table-cell table:style-name="t7.D3" office:value-type="string">
            <text:p text:style-name="P26">$7-52</text:p>
          </table:table-cell>
          <table:table-cell table:style-name="t7.D3" office:value-type="string">
            <text:p text:style-name="P26">$7-62</text:p>
          </table:table-cell>
          <table:table-cell table:style-name="t7.D3" office:value-type="string">
            <text:p text:style-name="P26">$7-72</text:p>
          </table:table-cell>
          <table:table-cell table:style-name="t7.D3" office:value-type="string">
            <text:p text:style-name="P26">$7-82</text:p>
          </table:table-cell>
          <table:table-cell table:style-name="t7.D3" office:value-type="string">
            <text:p text:style-name="P27">$7-02</text:p>
          </table:table-cell>
          <table:table-cell table:style-name="t7.D3" office:value-type="string">
            <text:p text:style-name="P26">$7-12</text:p>
          </table:table-cell>
          <table:table-cell table:style-name="t7.D3" office:value-type="string">
            <text:p text:style-name="P26">$7-22</text:p>
          </table:table-cell>
          <table:covered-table-cell/>
        </table:table-row>
        <table:table-row>
          <table:table-cell table:style-name="t7.A5" office:value-type="string">
            <text:p text:style-name="P21">70 мк<text:span text:style-name="T4">Гр</text:span>/ч</text:p>
          </table:table-cell>
          <table:table-cell table:style-name="t7.D3" office:value-type="string">
            <text:p text:style-name="P26">$7-33</text:p>
          </table:table-cell>
          <table:table-cell table:style-name="t7.D3" office:value-type="string">
            <text:p text:style-name="P26">$7-43</text:p>
          </table:table-cell>
          <table:table-cell table:style-name="t7.D3" office:value-type="string">
            <text:p text:style-name="P26">$7-53</text:p>
          </table:table-cell>
          <table:table-cell table:style-name="t7.D3" office:value-type="string">
            <text:p text:style-name="P26">$7-63</text:p>
          </table:table-cell>
          <table:table-cell table:style-name="t7.D3" office:value-type="string">
            <text:p text:style-name="P26">$7-73</text:p>
          </table:table-cell>
          <table:table-cell table:style-name="t7.D3" office:value-type="string">
            <text:p text:style-name="P26">$7-83</text:p>
          </table:table-cell>
          <table:table-cell table:style-name="t7.D3" office:value-type="string">
            <text:p text:style-name="P27">$7-03</text:p>
          </table:table-cell>
          <table:table-cell table:style-name="t7.D3" office:value-type="string">
            <text:p text:style-name="P26">$7-13</text:p>
          </table:table-cell>
          <table:table-cell table:style-name="t7.D3" office:value-type="string">
            <text:p text:style-name="P26">$7-23</text:p>
          </table:table-cell>
          <table:covered-table-cell/>
        </table:table-row>
        <table:table-row>
          <table:table-cell table:style-name="t7.A5" office:value-type="string">
            <text:p text:style-name="P21">0.7 м<text:span text:style-name="T4">Гр</text:span>/ч</text:p>
          </table:table-cell>
          <table:table-cell table:style-name="t7.D3" office:value-type="string">
            <text:p text:style-name="P26">$7-34</text:p>
          </table:table-cell>
          <table:table-cell table:style-name="t7.D3" office:value-type="string">
            <text:p text:style-name="P26">$7-44</text:p>
          </table:table-cell>
          <table:table-cell table:style-name="t7.D3" office:value-type="string">
            <text:p text:style-name="P26">$7-54</text:p>
          </table:table-cell>
          <table:table-cell table:style-name="t7.D3" office:value-type="string">
            <text:p text:style-name="P26">$7-64</text:p>
          </table:table-cell>
          <table:table-cell table:style-name="t7.D3" office:value-type="string">
            <text:p text:style-name="P26">$7-74</text:p>
          </table:table-cell>
          <table:table-cell table:style-name="t7.D3" office:value-type="string">
            <text:p text:style-name="P26">$7-84</text:p>
          </table:table-cell>
          <table:table-cell table:style-name="t7.D3" office:value-type="string">
            <text:p text:style-name="P27">$7-04</text:p>
          </table:table-cell>
          <table:table-cell table:style-name="t7.D3" office:value-type="string">
            <text:p text:style-name="P26">$7-14</text:p>
          </table:table-cell>
          <table:table-cell table:style-name="t7.D3" office:value-type="string">
            <text:p text:style-name="P26">$7-24</text:p>
          </table:table-cell>
          <table:covered-table-cell/>
        </table:table-row>
        <table:table-row>
          <table:table-cell table:style-name="t7.A5" office:value-type="string">
            <text:p text:style-name="P21">7,0 м<text:span text:style-name="T4">Гр</text:span>/ч</text:p>
          </table:table-cell>
          <table:table-cell table:style-name="t7.D3" office:value-type="string">
            <text:p text:style-name="P26">$7-35</text:p>
          </table:table-cell>
          <table:table-cell table:style-name="t7.D3" office:value-type="string">
            <text:p text:style-name="P26">$7-45</text:p>
          </table:table-cell>
          <table:table-cell table:style-name="t7.D3" office:value-type="string">
            <text:p text:style-name="P26">$7-55</text:p>
          </table:table-cell>
          <table:table-cell table:style-name="t7.D3" office:value-type="string">
            <text:p text:style-name="P26">$7-65</text:p>
          </table:table-cell>
          <table:table-cell table:style-name="t7.D3" office:value-type="string">
            <text:p text:style-name="P26">$7-75</text:p>
          </table:table-cell>
          <table:table-cell table:style-name="t7.D3" office:value-type="string">
            <text:p text:style-name="P26">$7-85</text:p>
          </table:table-cell>
          <table:table-cell table:style-name="t7.D3" office:value-type="string">
            <text:p text:style-name="P27">$7-05</text:p>
          </table:table-cell>
          <table:table-cell table:style-name="t7.D3" office:value-type="string">
            <text:p text:style-name="P26">$7-15</text:p>
          </table:table-cell>
          <table:table-cell table:style-name="t7.D3" office:value-type="string">
            <text:p text:style-name="P26">$7-25</text:p>
          </table:table-cell>
          <table:covered-table-cell/>
        </table:table-row>
        <table:table-row>
          <table:table-cell table:style-name="t7.A5" office:value-type="string">
            <text:p text:style-name="P21">70 м<text:span text:style-name="T4">Гр</text:span>/ч</text:p>
          </table:table-cell>
          <table:table-cell table:style-name="t7.D3" office:value-type="string">
            <text:p text:style-name="P26">$7-36</text:p>
          </table:table-cell>
          <table:table-cell table:style-name="t7.D3" office:value-type="string">
            <text:p text:style-name="P26">$7-46</text:p>
          </table:table-cell>
          <table:table-cell table:style-name="t7.D3" office:value-type="string">
            <text:p text:style-name="P26">$7-56</text:p>
          </table:table-cell>
          <table:table-cell table:style-name="t7.D3" office:value-type="string">
            <text:p text:style-name="P26">$7-66</text:p>
          </table:table-cell>
          <table:table-cell table:style-name="t7.D3" office:value-type="string">
            <text:p text:style-name="P26">$7-76</text:p>
          </table:table-cell>
          <table:table-cell table:style-name="t7.D3" office:value-type="string">
            <text:p text:style-name="P26">$7-86</text:p>
          </table:table-cell>
          <table:table-cell table:style-name="t7.D3" office:value-type="string">
            <text:p text:style-name="P27">$7-06</text:p>
          </table:table-cell>
          <table:table-cell table:style-name="t7.D3" office:value-type="string">
            <text:p text:style-name="P26">$7-16</text:p>
          </table:table-cell>
          <table:table-cell table:style-name="t7.D3" office:value-type="string">
            <text:p text:style-name="P26">$7-26</text:p>
          </table:table-cell>
          <table:covered-table-cell/>
        </table:table-row>
        <table:table-row>
          <table:table-cell table:style-name="t7.A12" office:value-type="string">
            <text:p text:style-name="P21">0,7 <text:span text:style-name="T4">Гр</text:span>/ч</text:p>
          </table:table-cell>
          <table:table-cell table:style-name="t7.B12" office:value-type="string">
            <text:p text:style-name="P26">$7-3<text:span text:style-name="T4">7</text:span></text:p>
          </table:table-cell>
          <table:table-cell table:style-name="t7.B12" office:value-type="string">
            <text:p text:style-name="P26">$7-4<text:span text:style-name="T4">7</text:span></text:p>
          </table:table-cell>
          <table:table-cell table:style-name="t7.B12" office:value-type="string">
            <text:p text:style-name="P26">$7-5<text:span text:style-name="T4">7</text:span></text:p>
          </table:table-cell>
          <table:table-cell table:style-name="t7.B12" office:value-type="string">
            <text:p text:style-name="P26">$7-6<text:span text:style-name="T4">7</text:span></text:p>
          </table:table-cell>
          <table:table-cell table:style-name="t7.B12" office:value-type="string">
            <text:p text:style-name="P26">$7-7<text:span text:style-name="T4">7</text:span></text:p>
          </table:table-cell>
          <table:table-cell table:style-name="t7.B12" office:value-type="string">
            <text:p text:style-name="P26">$7-8<text:span text:style-name="T4">7</text:span></text:p>
          </table:table-cell>
          <table:table-cell table:style-name="t7.B12" office:value-type="string">
            <text:p text:style-name="P27">$7-0<text:span text:style-name="T4">7</text:span></text:p>
          </table:table-cell>
          <table:table-cell table:style-name="t7.B12" office:value-type="string">
            <text:p text:style-name="P26">$7-1<text:span text:style-name="T4">7</text:span></text:p>
          </table:table-cell>
          <table:table-cell table:style-name="t7.B12" office:value-type="string">
            <text:p text:style-name="P26">$7-2<text:span text:style-name="T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B"/>
        <table:table-column table:style-name="t8.C"/>
        <table:table-column table:style-name="t8.H"/>
        <table:table-column table:style-name="t8.I"/>
        <table:table-column table:style-name="t8.J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3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8.B2" table:number-rows-spanned="3" office:value-type="string">
            <text:p text:style-name="P40">Номер источ-ника</text:p>
          </table:table-cell>
          <table:table-cell table:style-name="t8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8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8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26">H</text:span><text:span text:style-name="T12">1</text:span></text:p>
          </table:table-cell>
          <table:table-cell table:style-name="t8.D3" office:value-type="string">
            <text:p text:style-name="P29"><text:span text:style-name="T9">H</text:span><text:span text:style-name="T12">2</text:span></text:p>
          </table:table-cell>
          <table:table-cell table:style-name="t8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1"><text:span text:style-name="T4">0,07</text:span> мкЗв/ч</text:p>
          </table:table-cell>
          <table:table-cell table:style-name="t8.D3" office:value-type="string">
            <text:p text:style-name="P26">$8-30</text:p>
          </table:table-cell>
          <table:table-cell table:style-name="t8.D3" office:value-type="string">
            <text:p text:style-name="P26">$8-40</text:p>
          </table:table-cell>
          <table:table-cell table:style-name="t8.D3" office:value-type="string">
            <text:p text:style-name="P26">$8-50</text:p>
          </table:table-cell>
          <table:table-cell table:style-name="t8.D3" office:value-type="string">
            <text:p text:style-name="P26">$8-60</text:p>
          </table:table-cell>
          <table:table-cell table:style-name="t8.D3" office:value-type="string">
            <text:p text:style-name="P26">$8-70</text:p>
          </table:table-cell>
          <table:table-cell table:style-name="t8.D3" office:value-type="string">
            <text:p text:style-name="P26">$8-80</text:p>
          </table:table-cell>
          <table:table-cell table:style-name="t8.D3" office:value-type="string">
            <text:p text:style-name="P27">$8-00</text:p>
          </table:table-cell>
          <table:table-cell table:style-name="t8.D3" office:value-type="string">
            <text:p text:style-name="P26">$8-10</text:p>
          </table:table-cell>
          <table:table-cell table:style-name="t8.D3" office:value-type="string">
            <text:p text:style-name="P26">$8-20</text:p>
          </table:table-cell>
          <table:table-cell table:style-name="t8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t8.A5" office:value-type="string">
            <text:p text:style-name="P21">0,7 мкЗв/ч</text:p>
          </table:table-cell>
          <table:table-cell table:style-name="t8.D3" office:value-type="string">
            <text:p text:style-name="P26">$8-31</text:p>
          </table:table-cell>
          <table:table-cell table:style-name="t8.D3" office:value-type="string">
            <text:p text:style-name="P26">$8-41</text:p>
          </table:table-cell>
          <table:table-cell table:style-name="t8.D3" office:value-type="string">
            <text:p text:style-name="P26">$8-51</text:p>
          </table:table-cell>
          <table:table-cell table:style-name="t8.D3" office:value-type="string">
            <text:p text:style-name="P26">$8-61</text:p>
          </table:table-cell>
          <table:table-cell table:style-name="t8.D3" office:value-type="string">
            <text:p text:style-name="P26">$8-71</text:p>
          </table:table-cell>
          <table:table-cell table:style-name="t8.D3" office:value-type="string">
            <text:p text:style-name="P26">$8-81</text:p>
          </table:table-cell>
          <table:table-cell table:style-name="t8.D3" office:value-type="string">
            <text:p text:style-name="P27">$8-01</text:p>
          </table:table-cell>
          <table:table-cell table:style-name="t8.D3" office:value-type="string">
            <text:p text:style-name="P26">$8-11</text:p>
          </table:table-cell>
          <table:table-cell table:style-name="t8.D3" office:value-type="string">
            <text:p text:style-name="P26">$8-21</text:p>
          </table:table-cell>
          <table:covered-table-cell/>
        </table:table-row>
        <table:table-row>
          <table:table-cell table:style-name="t8.A5" office:value-type="string">
            <text:p text:style-name="P21">7 мкЗв/ч</text:p>
          </table:table-cell>
          <table:table-cell table:style-name="t8.D3" office:value-type="string">
            <text:p text:style-name="P26">$8-32</text:p>
          </table:table-cell>
          <table:table-cell table:style-name="t8.D3" office:value-type="string">
            <text:p text:style-name="P26">$8-42</text:p>
          </table:table-cell>
          <table:table-cell table:style-name="t8.D3" office:value-type="string">
            <text:p text:style-name="P26">$8-52</text:p>
          </table:table-cell>
          <table:table-cell table:style-name="t8.D3" office:value-type="string">
            <text:p text:style-name="P26">$8-62</text:p>
          </table:table-cell>
          <table:table-cell table:style-name="t8.D3" office:value-type="string">
            <text:p text:style-name="P26">$8-72</text:p>
          </table:table-cell>
          <table:table-cell table:style-name="t8.D3" office:value-type="string">
            <text:p text:style-name="P26">$8-82</text:p>
          </table:table-cell>
          <table:table-cell table:style-name="t8.D3" office:value-type="string">
            <text:p text:style-name="P27">$8-02</text:p>
          </table:table-cell>
          <table:table-cell table:style-name="t8.D3" office:value-type="string">
            <text:p text:style-name="P26">$8-12</text:p>
          </table:table-cell>
          <table:table-cell table:style-name="t8.D3" office:value-type="string">
            <text:p text:style-name="P26">$8-22</text:p>
          </table:table-cell>
          <table:covered-table-cell/>
        </table:table-row>
        <table:table-row>
          <table:table-cell table:style-name="t8.A5" office:value-type="string">
            <text:p text:style-name="P21">70 мкЗв/ч</text:p>
          </table:table-cell>
          <table:table-cell table:style-name="t8.D3" office:value-type="string">
            <text:p text:style-name="P26">$8-33</text:p>
          </table:table-cell>
          <table:table-cell table:style-name="t8.D3" office:value-type="string">
            <text:p text:style-name="P26">$8-43</text:p>
          </table:table-cell>
          <table:table-cell table:style-name="t8.D3" office:value-type="string">
            <text:p text:style-name="P26">$8-53</text:p>
          </table:table-cell>
          <table:table-cell table:style-name="t8.D3" office:value-type="string">
            <text:p text:style-name="P26">$8-63</text:p>
          </table:table-cell>
          <table:table-cell table:style-name="t8.D3" office:value-type="string">
            <text:p text:style-name="P26">$8-73</text:p>
          </table:table-cell>
          <table:table-cell table:style-name="t8.D3" office:value-type="string">
            <text:p text:style-name="P26">$8-83</text:p>
          </table:table-cell>
          <table:table-cell table:style-name="t8.D3" office:value-type="string">
            <text:p text:style-name="P27">$8-03</text:p>
          </table:table-cell>
          <table:table-cell table:style-name="t8.D3" office:value-type="string">
            <text:p text:style-name="P26">$8-13</text:p>
          </table:table-cell>
          <table:table-cell table:style-name="t8.D3" office:value-type="string">
            <text:p text:style-name="P26">$8-23</text:p>
          </table:table-cell>
          <table:covered-table-cell/>
        </table:table-row>
        <table:table-row>
          <table:table-cell table:style-name="t8.A5" office:value-type="string">
            <text:p text:style-name="P21">0.7 мЗв/ч</text:p>
          </table:table-cell>
          <table:table-cell table:style-name="t8.D3" office:value-type="string">
            <text:p text:style-name="P26">$8-34</text:p>
          </table:table-cell>
          <table:table-cell table:style-name="t8.D3" office:value-type="string">
            <text:p text:style-name="P26">$8-44</text:p>
          </table:table-cell>
          <table:table-cell table:style-name="t8.D3" office:value-type="string">
            <text:p text:style-name="P26">$8-54</text:p>
          </table:table-cell>
          <table:table-cell table:style-name="t8.D3" office:value-type="string">
            <text:p text:style-name="P26">$8-64</text:p>
          </table:table-cell>
          <table:table-cell table:style-name="t8.D3" office:value-type="string">
            <text:p text:style-name="P26">$8-74</text:p>
          </table:table-cell>
          <table:table-cell table:style-name="t8.D3" office:value-type="string">
            <text:p text:style-name="P26">$8-84</text:p>
          </table:table-cell>
          <table:table-cell table:style-name="t8.D3" office:value-type="string">
            <text:p text:style-name="P27">$8-04</text:p>
          </table:table-cell>
          <table:table-cell table:style-name="t8.D3" office:value-type="string">
            <text:p text:style-name="P26">$8-14</text:p>
          </table:table-cell>
          <table:table-cell table:style-name="t8.D3" office:value-type="string">
            <text:p text:style-name="P26">$8-24</text:p>
          </table:table-cell>
          <table:covered-table-cell/>
        </table:table-row>
        <table:table-row>
          <table:table-cell table:style-name="t8.A5" office:value-type="string">
            <text:p text:style-name="P21">7,0 мЗв/ч</text:p>
          </table:table-cell>
          <table:table-cell table:style-name="t8.D3" office:value-type="string">
            <text:p text:style-name="P26">$8-35</text:p>
          </table:table-cell>
          <table:table-cell table:style-name="t8.D3" office:value-type="string">
            <text:p text:style-name="P26">$8-45</text:p>
          </table:table-cell>
          <table:table-cell table:style-name="t8.D3" office:value-type="string">
            <text:p text:style-name="P26">$8-55</text:p>
          </table:table-cell>
          <table:table-cell table:style-name="t8.D3" office:value-type="string">
            <text:p text:style-name="P26">$8-65</text:p>
          </table:table-cell>
          <table:table-cell table:style-name="t8.D3" office:value-type="string">
            <text:p text:style-name="P26">$8-75</text:p>
          </table:table-cell>
          <table:table-cell table:style-name="t8.D3" office:value-type="string">
            <text:p text:style-name="P26">$8-85</text:p>
          </table:table-cell>
          <table:table-cell table:style-name="t8.D3" office:value-type="string">
            <text:p text:style-name="P27">$8-05</text:p>
          </table:table-cell>
          <table:table-cell table:style-name="t8.D3" office:value-type="string">
            <text:p text:style-name="P26">$8-15</text:p>
          </table:table-cell>
          <table:table-cell table:style-name="t8.D3" office:value-type="string">
            <text:p text:style-name="P26">$8-25</text:p>
          </table:table-cell>
          <table:covered-table-cell/>
        </table:table-row>
        <table:table-row>
          <table:table-cell table:style-name="t8.A5" office:value-type="string">
            <text:p text:style-name="P21">70 мЗв/ч</text:p>
          </table:table-cell>
          <table:table-cell table:style-name="t8.D3" office:value-type="string">
            <text:p text:style-name="P26">$8-36</text:p>
          </table:table-cell>
          <table:table-cell table:style-name="t8.D3" office:value-type="string">
            <text:p text:style-name="P26">$8-46</text:p>
          </table:table-cell>
          <table:table-cell table:style-name="t8.D3" office:value-type="string">
            <text:p text:style-name="P26">$8-56</text:p>
          </table:table-cell>
          <table:table-cell table:style-name="t8.D3" office:value-type="string">
            <text:p text:style-name="P26">$8-66</text:p>
          </table:table-cell>
          <table:table-cell table:style-name="t8.D3" office:value-type="string">
            <text:p text:style-name="P26">$8-76</text:p>
          </table:table-cell>
          <table:table-cell table:style-name="t8.D3" office:value-type="string">
            <text:p text:style-name="P26">$8-86</text:p>
          </table:table-cell>
          <table:table-cell table:style-name="t8.D3" office:value-type="string">
            <text:p text:style-name="P27">$8-06</text:p>
          </table:table-cell>
          <table:table-cell table:style-name="t8.D3" office:value-type="string">
            <text:p text:style-name="P26">$8-16</text:p>
          </table:table-cell>
          <table:table-cell table:style-name="t8.D3" office:value-type="string">
            <text:p text:style-name="P26">$8-26</text:p>
          </table:table-cell>
          <table:covered-table-cell/>
        </table:table-row>
        <table:table-row>
          <table:table-cell table:style-name="t8.A5" office:value-type="string">
            <text:p text:style-name="P21">0,<text:span text:style-name="T4">35</text:span> Зв/ч</text:p>
          </table:table-cell>
          <table:table-cell table:style-name="t8.D3" office:value-type="string">
            <text:p text:style-name="P26">$8-37</text:p>
          </table:table-cell>
          <table:table-cell table:style-name="t8.D3" office:value-type="string">
            <text:p text:style-name="P26">$8-47</text:p>
          </table:table-cell>
          <table:table-cell table:style-name="t8.D3" office:value-type="string">
            <text:p text:style-name="P26">$8-57</text:p>
          </table:table-cell>
          <table:table-cell table:style-name="t8.D3" office:value-type="string">
            <text:p text:style-name="P26">$8-67</text:p>
          </table:table-cell>
          <table:table-cell table:style-name="t8.D3" office:value-type="string">
            <text:p text:style-name="P26">$8-77</text:p>
          </table:table-cell>
          <table:table-cell table:style-name="t8.D3" office:value-type="string">
            <text:p text:style-name="P26">$8-87</text:p>
          </table:table-cell>
          <table:table-cell table:style-name="t8.D3" office:value-type="string">
            <text:p text:style-name="P27">$8-07</text:p>
          </table:table-cell>
          <table:table-cell table:style-name="t8.D3" office:value-type="string">
            <text:p text:style-name="P26">$8-17</text:p>
          </table:table-cell>
          <table:table-cell table:style-name="t8.D3" office:value-type="string">
            <text:p text:style-name="P26">$8-27</text:p>
          </table:table-cell>
          <table:covered-table-cell/>
        </table:table-row>
        <table:table-row>
          <table:table-cell table:style-name="t8.A13" office:value-type="string">
            <text:p text:style-name="P21"><text:span text:style-name="T4">0</text:span>,<text:span text:style-name="T4">5</text:span>Зв/ч</text:p>
          </table:table-cell>
          <table:table-cell table:style-name="t8.B13" office:value-type="string">
            <text:p text:style-name="P26">$8-38</text:p>
          </table:table-cell>
          <table:table-cell table:style-name="t8.B13" office:value-type="string">
            <text:p text:style-name="P26">$8-48</text:p>
          </table:table-cell>
          <table:table-cell table:style-name="t8.B13" office:value-type="string">
            <text:p text:style-name="P26">$8-58</text:p>
          </table:table-cell>
          <table:table-cell table:style-name="t8.B13" office:value-type="string">
            <text:p text:style-name="P26">$8-68</text:p>
          </table:table-cell>
          <table:table-cell table:style-name="t8.B13" office:value-type="string">
            <text:p text:style-name="P26">$8-78</text:p>
          </table:table-cell>
          <table:table-cell table:style-name="t8.B13" office:value-type="string">
            <text:p text:style-name="P26">$8-88</text:p>
          </table:table-cell>
          <table:table-cell table:style-name="t8.B13" office:value-type="string">
            <text:p text:style-name="P27">$8-08</text:p>
          </table:table-cell>
          <table:table-cell table:style-name="t8.B13" office:value-type="string">
            <text:p text:style-name="P26">$8-18</text:p>
          </table:table-cell>
          <table:table-cell table:style-name="t8.B13" office:value-type="string">
            <text:p text:style-name="P26">$8-28</text:p>
          </table:table-cell>
          <table:covered-table-cell/>
        </table:table-row>
      </table:table>
      <text:p text:style-name="Text_20_body"/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31">Проверка основной относительной погрешности измерения плотности </text:p>
            <text:p text:style-name="P32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5"></text:span><text:span text:style-name="T18">0</text:span><text:span text:style-name="T14">i</text:span> ,<text:line-break/>с<text:span text:style-name="T11">-1</text:span>см<text:span text:style-name="T11">-2</text:span></text:p>
          </table:table-cell>
          <table:table-cell table:style-name="t9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9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4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4">0i</text:span><text:span text:style-name="T5">=57,</text:span>0</text:p>
            <text:p text:style-name="P12">20-100</text:p>
          </table:table-cell>
          <table:table-cell table:style-name="t9.B2" office:value-type="string">
            <text:p text:style-name="P42">ИБН-8-6</text:p>
            <text:p text:style-name="P41"><text:span text:style-name="T5"><text:s text:c="3"/></text:span>№<text:span text:style-name="T5">010</text:span></text:p>
            <text:p text:style-name="P41"><text:span text:style-name="T5">R=1,0</text:span>м</text:p>
            <text:p text:style-name="P43">B(R)=0,863</text:p>
            <text:p text:style-name="P41"><text:span text:style-name="T7"></text:span><text:span text:style-name="T14">0i</text:span><text:span text:style-name="T5">=235</text:span></text:p>
            <text:p text:style-name="P42">210<text:span text:style-name="T11">2</text:span> - 10<text:span text:style-name="T11">3</text:span></text:p>
          </table:table-cell>
          <table:table-cell table:style-name="t9.F2" office:value-type="string">
            <text:p text:style-name="P42">ИБН-8-6</text:p>
            <text:p text:style-name="P41"><text:span text:style-name="T5"><text:s text:c="3"/></text:span>№<text:span text:style-name="T5">010</text:span></text:p>
            <text:p text:style-name="P41"><text:span text:style-name="T5">R=0,5</text:span>м</text:p>
            <text:p text:style-name="P43">B(R)=0,957</text:p>
            <text:p text:style-name="P41"><text:span text:style-name="T7"></text:span><text:span text:style-name="T14">0i</text:span><text:span text:style-name="T5">=1019</text:span></text:p>
            <text:p text:style-name="P42">210<text:span text:style-name="T11">3</text:span> - 10<text:span text:style-name="T11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</text:p>
            <text:p text:style-name="P11"><text:span text:style-name="T25"></text:span><text:span text:style-name="T18">0</text:span><text:span text:style-name="T14">i</text:span>, с<text:span text:style-name="T11">-1</text:span>см<text:span text:style-name="T11">-2 </text:span><text:span text:style-name="T44">,</text:span>ст, %</text:p>
          </table:table-cell>
          <table:table-cell table:style-name="t9.B3" office:value-type="string">
            <text:p text:style-name="P9"/>
          </table:table-cell>
          <table:table-cell table:style-name="t9.C3">
            <text:p text:style-name="P10"/>
          </table:table-cell>
          <table:table-cell table:style-name="t9.C3">
            <text:p text:style-name="P10"/>
          </table:table-cell>
          <table:table-cell table:style-name="t9.B3" office:value-type="string">
            <text:p text:style-name="P28"/>
          </table:table-cell>
          <table:table-cell table:style-name="t9.F3" office:value-type="string">
            <text:p text:style-name="P28"/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5"></text:span><text:span text:style-name="T14">i</text:span>, с<text:span text:style-name="T11">-1</text:span>см<text:span text:style-name="T11">-2</text:span></text:p>
          </table:table-cell>
          <table:table-cell table:style-name="t9.B3" office:value-type="string">
            <text:p text:style-name="P10">$9-00</text:p>
          </table:table-cell>
          <table:table-cell table:style-name="t9.B3" office:value-type="string">
            <text:p text:style-name="P10">$9-01</text:p>
          </table:table-cell>
          <table:table-cell table:style-name="t9.B3" office:value-type="string">
            <text:p text:style-name="P10">$9-02</text:p>
          </table:table-cell>
          <table:table-cell table:style-name="t9.B3" office:value-type="string">
            <text:p text:style-name="P10">$9-03</text:p>
          </table:table-cell>
          <table:table-cell table:style-name="t9.F3" office:value-type="string">
            <text:p text:style-name="P10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5"></text:span><text:span text:style-name="T15">np</text:span><text:span text:style-name="T14">i</text:span>, <text:span text:style-name="T12">с</text:span><text:span text:style-name="T11">-1</text:span><text:span text:style-name="T12"></text:span><text:span text:style-name="T12">см</text:span><text:span text:style-name="T11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n21</text:p>
          </table:table-cell>
          <table:table-cell table:style-name="t9.B3" office:value-type="string">
            <text:p text:style-name="P10">$9-n22</text:p>
          </table:table-cell>
          <table:table-cell table:style-name="t9.B3" office:value-type="string">
            <text:p text:style-name="P10">$9-n23</text:p>
          </table:table-cell>
          <table:table-cell table:style-name="t9.F3" office:value-type="string">
            <text:p text:style-name="P10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29">Δ</text:span><text:span text:style-name="T8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n31</text:p>
          </table:table-cell>
          <table:table-cell table:style-name="t9.B3" office:value-type="string">
            <text:p text:style-name="P10">$9-n32</text:p>
          </table:table-cell>
          <table:table-cell table:style-name="t9.B3" office:value-type="string">
            <text:p text:style-name="P10">$9-n33</text:p>
          </table:table-cell>
          <table:table-cell table:style-name="t9.F3" office:value-type="string">
            <text:p text:style-name="P10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29">Δ</text:span><text:span text:style-name="T8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0">$9-n41</text:p>
          </table:table-cell>
          <table:table-cell table:style-name="t9.B3" office:value-type="string">
            <text:p text:style-name="P10">$9-n42</text:p>
          </table:table-cell>
          <table:table-cell table:style-name="t9.B3" office:value-type="string">
            <text:p text:style-name="P10">$9-n43</text:p>
          </table:table-cell>
          <table:table-cell table:style-name="t9.F3" office:value-type="string">
            <text:p text:style-name="P10">$9-n44</text:p>
          </table:table-cell>
        </table:table-row>
        <table:table-row table:style-name="t9.8">
          <table:table-cell table:style-name="t9.A8" office:value-type="string">
            <text:p text:style-name="P38"><text:span text:style-name="T61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5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4">Мощность дозы</text:span> в поверяемой точке</text:p>
            <text:p text:style-name="P23"><text:span text:style-name="T30">H*</text:span><text:span text:style-name="T39">oi</text:span><text:span text:style-name="T33">(10)</text:span><text:span text:style-name="T34">, </text:span><text:span text:style-name="T35">мкЗв/ч</text:span></text:p>
          </table:table-cell>
          <table:table-cell table:style-name="t10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10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0">H</text:span><text:span text:style-name="T37">*</text:span><text:span text:style-name="T39">oi</text:span><text:span text:style-name="T33">(10)</text:span><text:span text:style-name="T5">=</text:span><text:span text:style-name="T4">8,3</text:span></text:p>
            <text:p text:style-name="P3">1-10</text:p>
          </table:table-cell>
          <table:table-cell table:style-name="t10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0">H</text:span><text:span text:style-name="T37">*</text:span><text:span text:style-name="T39">oi</text:span><text:span text:style-name="T33">(10)</text:span><text:span text:style-name="T5">=</text:span><text:span text:style-name="T4">80</text:span></text:p>
            <text:p text:style-name="P16">20-100</text:p>
          </table:table-cell>
          <table:table-cell table:style-name="t10.B2" office:value-type="string">
            <text:p text:style-name="P42">ИБН-8-6</text:p>
            <text:p text:style-name="P41">№<text:span text:style-name="T5">010</text:span></text:p>
            <text:p text:style-name="P41"><text:span text:style-name="T5">R=1,0</text:span>м</text:p>
            <text:p text:style-name="P41"><text:span text:style-name="T5">B(R)=0,</text:span>957</text:p>
            <text:p text:style-name="P41"><text:span text:style-name="T30">H</text:span><text:span text:style-name="T37">*</text:span><text:span text:style-name="T39">oi</text:span><text:span text:style-name="T33">(10)</text:span><text:span text:style-name="T5">=</text:span><text:span text:style-name="T4">331</text:span></text:p>
            <text:p text:style-name="P44">2<text:span text:style-name="T43">·</text:span>10<text:span text:style-name="T11">2</text:span>-10<text:span text:style-name="T11">3</text:span></text:p>
          </table:table-cell>
          <table:table-cell table:style-name="t10.F2" office:value-type="string">
            <text:p text:style-name="P42">ИБН-8-6</text:p>
            <text:p text:style-name="P41">№<text:span text:style-name="T5">010</text:span></text:p>
            <text:p text:style-name="P41"><text:span text:style-name="T5">R=0,5</text:span>м</text:p>
            <text:p text:style-name="P41"><text:span text:style-name="T5">B(R)=0,9</text:span>91</text:p>
            <text:p text:style-name="P41"><text:span text:style-name="T30">H</text:span><text:span text:style-name="T37">*</text:span><text:span text:style-name="T39">oi</text:span><text:span text:style-name="T33">(10)</text:span><text:span text:style-name="T5">=</text:span><text:span text:style-name="T4">1434</text:span></text:p>
            <text:p text:style-name="P44">2<text:span text:style-name="T43">·</text:span>10<text:span text:style-name="T11">3</text:span>-10<text:span text:style-name="T11">4</text:span></text:p>
          </table:table-cell>
        </table:table-row>
        <table:table-row>
          <table:table-cell table:style-name="t10.A3" office:value-type="string">
            <text:p text:style-name="P19">Показания прибора в поверяемой точке</text:p>
            <text:p text:style-name="P18"><text:span text:style-name="T31">H</text:span><text:span text:style-name="T38">*</text:span><text:span text:style-name="T40">i</text:span><text:span text:style-name="T36">(10) мкЗв/ч, </text:span><text:span text:style-name="T45">±δ</text:span><text:span text:style-name="T12">ст</text:span>, %</text:p>
          </table:table-cell>
          <table:table-cell table:style-name="t10.B3" office:value-type="string">
            <text:p text:style-name="P9"/>
          </table:table-cell>
          <table:table-cell table:style-name="t10.C3">
            <text:p text:style-name="P10"/>
          </table:table-cell>
          <table:table-cell table:style-name="t10.C3">
            <text:p text:style-name="P10"/>
          </table:table-cell>
          <table:table-cell table:style-name="t10.B3" office:value-type="string">
            <text:p text:style-name="P28"/>
          </table:table-cell>
          <table:table-cell table:style-name="t10.F3" office:value-type="string">
            <text:p text:style-name="P28"/>
          </table:table-cell>
        </table:table-row>
        <table:table-row>
          <table:table-cell table:style-name="t10.A3" office:value-type="string">
            <text:p text:style-name="P19">Среднее значение показаний, <text:span text:style-name="T32">H</text:span><text:span text:style-name="T38">*</text:span><text:span text:style-name="T40">i</text:span><text:span text:style-name="T36">(10) мкЗв/ч</text:span></text:p>
          </table:table-cell>
          <table:table-cell table:style-name="t10.B4" office:value-type="string">
            <text:p text:style-name="P10">$<text:span text:style-name="T4">10</text:span>-00</text:p>
          </table:table-cell>
          <table:table-cell table:style-name="t10.B4" office:value-type="string">
            <text:p text:style-name="P10">$<text:span text:style-name="T4">10</text:span>-01</text:p>
          </table:table-cell>
          <table:table-cell table:style-name="t10.B4" office:value-type="string">
            <text:p text:style-name="P10">$<text:span text:style-name="T4">10</text:span>-02</text:p>
          </table:table-cell>
          <table:table-cell table:style-name="t10.B4" office:value-type="string">
            <text:p text:style-name="P10">$<text:span text:style-name="T4">10</text:span>-03</text:p>
          </table:table-cell>
          <table:table-cell table:style-name="t10.F3" office:value-type="string">
            <text:p text:style-name="P10">$<text:span text:style-name="T4">10</text:span>-04</text:p>
          </table:table-cell>
        </table:table-row>
        <table:table-row>
          <table:table-cell table:style-name="t10.A3" office:value-type="string">
            <text:p text:style-name="P19">Результат измерения мощности дозы в поверяемой точке</text:p>
            <text:p text:style-name="P18"><text:span text:style-name="T31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n21</text:p>
          </table:table-cell>
          <table:table-cell table:style-name="t10.B4" office:value-type="string">
            <text:p text:style-name="P10">$10-n22</text:p>
          </table:table-cell>
          <table:table-cell table:style-name="t10.B4" office:value-type="string">
            <text:p text:style-name="P10">$10-n23</text:p>
          </table:table-cell>
          <table:table-cell table:style-name="t10.F3" office:value-type="string">
            <text:p text:style-name="P10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7">θ</text:span><text:span text:style-name="T19">пр</text:span><text:span text:style-name="T16">i</text:span>, %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n31</text:p>
          </table:table-cell>
          <table:table-cell table:style-name="t10.B4" office:value-type="string">
            <text:p text:style-name="P10">$10-n32</text:p>
          </table:table-cell>
          <table:table-cell table:style-name="t10.B4" office:value-type="string">
            <text:p text:style-name="P10">$10-n33</text:p>
          </table:table-cell>
          <table:table-cell table:style-name="t10.F3" office:value-type="string">
            <text:p text:style-name="P10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29">Δ</text:span><text:span text:style-name="T17">i</text:span>, %</text:p>
          </table:table-cell>
          <table:table-cell table:style-name="t10.B4" office:value-type="string">
            <text:p text:style-name="P9"/>
            <text:p text:style-name="P8"/>
          </table:table-cell>
          <table:table-cell table:style-name="t10.B4" office:value-type="string">
            <text:p text:style-name="P10">$10-n41</text:p>
          </table:table-cell>
          <table:table-cell table:style-name="t10.B4" office:value-type="string">
            <text:p text:style-name="P10">$10-n42</text:p>
          </table:table-cell>
          <table:table-cell table:style-name="t10.B4" office:value-type="string">
            <text:p text:style-name="P10">$10-n43</text:p>
          </table:table-cell>
          <table:table-cell table:style-name="t10.F3" office:value-type="string">
            <text:p text:style-name="P10">$10-n44</text:p>
          </table:table-cell>
        </table:table-row>
        <table:table-row table:style-name="t10.8">
          <table:table-cell table:style-name="t10.A8" office:value-type="string">
            <text:p text:style-name="P38"><text:span text:style-name="T61">Пределосновной </text:span>относительной погрешности , 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B"/>
        <table:table-column table:style-name="t11.C"/>
        <table:table-column table:style-name="t11.H"/>
        <table:table-column table:style-name="t11.I"/>
        <table:table-column table:style-name="t11.J"/>
        <table:table-column table:style-name="t11.K"/>
        <table:table-row table:style-name="t11.1">
          <table:table-cell table:style-name="t11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А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1.B2" table:number-rows-spanned="3" office:value-type="string">
            <text:p text:style-name="P40">Номер источ-ника</text:p>
          </table:table-cell>
          <table:table-cell table:style-name="t1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1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1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1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9">Фон</text:p>
          </table:table-cell>
          <table:table-cell table:style-name="t1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E4" office:value-type="string">
            <text:p text:style-name="P30"><text:span text:style-name="T48"></text:span><text:span text:style-name="T12">1</text:span></text:p>
          </table:table-cell>
          <table:table-cell table:style-name="t11.E4" office:value-type="string">
            <text:p text:style-name="P29"><text:span text:style-name="T49"></text:span><text:span text:style-name="T12">2</text:span></text:p>
          </table:table-cell>
          <table:table-cell table:style-name="t11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22">78.3</text:p>
          </table:table-cell>
          <table:table-cell table:style-name="t11.D3" office:value-type="string">
            <text:p text:style-name="P26">$11-30</text:p>
          </table:table-cell>
          <table:table-cell table:style-name="t11.D3" office:value-type="string">
            <text:p text:style-name="P26">$11-40</text:p>
          </table:table-cell>
          <table:table-cell table:style-name="t11.D3" office:value-type="string">
            <text:p text:style-name="P26">$11-50</text:p>
          </table:table-cell>
          <table:table-cell table:style-name="t11.D3" office:value-type="string">
            <text:p text:style-name="P26">$11-60</text:p>
          </table:table-cell>
          <table:table-cell table:style-name="t11.D3" office:value-type="string">
            <text:p text:style-name="P26">$11-70</text:p>
          </table:table-cell>
          <table:table-cell table:style-name="t11.D3" office:value-type="string">
            <text:p text:style-name="P26">$11-80</text:p>
          </table:table-cell>
          <table:table-cell table:style-name="t11.D3" office:value-type="string">
            <text:p text:style-name="P27">$11-00</text:p>
          </table:table-cell>
          <table:table-cell table:style-name="t11.D3" office:value-type="string">
            <text:p text:style-name="P26">$11-10</text:p>
          </table:table-cell>
          <table:table-cell table:style-name="t11.D3" office:value-type="string">
            <text:p text:style-name="P26">$11-20</text:p>
          </table:table-cell>
          <table:table-cell table:style-name="t11.K5" table:number-rows-spanned="4" office:value-type="string">
            <text:p text:style-name="P9">±<text:span text:style-name="T5">20</text:span></text:p>
          </table:table-cell>
        </table:table-row>
        <table:table-row>
          <table:table-cell table:style-name="t11.A6" office:value-type="string">
            <text:p text:style-name="P22"><text:span text:style-name="T4">7</text:span>43</text:p>
          </table:table-cell>
          <table:table-cell table:style-name="t11.D3" office:value-type="string">
            <text:p text:style-name="P26">$11-31</text:p>
          </table:table-cell>
          <table:table-cell table:style-name="t11.D3" office:value-type="string">
            <text:p text:style-name="P26">$11-41</text:p>
          </table:table-cell>
          <table:table-cell table:style-name="t11.D3" office:value-type="string">
            <text:p text:style-name="P26">$11-51</text:p>
          </table:table-cell>
          <table:table-cell table:style-name="t11.D3" office:value-type="string">
            <text:p text:style-name="P26">$11-61</text:p>
          </table:table-cell>
          <table:table-cell table:style-name="t11.D3" office:value-type="string">
            <text:p text:style-name="P26">$11-71</text:p>
          </table:table-cell>
          <table:table-cell table:style-name="t11.D3" office:value-type="string">
            <text:p text:style-name="P26">$11-81</text:p>
          </table:table-cell>
          <table:table-cell table:style-name="t11.D3" office:value-type="string">
            <text:p text:style-name="P27">$11-01</text:p>
          </table:table-cell>
          <table:table-cell table:style-name="t11.D3" office:value-type="string">
            <text:p text:style-name="P26">$11-11</text:p>
          </table:table-cell>
          <table:table-cell table:style-name="t11.D3" office:value-type="string">
            <text:p text:style-name="P26">$11-21</text:p>
          </table:table-cell>
          <table:covered-table-cell/>
        </table:table-row>
        <table:table-row>
          <table:table-cell table:style-name="t11.A6" office:value-type="string">
            <text:p text:style-name="P21"><text:span text:style-name="T4">6</text:span><text:span text:style-name="T5">300</text:span></text:p>
          </table:table-cell>
          <table:table-cell table:style-name="t11.D3" office:value-type="string">
            <text:p text:style-name="P26">$11-32</text:p>
          </table:table-cell>
          <table:table-cell table:style-name="t11.D3" office:value-type="string">
            <text:p text:style-name="P26">$11-42</text:p>
          </table:table-cell>
          <table:table-cell table:style-name="t11.D3" office:value-type="string">
            <text:p text:style-name="P26">$11-52</text:p>
          </table:table-cell>
          <table:table-cell table:style-name="t11.D3" office:value-type="string">
            <text:p text:style-name="P26">$11-62</text:p>
          </table:table-cell>
          <table:table-cell table:style-name="t11.D3" office:value-type="string">
            <text:p text:style-name="P26">$11-72</text:p>
          </table:table-cell>
          <table:table-cell table:style-name="t11.D3" office:value-type="string">
            <text:p text:style-name="P26">$11-82</text:p>
          </table:table-cell>
          <table:table-cell table:style-name="t11.D3" office:value-type="string">
            <text:p text:style-name="P27">$11-02</text:p>
          </table:table-cell>
          <table:table-cell table:style-name="t11.D3" office:value-type="string">
            <text:p text:style-name="P26">$11-12</text:p>
          </table:table-cell>
          <table:table-cell table:style-name="t11.D3" office:value-type="string">
            <text:p text:style-name="P26">$11-22</text:p>
          </table:table-cell>
          <table:covered-table-cell/>
        </table:table-row>
        <table:table-row>
          <table:table-cell table:style-name="t11.A8" office:value-type="string">
            <text:p text:style-name="P22"><text:span text:style-name="T4">6</text:span>2100</text:p>
          </table:table-cell>
          <table:table-cell table:style-name="t11.B8" office:value-type="string">
            <text:p text:style-name="P26">$11-33</text:p>
          </table:table-cell>
          <table:table-cell table:style-name="t11.B8" office:value-type="string">
            <text:p text:style-name="P26">$11-43</text:p>
          </table:table-cell>
          <table:table-cell table:style-name="t11.B8" office:value-type="string">
            <text:p text:style-name="P26">$11-53</text:p>
          </table:table-cell>
          <table:table-cell table:style-name="t11.B8" office:value-type="string">
            <text:p text:style-name="P26">$11-63</text:p>
          </table:table-cell>
          <table:table-cell table:style-name="t11.B8" office:value-type="string">
            <text:p text:style-name="P26">$11-73</text:p>
          </table:table-cell>
          <table:table-cell table:style-name="t11.B8" office:value-type="string">
            <text:p text:style-name="P26">$11-83</text:p>
          </table:table-cell>
          <table:table-cell table:style-name="t11.B8" office:value-type="string">
            <text:p text:style-name="P27">$11-03</text:p>
          </table:table-cell>
          <table:table-cell table:style-name="t11.B8" office:value-type="string">
            <text:p text:style-name="P26">$11-13</text:p>
          </table:table-cell>
          <table:table-cell table:style-name="t11.B8" office:value-type="string">
            <text:p text:style-name="P26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B"/>
        <table:table-column table:style-name="t12.C"/>
        <table:table-column table:style-name="t12.H"/>
        <table:table-column table:style-name="t12.I"/>
        <table:table-column table:style-name="t12.J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А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2.B2" table:number-rows-spanned="3" office:value-type="string">
            <text:p text:style-name="P40">Номер источ-ника</text:p>
          </table:table-cell>
          <table:table-cell table:style-name="t12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2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2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2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9">Фон</text:p>
          </table:table-cell>
          <table:table-cell table:style-name="t1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E4" office:value-type="string">
            <text:p text:style-name="P30"><text:span text:style-name="T48"></text:span><text:span text:style-name="T12">1</text:span></text:p>
          </table:table-cell>
          <table:table-cell table:style-name="t12.E4" office:value-type="string">
            <text:p text:style-name="P29"><text:span text:style-name="T49"></text:span><text:span text:style-name="T12">2</text:span></text:p>
          </table:table-cell>
          <table:table-cell table:style-name="t12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22">74.4</text:p>
          </table:table-cell>
          <table:table-cell table:style-name="t12.D3" office:value-type="string">
            <text:p text:style-name="P26">$12-30</text:p>
          </table:table-cell>
          <table:table-cell table:style-name="t12.D3" office:value-type="string">
            <text:p text:style-name="P26">$12-40</text:p>
          </table:table-cell>
          <table:table-cell table:style-name="t12.D3" office:value-type="string">
            <text:p text:style-name="P26">$12-50</text:p>
          </table:table-cell>
          <table:table-cell table:style-name="t12.D3" office:value-type="string">
            <text:p text:style-name="P26">$12-60</text:p>
          </table:table-cell>
          <table:table-cell table:style-name="t12.D3" office:value-type="string">
            <text:p text:style-name="P26">$12-70</text:p>
          </table:table-cell>
          <table:table-cell table:style-name="t12.D3" office:value-type="string">
            <text:p text:style-name="P26">$12-80</text:p>
          </table:table-cell>
          <table:table-cell table:style-name="t12.D3" office:value-type="string">
            <text:p text:style-name="P27">$12-00</text:p>
          </table:table-cell>
          <table:table-cell table:style-name="t12.D3" office:value-type="string">
            <text:p text:style-name="P26">$12-10</text:p>
          </table:table-cell>
          <table:table-cell table:style-name="t12.D3" office:value-type="string">
            <text:p text:style-name="P26">$12-20</text:p>
          </table:table-cell>
          <table:table-cell table:style-name="t12.K5" table:number-rows-spanned="4" office:value-type="string">
            <text:p text:style-name="P9">±<text:span text:style-name="T5">20</text:span></text:p>
          </table:table-cell>
        </table:table-row>
        <table:table-row>
          <table:table-cell table:style-name="t12.A5" office:value-type="float" office:value="630">
            <text:p text:style-name="P22">630</text:p>
          </table:table-cell>
          <table:table-cell table:style-name="t12.D3" office:value-type="string">
            <text:p text:style-name="P26">$12-31</text:p>
          </table:table-cell>
          <table:table-cell table:style-name="t12.D3" office:value-type="string">
            <text:p text:style-name="P26">$12-41</text:p>
          </table:table-cell>
          <table:table-cell table:style-name="t12.D3" office:value-type="string">
            <text:p text:style-name="P26">$12-51</text:p>
          </table:table-cell>
          <table:table-cell table:style-name="t12.D3" office:value-type="string">
            <text:p text:style-name="P26">$12-61</text:p>
          </table:table-cell>
          <table:table-cell table:style-name="t12.D3" office:value-type="string">
            <text:p text:style-name="P26">$12-71</text:p>
          </table:table-cell>
          <table:table-cell table:style-name="t12.D3" office:value-type="string">
            <text:p text:style-name="P26">$12-81</text:p>
          </table:table-cell>
          <table:table-cell table:style-name="t12.D3" office:value-type="string">
            <text:p text:style-name="P27">$12-01</text:p>
          </table:table-cell>
          <table:table-cell table:style-name="t12.D3" office:value-type="string">
            <text:p text:style-name="P26">$12-11</text:p>
          </table:table-cell>
          <table:table-cell table:style-name="t12.D3" office:value-type="string">
            <text:p text:style-name="P26">$12-21</text:p>
          </table:table-cell>
          <table:covered-table-cell/>
        </table:table-row>
        <table:table-row>
          <table:table-cell table:style-name="t12.A5" office:value-type="float" office:value="5140">
            <text:p text:style-name="P22">5140</text:p>
          </table:table-cell>
          <table:table-cell table:style-name="t12.D3" office:value-type="string">
            <text:p text:style-name="P26">$12-32</text:p>
          </table:table-cell>
          <table:table-cell table:style-name="t12.D3" office:value-type="string">
            <text:p text:style-name="P26">$12-42</text:p>
          </table:table-cell>
          <table:table-cell table:style-name="t12.D3" office:value-type="string">
            <text:p text:style-name="P26">$12-52</text:p>
          </table:table-cell>
          <table:table-cell table:style-name="t12.D3" office:value-type="string">
            <text:p text:style-name="P26">$12-62</text:p>
          </table:table-cell>
          <table:table-cell table:style-name="t12.D3" office:value-type="string">
            <text:p text:style-name="P26">$12-72</text:p>
          </table:table-cell>
          <table:table-cell table:style-name="t12.D3" office:value-type="string">
            <text:p text:style-name="P26">$12-82</text:p>
          </table:table-cell>
          <table:table-cell table:style-name="t12.D3" office:value-type="string">
            <text:p text:style-name="P27">$12-02</text:p>
          </table:table-cell>
          <table:table-cell table:style-name="t12.D3" office:value-type="string">
            <text:p text:style-name="P26">$12-12</text:p>
          </table:table-cell>
          <table:table-cell table:style-name="t12.D3" office:value-type="string">
            <text:p text:style-name="P26">$12-22</text:p>
          </table:table-cell>
          <table:covered-table-cell/>
        </table:table-row>
        <table:table-row>
          <table:table-cell table:style-name="t12.A8" office:value-type="float" office:value="35600">
            <text:p text:style-name="P22">35600</text:p>
          </table:table-cell>
          <table:table-cell table:style-name="t12.B8" office:value-type="string">
            <text:p text:style-name="P26">$12-33</text:p>
          </table:table-cell>
          <table:table-cell table:style-name="t12.B8" office:value-type="string">
            <text:p text:style-name="P26">$12-43</text:p>
          </table:table-cell>
          <table:table-cell table:style-name="t12.B8" office:value-type="string">
            <text:p text:style-name="P26">$12-53</text:p>
          </table:table-cell>
          <table:table-cell table:style-name="t12.B8" office:value-type="string">
            <text:p text:style-name="P26">$12-63</text:p>
          </table:table-cell>
          <table:table-cell table:style-name="t12.B8" office:value-type="string">
            <text:p text:style-name="P26">$12-73</text:p>
          </table:table-cell>
          <table:table-cell table:style-name="t12.B8" office:value-type="string">
            <text:p text:style-name="P26">$12-83</text:p>
          </table:table-cell>
          <table:table-cell table:style-name="t12.B8" office:value-type="string">
            <text:p text:style-name="P27">$12-03</text:p>
          </table:table-cell>
          <table:table-cell table:style-name="t12.B8" office:value-type="string">
            <text:p text:style-name="P26">$12-13</text:p>
          </table:table-cell>
          <table:table-cell table:style-name="t12.B8" office:value-type="string">
            <text:p text:style-name="P26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/>
        <table:table-column table:style-name="t13.C"/>
        <table:table-column table:style-name="t13.D"/>
        <table:table-column table:style-name="t13.E"/>
        <table:table-column table:style-name="t13.B"/>
        <table:table-column table:style-name="t13.C"/>
        <table:table-column table:style-name="t13.H"/>
        <table:table-column table:style-name="t13.I"/>
        <table:table-column table:style-name="t13.J"/>
        <table:table-column table:style-name="t13.K"/>
        <table:table-row table:style-name="t13.1">
          <table:table-cell table:style-name="t13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Б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3.B2" table:number-rows-spanned="3" office:value-type="string">
            <text:p text:style-name="P40">Номер источ-ника</text:p>
          </table:table-cell>
          <table:table-cell table:style-name="t13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3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3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3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29">Фон</text:p>
          </table:table-cell>
          <table:table-cell table:style-name="t1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E4" office:value-type="string">
            <text:p text:style-name="P30"><text:span text:style-name="T48"></text:span><text:span text:style-name="T12">1</text:span></text:p>
          </table:table-cell>
          <table:table-cell table:style-name="t13.E4" office:value-type="string">
            <text:p text:style-name="P29"><text:span text:style-name="T49"></text:span><text:span text:style-name="T12">2</text:span></text:p>
          </table:table-cell>
          <table:table-cell table:style-name="t13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22">102</text:p>
          </table:table-cell>
          <table:table-cell table:style-name="t13.D3" office:value-type="string">
            <text:p text:style-name="P26">$13-30</text:p>
          </table:table-cell>
          <table:table-cell table:style-name="t13.D3" office:value-type="string">
            <text:p text:style-name="P26">$13-40</text:p>
          </table:table-cell>
          <table:table-cell table:style-name="t13.D3" office:value-type="string">
            <text:p text:style-name="P26">$13-50</text:p>
          </table:table-cell>
          <table:table-cell table:style-name="t13.D3" office:value-type="string">
            <text:p text:style-name="P26">$13-60</text:p>
          </table:table-cell>
          <table:table-cell table:style-name="t13.D3" office:value-type="string">
            <text:p text:style-name="P26">$13-70</text:p>
          </table:table-cell>
          <table:table-cell table:style-name="t13.D3" office:value-type="string">
            <text:p text:style-name="P26">$13-80</text:p>
          </table:table-cell>
          <table:table-cell table:style-name="t13.D3" office:value-type="string">
            <text:p text:style-name="P27">$13-00</text:p>
          </table:table-cell>
          <table:table-cell table:style-name="t13.D3" office:value-type="string">
            <text:p text:style-name="P26">$13-10</text:p>
          </table:table-cell>
          <table:table-cell table:style-name="t13.D3" office:value-type="string">
            <text:p text:style-name="P26">$13-20</text:p>
          </table:table-cell>
          <table:table-cell table:style-name="t13.K5" table:number-rows-spanned="6" office:value-type="string">
            <text:p text:style-name="P9">±<text:span text:style-name="T5">20</text:span></text:p>
          </table:table-cell>
        </table:table-row>
        <table:table-row>
          <table:table-cell table:style-name="t13.A5" office:value-type="float" office:value="236">
            <text:p text:style-name="P22">236</text:p>
          </table:table-cell>
          <table:table-cell table:style-name="t13.D3" office:value-type="string">
            <text:p text:style-name="P26">$13-31</text:p>
          </table:table-cell>
          <table:table-cell table:style-name="t13.D3" office:value-type="string">
            <text:p text:style-name="P26">$13-41</text:p>
          </table:table-cell>
          <table:table-cell table:style-name="t13.D3" office:value-type="string">
            <text:p text:style-name="P26">$13-51</text:p>
          </table:table-cell>
          <table:table-cell table:style-name="t13.D3" office:value-type="string">
            <text:p text:style-name="P26">$13-61</text:p>
          </table:table-cell>
          <table:table-cell table:style-name="t13.D3" office:value-type="string">
            <text:p text:style-name="P26">$13-71</text:p>
          </table:table-cell>
          <table:table-cell table:style-name="t13.D3" office:value-type="string">
            <text:p text:style-name="P26">$13-81</text:p>
          </table:table-cell>
          <table:table-cell table:style-name="t13.D3" office:value-type="string">
            <text:p text:style-name="P27">$13-01</text:p>
          </table:table-cell>
          <table:table-cell table:style-name="t13.D3" office:value-type="string">
            <text:p text:style-name="P26">$13-11</text:p>
          </table:table-cell>
          <table:table-cell table:style-name="t13.D3" office:value-type="string">
            <text:p text:style-name="P26">$13-21</text:p>
          </table:table-cell>
          <table:covered-table-cell/>
        </table:table-row>
        <table:table-row>
          <table:table-cell table:style-name="t13.A5" office:value-type="float" office:value="6080">
            <text:p text:style-name="P22">6080</text:p>
          </table:table-cell>
          <table:table-cell table:style-name="t13.D3" office:value-type="string">
            <text:p text:style-name="P26">$13-32</text:p>
          </table:table-cell>
          <table:table-cell table:style-name="t13.D3" office:value-type="string">
            <text:p text:style-name="P26">$13-42</text:p>
          </table:table-cell>
          <table:table-cell table:style-name="t13.D3" office:value-type="string">
            <text:p text:style-name="P26">$13-52</text:p>
          </table:table-cell>
          <table:table-cell table:style-name="t13.D3" office:value-type="string">
            <text:p text:style-name="P26">$13-62</text:p>
          </table:table-cell>
          <table:table-cell table:style-name="t13.D3" office:value-type="string">
            <text:p text:style-name="P26">$13-72</text:p>
          </table:table-cell>
          <table:table-cell table:style-name="t13.D3" office:value-type="string">
            <text:p text:style-name="P26">$13-82</text:p>
          </table:table-cell>
          <table:table-cell table:style-name="t13.D3" office:value-type="string">
            <text:p text:style-name="P27">$13-02</text:p>
          </table:table-cell>
          <table:table-cell table:style-name="t13.D3" office:value-type="string">
            <text:p text:style-name="P26">$13-12</text:p>
          </table:table-cell>
          <table:table-cell table:style-name="t13.D3" office:value-type="string">
            <text:p text:style-name="P26">$13-22</text:p>
          </table:table-cell>
          <table:covered-table-cell/>
        </table:table-row>
        <table:table-row>
          <table:table-cell table:style-name="t13.A5" office:value-type="float" office:value="53500">
            <text:p text:style-name="P22">53500</text:p>
          </table:table-cell>
          <table:table-cell table:style-name="t13.D3" office:value-type="string">
            <text:p text:style-name="P26">$13-33</text:p>
          </table:table-cell>
          <table:table-cell table:style-name="t13.D3" office:value-type="string">
            <text:p text:style-name="P26">$13-43</text:p>
          </table:table-cell>
          <table:table-cell table:style-name="t13.D3" office:value-type="string">
            <text:p text:style-name="P26">$13-53</text:p>
          </table:table-cell>
          <table:table-cell table:style-name="t13.D3" office:value-type="string">
            <text:p text:style-name="P26">$13-63</text:p>
          </table:table-cell>
          <table:table-cell table:style-name="t13.D3" office:value-type="string">
            <text:p text:style-name="P26">$13-73</text:p>
          </table:table-cell>
          <table:table-cell table:style-name="t13.D3" office:value-type="string">
            <text:p text:style-name="P26">$13-83</text:p>
          </table:table-cell>
          <table:table-cell table:style-name="t13.D3" office:value-type="string">
            <text:p text:style-name="P27">$13-03</text:p>
          </table:table-cell>
          <table:table-cell table:style-name="t13.D3" office:value-type="string">
            <text:p text:style-name="P26">$13-13</text:p>
          </table:table-cell>
          <table:table-cell table:style-name="t13.D3" office:value-type="string">
            <text:p text:style-name="P26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22">154300</text:p>
          </table:table-cell>
          <table:table-cell table:style-name="t13.D3" office:value-type="string">
            <text:p text:style-name="P26">$13-34</text:p>
          </table:table-cell>
          <table:table-cell table:style-name="t13.D3" office:value-type="string">
            <text:p text:style-name="P26">$13-44</text:p>
          </table:table-cell>
          <table:table-cell table:style-name="t13.D3" office:value-type="string">
            <text:p text:style-name="P26">$13-54</text:p>
          </table:table-cell>
          <table:table-cell table:style-name="t13.D3" office:value-type="string">
            <text:p text:style-name="P26">$13-64</text:p>
          </table:table-cell>
          <table:table-cell table:style-name="t13.D3" office:value-type="string">
            <text:p text:style-name="P26">$13-74</text:p>
          </table:table-cell>
          <table:table-cell table:style-name="t13.D3" office:value-type="string">
            <text:p text:style-name="P26">$13-84</text:p>
          </table:table-cell>
          <table:table-cell table:style-name="t13.D3" office:value-type="string">
            <text:p text:style-name="P27">$13-04</text:p>
          </table:table-cell>
          <table:table-cell table:style-name="t13.D3" office:value-type="string">
            <text:p text:style-name="P26">$13-14</text:p>
          </table:table-cell>
          <table:table-cell table:style-name="t13.D3" office:value-type="string">
            <text:p text:style-name="P26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22">383600</text:p>
          </table:table-cell>
          <table:table-cell table:style-name="t13.B10" office:value-type="string">
            <text:p text:style-name="P26">$13-35</text:p>
          </table:table-cell>
          <table:table-cell table:style-name="t13.B10" office:value-type="string">
            <text:p text:style-name="P26">$13-45</text:p>
          </table:table-cell>
          <table:table-cell table:style-name="t13.B10" office:value-type="string">
            <text:p text:style-name="P26">$13-55</text:p>
          </table:table-cell>
          <table:table-cell table:style-name="t13.B10" office:value-type="string">
            <text:p text:style-name="P26">$13-65</text:p>
          </table:table-cell>
          <table:table-cell table:style-name="t13.B10" office:value-type="string">
            <text:p text:style-name="P26">$13-75</text:p>
          </table:table-cell>
          <table:table-cell table:style-name="t13.B10" office:value-type="string">
            <text:p text:style-name="P26">$13-85</text:p>
          </table:table-cell>
          <table:table-cell table:style-name="t13.B10" office:value-type="string">
            <text:p text:style-name="P27">$13-05</text:p>
          </table:table-cell>
          <table:table-cell table:style-name="t13.B10" office:value-type="string">
            <text:p text:style-name="P26">$13-15</text:p>
          </table:table-cell>
          <table:table-cell table:style-name="t13.B10" office:value-type="string">
            <text:p text:style-name="P26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/>
        <table:table-column table:style-name="t14.C"/>
        <table:table-column table:style-name="t14.D"/>
        <table:table-column table:style-name="t14.E"/>
        <table:table-column table:style-name="t14.B"/>
        <table:table-column table:style-name="t14.C"/>
        <table:table-column table:style-name="t14.H"/>
        <table:table-column table:style-name="t14.I"/>
        <table:table-column table:style-name="t14.J"/>
        <table:table-column table:style-name="t14.K"/>
        <table:table-row table:style-name="t14.1">
          <table:table-cell table:style-name="t14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Б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4.B2" table:number-rows-spanned="3" office:value-type="string">
            <text:p text:style-name="P40">Номер источ-ника</text:p>
          </table:table-cell>
          <table:table-cell table:style-name="t14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4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4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4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29">Фон</text:p>
          </table:table-cell>
          <table:table-cell table:style-name="t1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E4" office:value-type="string">
            <text:p text:style-name="P30"><text:span text:style-name="T48"></text:span><text:span text:style-name="T12">1</text:span></text:p>
          </table:table-cell>
          <table:table-cell table:style-name="t14.E4" office:value-type="string">
            <text:p text:style-name="P29"><text:span text:style-name="T49"></text:span><text:span text:style-name="T12">2</text:span></text:p>
          </table:table-cell>
          <table:table-cell table:style-name="t14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22">14.2</text:p>
          </table:table-cell>
          <table:table-cell table:style-name="t14.D3" office:value-type="string">
            <text:p text:style-name="P26">$14-30</text:p>
          </table:table-cell>
          <table:table-cell table:style-name="t14.D3" office:value-type="string">
            <text:p text:style-name="P26">$14-40</text:p>
          </table:table-cell>
          <table:table-cell table:style-name="t14.D3" office:value-type="string">
            <text:p text:style-name="P26">$14-50</text:p>
          </table:table-cell>
          <table:table-cell table:style-name="t14.D3" office:value-type="string">
            <text:p text:style-name="P26">$14-60</text:p>
          </table:table-cell>
          <table:table-cell table:style-name="t14.D3" office:value-type="string">
            <text:p text:style-name="P26">$14-70</text:p>
          </table:table-cell>
          <table:table-cell table:style-name="t14.D3" office:value-type="string">
            <text:p text:style-name="P26">$14-80</text:p>
          </table:table-cell>
          <table:table-cell table:style-name="t14.D3" office:value-type="string">
            <text:p text:style-name="P27">$14-00</text:p>
          </table:table-cell>
          <table:table-cell table:style-name="t14.D3" office:value-type="string">
            <text:p text:style-name="P26">$14-10</text:p>
          </table:table-cell>
          <table:table-cell table:style-name="t14.D3" office:value-type="string">
            <text:p text:style-name="P26">$14-20</text:p>
          </table:table-cell>
          <table:table-cell table:style-name="t14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4.A5" office:value-type="float" office:value="74.4">
            <text:p text:style-name="P22">74.4</text:p>
          </table:table-cell>
          <table:table-cell table:style-name="t14.D3" office:value-type="string">
            <text:p text:style-name="P26">$14-31</text:p>
          </table:table-cell>
          <table:table-cell table:style-name="t14.D3" office:value-type="string">
            <text:p text:style-name="P26">$14-41</text:p>
          </table:table-cell>
          <table:table-cell table:style-name="t14.D3" office:value-type="string">
            <text:p text:style-name="P26">$14-51</text:p>
          </table:table-cell>
          <table:table-cell table:style-name="t14.D3" office:value-type="string">
            <text:p text:style-name="P26">$14-61</text:p>
          </table:table-cell>
          <table:table-cell table:style-name="t14.D3" office:value-type="string">
            <text:p text:style-name="P26">$14-71</text:p>
          </table:table-cell>
          <table:table-cell table:style-name="t14.D3" office:value-type="string">
            <text:p text:style-name="P26">$14-81</text:p>
          </table:table-cell>
          <table:table-cell table:style-name="t14.D3" office:value-type="string">
            <text:p text:style-name="P27">$14-01</text:p>
          </table:table-cell>
          <table:table-cell table:style-name="t14.D3" office:value-type="string">
            <text:p text:style-name="P26">$14-11</text:p>
          </table:table-cell>
          <table:table-cell table:style-name="t14.D3" office:value-type="string">
            <text:p text:style-name="P26">$14-21</text:p>
          </table:table-cell>
          <table:covered-table-cell/>
        </table:table-row>
        <table:table-row>
          <table:table-cell table:style-name="t14.A5" office:value-type="float" office:value="514">
            <text:p text:style-name="P22">514</text:p>
          </table:table-cell>
          <table:table-cell table:style-name="t14.D3" office:value-type="string">
            <text:p text:style-name="P26">$14-32</text:p>
          </table:table-cell>
          <table:table-cell table:style-name="t14.D3" office:value-type="string">
            <text:p text:style-name="P26">$14-42</text:p>
          </table:table-cell>
          <table:table-cell table:style-name="t14.D3" office:value-type="string">
            <text:p text:style-name="P26">$14-52</text:p>
          </table:table-cell>
          <table:table-cell table:style-name="t14.D3" office:value-type="string">
            <text:p text:style-name="P26">$14-62</text:p>
          </table:table-cell>
          <table:table-cell table:style-name="t14.D3" office:value-type="string">
            <text:p text:style-name="P26">$14-72</text:p>
          </table:table-cell>
          <table:table-cell table:style-name="t14.D3" office:value-type="string">
            <text:p text:style-name="P26">$14-82</text:p>
          </table:table-cell>
          <table:table-cell table:style-name="t14.D3" office:value-type="string">
            <text:p text:style-name="P27">$14-02</text:p>
          </table:table-cell>
          <table:table-cell table:style-name="t14.D3" office:value-type="string">
            <text:p text:style-name="P26">$14-12</text:p>
          </table:table-cell>
          <table:table-cell table:style-name="t14.D3" office:value-type="string">
            <text:p text:style-name="P26">$14-22</text:p>
          </table:table-cell>
          <table:covered-table-cell/>
        </table:table-row>
        <table:table-row>
          <table:table-cell table:style-name="t14.A5" office:value-type="float" office:value="6290">
            <text:p text:style-name="P22">6290</text:p>
          </table:table-cell>
          <table:table-cell table:style-name="t14.D3" office:value-type="string">
            <text:p text:style-name="P26">$14-33</text:p>
          </table:table-cell>
          <table:table-cell table:style-name="t14.D3" office:value-type="string">
            <text:p text:style-name="P26">$14-43</text:p>
          </table:table-cell>
          <table:table-cell table:style-name="t14.D3" office:value-type="string">
            <text:p text:style-name="P26">$14-53</text:p>
          </table:table-cell>
          <table:table-cell table:style-name="t14.D3" office:value-type="string">
            <text:p text:style-name="P26">$14-63</text:p>
          </table:table-cell>
          <table:table-cell table:style-name="t14.D3" office:value-type="string">
            <text:p text:style-name="P26">$14-73</text:p>
          </table:table-cell>
          <table:table-cell table:style-name="t14.D3" office:value-type="string">
            <text:p text:style-name="P26">$14-83</text:p>
          </table:table-cell>
          <table:table-cell table:style-name="t14.D3" office:value-type="string">
            <text:p text:style-name="P27">$14-03</text:p>
          </table:table-cell>
          <table:table-cell table:style-name="t14.D3" office:value-type="string">
            <text:p text:style-name="P26">$14-13</text:p>
          </table:table-cell>
          <table:table-cell table:style-name="t14.D3" office:value-type="string">
            <text:p text:style-name="P26">$14-23</text:p>
          </table:table-cell>
          <table:covered-table-cell/>
        </table:table-row>
        <table:table-row>
          <table:table-cell table:style-name="t14.A9" office:value-type="float" office:value="56800">
            <text:p text:style-name="P22">56800</text:p>
          </table:table-cell>
          <table:table-cell table:style-name="t14.B9" office:value-type="string">
            <text:p text:style-name="P26">$14-34</text:p>
          </table:table-cell>
          <table:table-cell table:style-name="t14.B9" office:value-type="string">
            <text:p text:style-name="P26">$14-44</text:p>
          </table:table-cell>
          <table:table-cell table:style-name="t14.B9" office:value-type="string">
            <text:p text:style-name="P26">$14-54</text:p>
          </table:table-cell>
          <table:table-cell table:style-name="t14.B9" office:value-type="string">
            <text:p text:style-name="P26">$14-64</text:p>
          </table:table-cell>
          <table:table-cell table:style-name="t14.B9" office:value-type="string">
            <text:p text:style-name="P26">$14-74</text:p>
          </table:table-cell>
          <table:table-cell table:style-name="t14.B9" office:value-type="string">
            <text:p text:style-name="P26">$14-84</text:p>
          </table:table-cell>
          <table:table-cell table:style-name="t14.B9" office:value-type="string">
            <text:p text:style-name="P27">$14-04</text:p>
          </table:table-cell>
          <table:table-cell table:style-name="t14.B9" office:value-type="string">
            <text:p text:style-name="P26">$14-14</text:p>
          </table:table-cell>
          <table:table-cell table:style-name="t14.B9" office:value-type="string">
            <text:p text:style-name="P26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/>
        <table:table-column table:style-name="t15.C"/>
        <table:table-column table:style-name="t15.D"/>
        <table:table-column table:style-name="t15.E"/>
        <table:table-column table:style-name="t15.B"/>
        <table:table-column table:style-name="t15.C"/>
        <table:table-column table:style-name="t15.H"/>
        <table:table-column table:style-name="t15.I"/>
        <table:table-column table:style-name="t15.J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1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5.B2" table:number-rows-spanned="3" office:value-type="string">
            <text:p text:style-name="P40">Номер источ-ника</text:p>
          </table:table-cell>
          <table:table-cell table:style-name="t15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5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5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5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9">Фон, нЗв/ч</text:p>
          </table:table-cell>
          <table:table-cell table:style-name="t1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0"><text:span text:style-name="T26">H</text:span><text:span text:style-name="T12">1</text:span></text:p>
          </table:table-cell>
          <table:table-cell table:style-name="t15.D3" office:value-type="string">
            <text:p text:style-name="P29"><text:span text:style-name="T9">H</text:span><text:span text:style-name="T12">2</text:span></text:p>
          </table:table-cell>
          <table:table-cell table:style-name="t15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<text:span text:style-name="T5">20</text:span> <text:span text:style-name="T4">мкЗв</text:span>/ч</text:p>
          </table:table-cell>
          <table:table-cell table:style-name="t15.D3" office:value-type="string">
            <text:p text:style-name="P26">$15-30</text:p>
          </table:table-cell>
          <table:table-cell table:style-name="t15.D3" office:value-type="string">
            <text:p text:style-name="P26">$15-40</text:p>
          </table:table-cell>
          <table:table-cell table:style-name="t15.D3" office:value-type="string">
            <text:p text:style-name="P26">$15-50</text:p>
          </table:table-cell>
          <table:table-cell table:style-name="t15.D3" office:value-type="string">
            <text:p text:style-name="P26">$15-60</text:p>
          </table:table-cell>
          <table:table-cell table:style-name="t15.D3" office:value-type="string">
            <text:p text:style-name="P26">$15-70</text:p>
          </table:table-cell>
          <table:table-cell table:style-name="t15.D3" office:value-type="string">
            <text:p text:style-name="P26">$15-80</text:p>
          </table:table-cell>
          <table:table-cell table:style-name="t15.D3" office:value-type="string">
            <text:p text:style-name="P27">$15-00</text:p>
          </table:table-cell>
          <table:table-cell table:style-name="t15.D3" office:value-type="string">
            <text:p text:style-name="P26">$15-10</text:p>
          </table:table-cell>
          <table:table-cell table:style-name="t15.D3" office:value-type="string">
            <text:p text:style-name="P26">$15-20</text:p>
          </table:table-cell>
          <table:table-cell table:style-name="t15.K5" table:number-rows-spanned="5" office:value-type="string">
            <text:p text:style-name="P9">±<text:span text:style-name="T5">15</text:span></text:p>
          </table:table-cell>
        </table:table-row>
        <table:table-row>
          <table:table-cell table:style-name="t15.A5" office:value-type="string">
            <text:p text:style-name="P21">7<text:span text:style-name="T5">0</text:span> <text:span text:style-name="T4">мкЗв</text:span>/ч</text:p>
          </table:table-cell>
          <table:table-cell table:style-name="t15.D3" office:value-type="string">
            <text:p text:style-name="P26">$15-31</text:p>
          </table:table-cell>
          <table:table-cell table:style-name="t15.D3" office:value-type="string">
            <text:p text:style-name="P26">$15-41</text:p>
          </table:table-cell>
          <table:table-cell table:style-name="t15.D3" office:value-type="string">
            <text:p text:style-name="P26">$15-51</text:p>
          </table:table-cell>
          <table:table-cell table:style-name="t15.D3" office:value-type="string">
            <text:p text:style-name="P26">$15-61</text:p>
          </table:table-cell>
          <table:table-cell table:style-name="t15.D3" office:value-type="string">
            <text:p text:style-name="P26">$15-71</text:p>
          </table:table-cell>
          <table:table-cell table:style-name="t15.D3" office:value-type="string">
            <text:p text:style-name="P26">$15-81</text:p>
          </table:table-cell>
          <table:table-cell table:style-name="t15.D3" office:value-type="string">
            <text:p text:style-name="P27">$15-01</text:p>
          </table:table-cell>
          <table:table-cell table:style-name="t15.D3" office:value-type="string">
            <text:p text:style-name="P26">$15-11</text:p>
          </table:table-cell>
          <table:table-cell table:style-name="t15.D3" office:value-type="string">
            <text:p text:style-name="P26">$15-21</text:p>
          </table:table-cell>
          <table:covered-table-cell/>
        </table:table-row>
        <table:table-row>
          <table:table-cell table:style-name="t15.A5" office:value-type="string">
            <text:p text:style-name="P21"><text:span text:style-name="T5">0,</text:span>7 <text:span text:style-name="T4">м</text:span>Зв/ч</text:p>
          </table:table-cell>
          <table:table-cell table:style-name="t15.D3" office:value-type="string">
            <text:p text:style-name="P26">$15-32</text:p>
          </table:table-cell>
          <table:table-cell table:style-name="t15.D3" office:value-type="string">
            <text:p text:style-name="P26">$15-42</text:p>
          </table:table-cell>
          <table:table-cell table:style-name="t15.D3" office:value-type="string">
            <text:p text:style-name="P26">$15-52</text:p>
          </table:table-cell>
          <table:table-cell table:style-name="t15.D3" office:value-type="string">
            <text:p text:style-name="P26">$15-62</text:p>
          </table:table-cell>
          <table:table-cell table:style-name="t15.D3" office:value-type="string">
            <text:p text:style-name="P26">$15-72</text:p>
          </table:table-cell>
          <table:table-cell table:style-name="t15.D3" office:value-type="string">
            <text:p text:style-name="P26">$15-82</text:p>
          </table:table-cell>
          <table:table-cell table:style-name="t15.D3" office:value-type="string">
            <text:p text:style-name="P27">$15-02</text:p>
          </table:table-cell>
          <table:table-cell table:style-name="t15.D3" office:value-type="string">
            <text:p text:style-name="P26">$15-12</text:p>
          </table:table-cell>
          <table:table-cell table:style-name="t15.D3" office:value-type="string">
            <text:p text:style-name="P26">$15-22</text:p>
          </table:table-cell>
          <table:covered-table-cell/>
        </table:table-row>
        <table:table-row>
          <table:table-cell table:style-name="t15.A5" office:value-type="string">
            <text:p text:style-name="P21">7 <text:span text:style-name="T4">м</text:span>Зв/ч</text:p>
          </table:table-cell>
          <table:table-cell table:style-name="t15.D3" office:value-type="string">
            <text:p text:style-name="P26">$15-33</text:p>
          </table:table-cell>
          <table:table-cell table:style-name="t15.D3" office:value-type="string">
            <text:p text:style-name="P26">$15-43</text:p>
          </table:table-cell>
          <table:table-cell table:style-name="t15.D3" office:value-type="string">
            <text:p text:style-name="P26">$15-53</text:p>
          </table:table-cell>
          <table:table-cell table:style-name="t15.D3" office:value-type="string">
            <text:p text:style-name="P26">$15-63</text:p>
          </table:table-cell>
          <table:table-cell table:style-name="t15.D3" office:value-type="string">
            <text:p text:style-name="P26">$15-73</text:p>
          </table:table-cell>
          <table:table-cell table:style-name="t15.D3" office:value-type="string">
            <text:p text:style-name="P26">$15-83</text:p>
          </table:table-cell>
          <table:table-cell table:style-name="t15.D3" office:value-type="string">
            <text:p text:style-name="P27">$15-03</text:p>
          </table:table-cell>
          <table:table-cell table:style-name="t15.D3" office:value-type="string">
            <text:p text:style-name="P26">$15-13</text:p>
          </table:table-cell>
          <table:table-cell table:style-name="t15.D3" office:value-type="string">
            <text:p text:style-name="P26">$15-23</text:p>
          </table:table-cell>
          <table:covered-table-cell/>
        </table:table-row>
        <table:table-row>
          <table:table-cell table:style-name="t15.A9" office:value-type="string">
            <text:p text:style-name="P21"><text:span text:style-name="T5">70</text:span> <text:span text:style-name="T4">м</text:span>Зв/ч</text:p>
          </table:table-cell>
          <table:table-cell table:style-name="t15.B9" office:value-type="string">
            <text:p text:style-name="P26">$15-34</text:p>
          </table:table-cell>
          <table:table-cell table:style-name="t15.B9" office:value-type="string">
            <text:p text:style-name="P26">$15-44</text:p>
          </table:table-cell>
          <table:table-cell table:style-name="t15.B9" office:value-type="string">
            <text:p text:style-name="P26">$15-54</text:p>
          </table:table-cell>
          <table:table-cell table:style-name="t15.B9" office:value-type="string">
            <text:p text:style-name="P26">$15-64</text:p>
          </table:table-cell>
          <table:table-cell table:style-name="t15.B9" office:value-type="string">
            <text:p text:style-name="P26">$15-74</text:p>
          </table:table-cell>
          <table:table-cell table:style-name="t15.B9" office:value-type="string">
            <text:p text:style-name="P26">$15-84</text:p>
          </table:table-cell>
          <table:table-cell table:style-name="t15.B9" office:value-type="string">
            <text:p text:style-name="P27">$15-04</text:p>
          </table:table-cell>
          <table:table-cell table:style-name="t15.B9" office:value-type="string">
            <text:p text:style-name="P26">$15-14</text:p>
          </table:table-cell>
          <table:table-cell table:style-name="t15.B9" office:value-type="string">
            <text:p text:style-name="P26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/>
        <table:table-column table:style-name="t16.C"/>
        <table:table-column table:style-name="t16.D"/>
        <table:table-column table:style-name="t16.E"/>
        <table:table-column table:style-name="t16.B"/>
        <table:table-column table:style-name="t16.C"/>
        <table:table-column table:style-name="t16.H"/>
        <table:table-column table:style-name="t16.I"/>
        <table:table-column table:style-name="t16.J"/>
        <table:table-column table:style-name="t16.K"/>
        <table:table-row table:style-name="t16.1">
          <table:table-cell table:style-name="t16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2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6.B2" table:number-rows-spanned="3" office:value-type="string">
            <text:p text:style-name="P40">Номер источ-ника</text:p>
          </table:table-cell>
          <table:table-cell table:style-name="t16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6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6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6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9">Фон, нЗв/ч</text:p>
          </table:table-cell>
          <table:table-cell table:style-name="t1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0"><text:span text:style-name="T26">H</text:span><text:span text:style-name="T12">1</text:span></text:p>
          </table:table-cell>
          <table:table-cell table:style-name="t16.D3" office:value-type="string">
            <text:p text:style-name="P29"><text:span text:style-name="T9">H</text:span><text:span text:style-name="T12">2</text:span></text:p>
          </table:table-cell>
          <table:table-cell table:style-name="t16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1"><text:span text:style-name="T5">20</text:span> <text:span text:style-name="T4">мкЗв</text:span>/ч</text:p>
          </table:table-cell>
          <table:table-cell table:style-name="t16.D3" office:value-type="string">
            <text:p text:style-name="P26">$16-30</text:p>
          </table:table-cell>
          <table:table-cell table:style-name="t16.D3" office:value-type="string">
            <text:p text:style-name="P26">$16-40</text:p>
          </table:table-cell>
          <table:table-cell table:style-name="t16.D3" office:value-type="string">
            <text:p text:style-name="P26">$16-50</text:p>
          </table:table-cell>
          <table:table-cell table:style-name="t16.D3" office:value-type="string">
            <text:p text:style-name="P26">$16-60</text:p>
          </table:table-cell>
          <table:table-cell table:style-name="t16.D3" office:value-type="string">
            <text:p text:style-name="P26">$16-70</text:p>
          </table:table-cell>
          <table:table-cell table:style-name="t16.D3" office:value-type="string">
            <text:p text:style-name="P26">$16-80</text:p>
          </table:table-cell>
          <table:table-cell table:style-name="t16.D3" office:value-type="string">
            <text:p text:style-name="P27">$16-00</text:p>
          </table:table-cell>
          <table:table-cell table:style-name="t16.D3" office:value-type="string">
            <text:p text:style-name="P26">$16-10</text:p>
          </table:table-cell>
          <table:table-cell table:style-name="t16.D3" office:value-type="string">
            <text:p text:style-name="P26">$16-20</text:p>
          </table:table-cell>
          <table:table-cell table:style-name="t16.K5" table:number-rows-spanned="5" office:value-type="string">
            <text:p text:style-name="P9">±<text:span text:style-name="T5">15</text:span></text:p>
          </table:table-cell>
        </table:table-row>
        <table:table-row>
          <table:table-cell table:style-name="t16.A5" office:value-type="string">
            <text:p text:style-name="P21">7<text:span text:style-name="T5">0</text:span> <text:span text:style-name="T4">мкЗв</text:span>/ч</text:p>
          </table:table-cell>
          <table:table-cell table:style-name="t16.D3" office:value-type="string">
            <text:p text:style-name="P26">$16-31</text:p>
          </table:table-cell>
          <table:table-cell table:style-name="t16.D3" office:value-type="string">
            <text:p text:style-name="P26">$16-41</text:p>
          </table:table-cell>
          <table:table-cell table:style-name="t16.D3" office:value-type="string">
            <text:p text:style-name="P26">$16-51</text:p>
          </table:table-cell>
          <table:table-cell table:style-name="t16.D3" office:value-type="string">
            <text:p text:style-name="P26">$16-61</text:p>
          </table:table-cell>
          <table:table-cell table:style-name="t16.D3" office:value-type="string">
            <text:p text:style-name="P26">$16-71</text:p>
          </table:table-cell>
          <table:table-cell table:style-name="t16.D3" office:value-type="string">
            <text:p text:style-name="P26">$16-81</text:p>
          </table:table-cell>
          <table:table-cell table:style-name="t16.D3" office:value-type="string">
            <text:p text:style-name="P27">$16-01</text:p>
          </table:table-cell>
          <table:table-cell table:style-name="t16.D3" office:value-type="string">
            <text:p text:style-name="P26">$16-11</text:p>
          </table:table-cell>
          <table:table-cell table:style-name="t16.D3" office:value-type="string">
            <text:p text:style-name="P26">$16-21</text:p>
          </table:table-cell>
          <table:covered-table-cell/>
        </table:table-row>
        <table:table-row>
          <table:table-cell table:style-name="t16.A5" office:value-type="string">
            <text:p text:style-name="P21"><text:span text:style-name="T5">0,</text:span>7 <text:span text:style-name="T4">м</text:span>Зв/ч</text:p>
          </table:table-cell>
          <table:table-cell table:style-name="t16.D3" office:value-type="string">
            <text:p text:style-name="P26">$16-32</text:p>
          </table:table-cell>
          <table:table-cell table:style-name="t16.D3" office:value-type="string">
            <text:p text:style-name="P26">$16-42</text:p>
          </table:table-cell>
          <table:table-cell table:style-name="t16.D3" office:value-type="string">
            <text:p text:style-name="P26">$16-52</text:p>
          </table:table-cell>
          <table:table-cell table:style-name="t16.D3" office:value-type="string">
            <text:p text:style-name="P26">$16-62</text:p>
          </table:table-cell>
          <table:table-cell table:style-name="t16.D3" office:value-type="string">
            <text:p text:style-name="P26">$16-72</text:p>
          </table:table-cell>
          <table:table-cell table:style-name="t16.D3" office:value-type="string">
            <text:p text:style-name="P26">$16-82</text:p>
          </table:table-cell>
          <table:table-cell table:style-name="t16.D3" office:value-type="string">
            <text:p text:style-name="P27">$16-02</text:p>
          </table:table-cell>
          <table:table-cell table:style-name="t16.D3" office:value-type="string">
            <text:p text:style-name="P26">$16-12</text:p>
          </table:table-cell>
          <table:table-cell table:style-name="t16.D3" office:value-type="string">
            <text:p text:style-name="P26">$16-22</text:p>
          </table:table-cell>
          <table:covered-table-cell/>
        </table:table-row>
        <table:table-row>
          <table:table-cell table:style-name="t16.A5" office:value-type="string">
            <text:p text:style-name="P21">7 <text:span text:style-name="T4">м</text:span>Зв/ч</text:p>
          </table:table-cell>
          <table:table-cell table:style-name="t16.D3" office:value-type="string">
            <text:p text:style-name="P26">$16-33</text:p>
          </table:table-cell>
          <table:table-cell table:style-name="t16.D3" office:value-type="string">
            <text:p text:style-name="P26">$16-43</text:p>
          </table:table-cell>
          <table:table-cell table:style-name="t16.D3" office:value-type="string">
            <text:p text:style-name="P26">$16-53</text:p>
          </table:table-cell>
          <table:table-cell table:style-name="t16.D3" office:value-type="string">
            <text:p text:style-name="P26">$16-63</text:p>
          </table:table-cell>
          <table:table-cell table:style-name="t16.D3" office:value-type="string">
            <text:p text:style-name="P26">$16-73</text:p>
          </table:table-cell>
          <table:table-cell table:style-name="t16.D3" office:value-type="string">
            <text:p text:style-name="P26">$16-83</text:p>
          </table:table-cell>
          <table:table-cell table:style-name="t16.D3" office:value-type="string">
            <text:p text:style-name="P27">$16-03</text:p>
          </table:table-cell>
          <table:table-cell table:style-name="t16.D3" office:value-type="string">
            <text:p text:style-name="P26">$16-13</text:p>
          </table:table-cell>
          <table:table-cell table:style-name="t16.D3" office:value-type="string">
            <text:p text:style-name="P26">$16-23</text:p>
          </table:table-cell>
          <table:covered-table-cell/>
        </table:table-row>
        <table:table-row>
          <table:table-cell table:style-name="t16.A9" office:value-type="string">
            <text:p text:style-name="P21"><text:span text:style-name="T5">70</text:span> <text:span text:style-name="T4">м</text:span>Зв/ч</text:p>
          </table:table-cell>
          <table:table-cell table:style-name="t16.B9" office:value-type="string">
            <text:p text:style-name="P26">$16-34</text:p>
          </table:table-cell>
          <table:table-cell table:style-name="t16.B9" office:value-type="string">
            <text:p text:style-name="P26">$16-44</text:p>
          </table:table-cell>
          <table:table-cell table:style-name="t16.B9" office:value-type="string">
            <text:p text:style-name="P26">$16-54</text:p>
          </table:table-cell>
          <table:table-cell table:style-name="t16.B9" office:value-type="string">
            <text:p text:style-name="P26">$16-64</text:p>
          </table:table-cell>
          <table:table-cell table:style-name="t16.B9" office:value-type="string">
            <text:p text:style-name="P26">$16-74</text:p>
          </table:table-cell>
          <table:table-cell table:style-name="t16.B9" office:value-type="string">
            <text:p text:style-name="P26">$16-84</text:p>
          </table:table-cell>
          <table:table-cell table:style-name="t16.B9" office:value-type="string">
            <text:p text:style-name="P27">$16-04</text:p>
          </table:table-cell>
          <table:table-cell table:style-name="t16.B9" office:value-type="string">
            <text:p text:style-name="P26">$16-14</text:p>
          </table:table-cell>
          <table:table-cell table:style-name="t16.B9" office:value-type="string">
            <text:p text:style-name="P26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/>
        <table:table-column table:style-name="t17.C"/>
        <table:table-column table:style-name="t17.D"/>
        <table:table-column table:style-name="t17.E"/>
        <table:table-column table:style-name="t17.B"/>
        <table:table-column table:style-name="t17.C"/>
        <table:table-column table:style-name="t17.H"/>
        <table:table-column table:style-name="t17.I"/>
        <table:table-column table:style-name="t17.J"/>
        <table:table-column table:style-name="t17.K"/>
        <table:table-row table:style-name="t17.1">
          <table:table-cell table:style-name="t17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4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7.B2" table:number-rows-spanned="3" office:value-type="string">
            <text:p text:style-name="P40">Номер источ-ника</text:p>
          </table:table-cell>
          <table:table-cell table:style-name="t17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7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7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7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9">Фон, нЗв/ч</text:p>
          </table:table-cell>
          <table:table-cell table:style-name="t1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0"><text:span text:style-name="T26">H</text:span><text:span text:style-name="T12">1</text:span></text:p>
          </table:table-cell>
          <table:table-cell table:style-name="t17.D3" office:value-type="string">
            <text:p text:style-name="P29"><text:span text:style-name="T9">H</text:span><text:span text:style-name="T12">2</text:span></text:p>
          </table:table-cell>
          <table:table-cell table:style-name="t17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1">7<text:span text:style-name="T5">0</text:span> <text:span text:style-name="T4">мкЗв</text:span>/ч</text:p>
          </table:table-cell>
          <table:table-cell table:style-name="t17.D3" office:value-type="string">
            <text:p text:style-name="P26">$17-30</text:p>
          </table:table-cell>
          <table:table-cell table:style-name="t17.D3" office:value-type="string">
            <text:p text:style-name="P26">$17-40</text:p>
          </table:table-cell>
          <table:table-cell table:style-name="t17.D3" office:value-type="string">
            <text:p text:style-name="P26">$17-50</text:p>
          </table:table-cell>
          <table:table-cell table:style-name="t17.D3" office:value-type="string">
            <text:p text:style-name="P26">$17-60</text:p>
          </table:table-cell>
          <table:table-cell table:style-name="t17.D3" office:value-type="string">
            <text:p text:style-name="P26">$17-70</text:p>
          </table:table-cell>
          <table:table-cell table:style-name="t17.D3" office:value-type="string">
            <text:p text:style-name="P26">$17-80</text:p>
          </table:table-cell>
          <table:table-cell table:style-name="t17.D3" office:value-type="string">
            <text:p text:style-name="P27">$17-00</text:p>
          </table:table-cell>
          <table:table-cell table:style-name="t17.D3" office:value-type="string">
            <text:p text:style-name="P26">$17-10</text:p>
          </table:table-cell>
          <table:table-cell table:style-name="t17.D3" office:value-type="string">
            <text:p text:style-name="P26">$17-20</text:p>
          </table:table-cell>
          <table:table-cell table:style-name="t17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17.A5" office:value-type="string">
            <text:p text:style-name="P21"><text:span text:style-name="T5">0,</text:span>7 <text:span text:style-name="T4">м</text:span>Зв/ч</text:p>
          </table:table-cell>
          <table:table-cell table:style-name="t17.D3" office:value-type="string">
            <text:p text:style-name="P26">$17-31</text:p>
          </table:table-cell>
          <table:table-cell table:style-name="t17.D3" office:value-type="string">
            <text:p text:style-name="P26">$17-41</text:p>
          </table:table-cell>
          <table:table-cell table:style-name="t17.D3" office:value-type="string">
            <text:p text:style-name="P26">$17-51</text:p>
          </table:table-cell>
          <table:table-cell table:style-name="t17.D3" office:value-type="string">
            <text:p text:style-name="P26">$17-61</text:p>
          </table:table-cell>
          <table:table-cell table:style-name="t17.D3" office:value-type="string">
            <text:p text:style-name="P26">$17-71</text:p>
          </table:table-cell>
          <table:table-cell table:style-name="t17.D3" office:value-type="string">
            <text:p text:style-name="P26">$17-81</text:p>
          </table:table-cell>
          <table:table-cell table:style-name="t17.D3" office:value-type="string">
            <text:p text:style-name="P27">$17-01</text:p>
          </table:table-cell>
          <table:table-cell table:style-name="t17.D3" office:value-type="string">
            <text:p text:style-name="P26">$17-11</text:p>
          </table:table-cell>
          <table:table-cell table:style-name="t17.D3" office:value-type="string">
            <text:p text:style-name="P26">$17-21</text:p>
          </table:table-cell>
          <table:covered-table-cell/>
        </table:table-row>
        <table:table-row>
          <table:table-cell table:style-name="t17.A5" office:value-type="string">
            <text:p text:style-name="P21">7 <text:span text:style-name="T4">м</text:span>Зв/ч</text:p>
          </table:table-cell>
          <table:table-cell table:style-name="t17.D3" office:value-type="string">
            <text:p text:style-name="P26">$17-32</text:p>
          </table:table-cell>
          <table:table-cell table:style-name="t17.D3" office:value-type="string">
            <text:p text:style-name="P26">$17-42</text:p>
          </table:table-cell>
          <table:table-cell table:style-name="t17.D3" office:value-type="string">
            <text:p text:style-name="P26">$17-52</text:p>
          </table:table-cell>
          <table:table-cell table:style-name="t17.D3" office:value-type="string">
            <text:p text:style-name="P26">$17-62</text:p>
          </table:table-cell>
          <table:table-cell table:style-name="t17.D3" office:value-type="string">
            <text:p text:style-name="P26">$17-72</text:p>
          </table:table-cell>
          <table:table-cell table:style-name="t17.D3" office:value-type="string">
            <text:p text:style-name="P26">$17-82</text:p>
          </table:table-cell>
          <table:table-cell table:style-name="t17.D3" office:value-type="string">
            <text:p text:style-name="P27">$17-02</text:p>
          </table:table-cell>
          <table:table-cell table:style-name="t17.D3" office:value-type="string">
            <text:p text:style-name="P26">$17-12</text:p>
          </table:table-cell>
          <table:table-cell table:style-name="t17.D3" office:value-type="string">
            <text:p text:style-name="P26">$17-22</text:p>
          </table:table-cell>
          <table:covered-table-cell/>
        </table:table-row>
        <table:table-row>
          <table:table-cell table:style-name="t17.A8" office:value-type="string">
            <text:p text:style-name="P21"><text:span text:style-name="T5">70</text:span> <text:span text:style-name="T4">м</text:span>Зв/ч</text:p>
          </table:table-cell>
          <table:table-cell table:style-name="t17.B8" office:value-type="string">
            <text:p text:style-name="P26">$17-33</text:p>
          </table:table-cell>
          <table:table-cell table:style-name="t17.B8" office:value-type="string">
            <text:p text:style-name="P26">$17-43</text:p>
          </table:table-cell>
          <table:table-cell table:style-name="t17.B8" office:value-type="string">
            <text:p text:style-name="P26">$17-53</text:p>
          </table:table-cell>
          <table:table-cell table:style-name="t17.B8" office:value-type="string">
            <text:p text:style-name="P26">$17-63</text:p>
          </table:table-cell>
          <table:table-cell table:style-name="t17.B8" office:value-type="string">
            <text:p text:style-name="P26">$17-73</text:p>
          </table:table-cell>
          <table:table-cell table:style-name="t17.B8" office:value-type="string">
            <text:p text:style-name="P26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6">$17-13</text:p>
          </table:table-cell>
          <table:table-cell table:style-name="t17.B8" office:value-type="string">
            <text:p text:style-name="P26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/>
        <table:table-column table:style-name="t18.C"/>
        <table:table-column table:style-name="t18.D"/>
        <table:table-column table:style-name="t18.E"/>
        <table:table-column table:style-name="t18.B"/>
        <table:table-column table:style-name="t18.C"/>
        <table:table-column table:style-name="t18.H"/>
        <table:table-column table:style-name="t18.I"/>
        <table:table-column table:style-name="t18.J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Р-0</text:span><text:span text:style-name="T52">1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8.B2" table:number-rows-spanned="3" office:value-type="string">
            <text:p text:style-name="P40">Номер источ-ника</text:p>
          </table:table-cell>
          <table:table-cell table:style-name="t18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8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8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8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9">Фон, нЗв/ч</text:p>
          </table:table-cell>
          <table:table-cell table:style-name="t1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0"><text:span text:style-name="T26">H</text:span><text:span text:style-name="T12">1</text:span></text:p>
          </table:table-cell>
          <table:table-cell table:style-name="t18.D3" office:value-type="string">
            <text:p text:style-name="P29"><text:span text:style-name="T9">H</text:span><text:span text:style-name="T12">2</text:span></text:p>
          </table:table-cell>
          <table:table-cell table:style-name="t18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1"><text:span text:style-name="T5">0,07</text:span> мкЗв/ч</text:p>
          </table:table-cell>
          <table:table-cell table:style-name="t18.D3" office:value-type="string">
            <text:p text:style-name="P26">$18-30</text:p>
          </table:table-cell>
          <table:table-cell table:style-name="t18.D3" office:value-type="string">
            <text:p text:style-name="P26">$18-40</text:p>
          </table:table-cell>
          <table:table-cell table:style-name="t18.D3" office:value-type="string">
            <text:p text:style-name="P26">$18-50</text:p>
          </table:table-cell>
          <table:table-cell table:style-name="t18.D3" office:value-type="string">
            <text:p text:style-name="P26">$18-60</text:p>
          </table:table-cell>
          <table:table-cell table:style-name="t18.D3" office:value-type="string">
            <text:p text:style-name="P26">$18-70</text:p>
          </table:table-cell>
          <table:table-cell table:style-name="t18.D3" office:value-type="string">
            <text:p text:style-name="P26">$18-80</text:p>
          </table:table-cell>
          <table:table-cell table:style-name="t18.D3" office:value-type="string">
            <text:p text:style-name="P27">$18-00</text:p>
          </table:table-cell>
          <table:table-cell table:style-name="t18.D3" office:value-type="string">
            <text:p text:style-name="P26">$18-10</text:p>
          </table:table-cell>
          <table:table-cell table:style-name="t18.D3" office:value-type="string">
            <text:p text:style-name="P26">$18-20</text:p>
          </table:table-cell>
          <table:table-cell table:style-name="t18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18.A5" office:value-type="string">
            <text:p text:style-name="P21">0,7 мкЗв/ч</text:p>
          </table:table-cell>
          <table:table-cell table:style-name="t18.D3" office:value-type="string">
            <text:p text:style-name="P26">$18-31</text:p>
          </table:table-cell>
          <table:table-cell table:style-name="t18.D3" office:value-type="string">
            <text:p text:style-name="P26">$18-41</text:p>
          </table:table-cell>
          <table:table-cell table:style-name="t18.D3" office:value-type="string">
            <text:p text:style-name="P26">$18-51</text:p>
          </table:table-cell>
          <table:table-cell table:style-name="t18.D3" office:value-type="string">
            <text:p text:style-name="P26">$18-61</text:p>
          </table:table-cell>
          <table:table-cell table:style-name="t18.D3" office:value-type="string">
            <text:p text:style-name="P26">$18-71</text:p>
          </table:table-cell>
          <table:table-cell table:style-name="t18.D3" office:value-type="string">
            <text:p text:style-name="P26">$18-81</text:p>
          </table:table-cell>
          <table:table-cell table:style-name="t18.D3" office:value-type="string">
            <text:p text:style-name="P27">$18-01</text:p>
          </table:table-cell>
          <table:table-cell table:style-name="t18.D3" office:value-type="string">
            <text:p text:style-name="P26">$18-11</text:p>
          </table:table-cell>
          <table:table-cell table:style-name="t18.D3" office:value-type="string">
            <text:p text:style-name="P26">$18-21</text:p>
          </table:table-cell>
          <table:covered-table-cell/>
        </table:table-row>
        <table:table-row>
          <table:table-cell table:style-name="t18.A5" office:value-type="string">
            <text:p text:style-name="P21">7 мкЗв/ч</text:p>
          </table:table-cell>
          <table:table-cell table:style-name="t18.D3" office:value-type="string">
            <text:p text:style-name="P26">$18-32</text:p>
          </table:table-cell>
          <table:table-cell table:style-name="t18.D3" office:value-type="string">
            <text:p text:style-name="P26">$18-42</text:p>
          </table:table-cell>
          <table:table-cell table:style-name="t18.D3" office:value-type="string">
            <text:p text:style-name="P26">$18-52</text:p>
          </table:table-cell>
          <table:table-cell table:style-name="t18.D3" office:value-type="string">
            <text:p text:style-name="P26">$18-62</text:p>
          </table:table-cell>
          <table:table-cell table:style-name="t18.D3" office:value-type="string">
            <text:p text:style-name="P26">$18-72</text:p>
          </table:table-cell>
          <table:table-cell table:style-name="t18.D3" office:value-type="string">
            <text:p text:style-name="P26">$18-82</text:p>
          </table:table-cell>
          <table:table-cell table:style-name="t18.D3" office:value-type="string">
            <text:p text:style-name="P27">$18-02</text:p>
          </table:table-cell>
          <table:table-cell table:style-name="t18.D3" office:value-type="string">
            <text:p text:style-name="P26">$18-12</text:p>
          </table:table-cell>
          <table:table-cell table:style-name="t18.D3" office:value-type="string">
            <text:p text:style-name="P26">$18-22</text:p>
          </table:table-cell>
          <table:covered-table-cell/>
        </table:table-row>
        <table:table-row>
          <table:table-cell table:style-name="t18.A8" office:value-type="string">
            <text:p text:style-name="P21">70 мкЗв/ч</text:p>
          </table:table-cell>
          <table:table-cell table:style-name="t18.B8" office:value-type="string">
            <text:p text:style-name="P26">$18-33</text:p>
          </table:table-cell>
          <table:table-cell table:style-name="t18.B8" office:value-type="string">
            <text:p text:style-name="P26">$18-43</text:p>
          </table:table-cell>
          <table:table-cell table:style-name="t18.B8" office:value-type="string">
            <text:p text:style-name="P26">$18-53</text:p>
          </table:table-cell>
          <table:table-cell table:style-name="t18.B8" office:value-type="string">
            <text:p text:style-name="P26">$18-63</text:p>
          </table:table-cell>
          <table:table-cell table:style-name="t18.B8" office:value-type="string">
            <text:p text:style-name="P26">$18-73</text:p>
          </table:table-cell>
          <table:table-cell table:style-name="t18.B8" office:value-type="string">
            <text:p text:style-name="P26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6">$18-13</text:p>
          </table:table-cell>
          <table:table-cell table:style-name="t18.B8" office:value-type="string">
            <text:p text:style-name="P26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/>
        <table:table-column table:style-name="t19.C"/>
        <table:table-column table:style-name="t19.D"/>
        <table:table-column table:style-name="t19.E"/>
        <table:table-column table:style-name="t19.B"/>
        <table:table-column table:style-name="t19.C"/>
        <table:table-column table:style-name="t19.H"/>
        <table:table-column table:style-name="t19.I"/>
        <table:table-column table:style-name="t19.J"/>
        <table:table-column table:style-name="t19.K"/>
        <table:table-row table:style-name="t19.1">
          <table:table-cell table:style-name="t19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/text:span><text:span text:style-name="T53">альфа излучения</text:span><text:span text:style-name="T6"> <text:s/>с блоком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9.B2" table:number-rows-spanned="3" office:value-type="string">
            <text:p text:style-name="P40">Номер источ-ника</text:p>
          </table:table-cell>
          <table:table-cell table:style-name="t19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9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9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9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29">Фон</text:p>
          </table:table-cell>
          <table:table-cell table:style-name="t1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E4" office:value-type="string">
            <text:p text:style-name="P30"><text:span text:style-name="T48"></text:span><text:span text:style-name="T12">1</text:span></text:p>
          </table:table-cell>
          <table:table-cell table:style-name="t19.E4" office:value-type="string">
            <text:p text:style-name="P29"><text:span text:style-name="T49"></text:span><text:span text:style-name="T12">2</text:span></text:p>
          </table:table-cell>
          <table:table-cell table:style-name="t19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22">53.8</text:p>
          </table:table-cell>
          <table:table-cell table:style-name="t19.D3" office:value-type="string">
            <text:p text:style-name="P26">$19-30</text:p>
          </table:table-cell>
          <table:table-cell table:style-name="t19.D3" office:value-type="string">
            <text:p text:style-name="P26">$19-40</text:p>
          </table:table-cell>
          <table:table-cell table:style-name="t19.D3" office:value-type="string">
            <text:p text:style-name="P26">$19-50</text:p>
          </table:table-cell>
          <table:table-cell table:style-name="t19.D3" office:value-type="string">
            <text:p text:style-name="P26">$19-60</text:p>
          </table:table-cell>
          <table:table-cell table:style-name="t19.D3" office:value-type="string">
            <text:p text:style-name="P26">$19-70</text:p>
          </table:table-cell>
          <table:table-cell table:style-name="t19.D3" office:value-type="string">
            <text:p text:style-name="P26">$19-80</text:p>
          </table:table-cell>
          <table:table-cell table:style-name="t19.D3" office:value-type="string">
            <text:p text:style-name="P27">$19-00</text:p>
          </table:table-cell>
          <table:table-cell table:style-name="t19.D3" office:value-type="string">
            <text:p text:style-name="P26">$19-10</text:p>
          </table:table-cell>
          <table:table-cell table:style-name="t19.D3" office:value-type="string">
            <text:p text:style-name="P26">$19-20</text:p>
          </table:table-cell>
          <table:table-cell table:style-name="t19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9.A5" office:value-type="float" office:value="727">
            <text:p text:style-name="P22">727</text:p>
          </table:table-cell>
          <table:table-cell table:style-name="t19.D3" office:value-type="string">
            <text:p text:style-name="P26">$19-31</text:p>
          </table:table-cell>
          <table:table-cell table:style-name="t19.D3" office:value-type="string">
            <text:p text:style-name="P26">$19-41</text:p>
          </table:table-cell>
          <table:table-cell table:style-name="t19.D3" office:value-type="string">
            <text:p text:style-name="P26">$19-51</text:p>
          </table:table-cell>
          <table:table-cell table:style-name="t19.D3" office:value-type="string">
            <text:p text:style-name="P26">$19-61</text:p>
          </table:table-cell>
          <table:table-cell table:style-name="t19.D3" office:value-type="string">
            <text:p text:style-name="P26">$19-71</text:p>
          </table:table-cell>
          <table:table-cell table:style-name="t19.D3" office:value-type="string">
            <text:p text:style-name="P26">$19-81</text:p>
          </table:table-cell>
          <table:table-cell table:style-name="t19.D3" office:value-type="string">
            <text:p text:style-name="P27">$19-01</text:p>
          </table:table-cell>
          <table:table-cell table:style-name="t19.D3" office:value-type="string">
            <text:p text:style-name="P26">$19-11</text:p>
          </table:table-cell>
          <table:table-cell table:style-name="t19.D3" office:value-type="string">
            <text:p text:style-name="P26">$19-21</text:p>
          </table:table-cell>
          <table:covered-table-cell/>
        </table:table-row>
        <table:table-row>
          <table:table-cell table:style-name="t19.A5" office:value-type="float" office:value="6300">
            <text:p text:style-name="P22">6300</text:p>
          </table:table-cell>
          <table:table-cell table:style-name="t19.D3" office:value-type="string">
            <text:p text:style-name="P26">$19-32</text:p>
          </table:table-cell>
          <table:table-cell table:style-name="t19.D3" office:value-type="string">
            <text:p text:style-name="P26">$19-42</text:p>
          </table:table-cell>
          <table:table-cell table:style-name="t19.D3" office:value-type="string">
            <text:p text:style-name="P26">$19-52</text:p>
          </table:table-cell>
          <table:table-cell table:style-name="t19.D3" office:value-type="string">
            <text:p text:style-name="P26">$19-62</text:p>
          </table:table-cell>
          <table:table-cell table:style-name="t19.D3" office:value-type="string">
            <text:p text:style-name="P26">$19-72</text:p>
          </table:table-cell>
          <table:table-cell table:style-name="t19.D3" office:value-type="string">
            <text:p text:style-name="P26">$19-82</text:p>
          </table:table-cell>
          <table:table-cell table:style-name="t19.D3" office:value-type="string">
            <text:p text:style-name="P27">$19-02</text:p>
          </table:table-cell>
          <table:table-cell table:style-name="t19.D3" office:value-type="string">
            <text:p text:style-name="P26">$19-12</text:p>
          </table:table-cell>
          <table:table-cell table:style-name="t19.D3" office:value-type="string">
            <text:p text:style-name="P26">$19-22</text:p>
          </table:table-cell>
          <table:covered-table-cell/>
        </table:table-row>
        <table:table-row>
          <table:table-cell table:style-name="t19.A5" office:value-type="float" office:value="62100">
            <text:p text:style-name="P22">62100</text:p>
          </table:table-cell>
          <table:table-cell table:style-name="t19.D3" office:value-type="string">
            <text:p text:style-name="P26">$19-33</text:p>
          </table:table-cell>
          <table:table-cell table:style-name="t19.D3" office:value-type="string">
            <text:p text:style-name="P26">$19-43</text:p>
          </table:table-cell>
          <table:table-cell table:style-name="t19.D3" office:value-type="string">
            <text:p text:style-name="P26">$19-53</text:p>
          </table:table-cell>
          <table:table-cell table:style-name="t19.D3" office:value-type="string">
            <text:p text:style-name="P26">$19-63</text:p>
          </table:table-cell>
          <table:table-cell table:style-name="t19.D3" office:value-type="string">
            <text:p text:style-name="P26">$19-73</text:p>
          </table:table-cell>
          <table:table-cell table:style-name="t19.D3" office:value-type="string">
            <text:p text:style-name="P26">$19-83</text:p>
          </table:table-cell>
          <table:table-cell table:style-name="t19.D3" office:value-type="string">
            <text:p text:style-name="P27">$19-03</text:p>
          </table:table-cell>
          <table:table-cell table:style-name="t19.D3" office:value-type="string">
            <text:p text:style-name="P26">$19-13</text:p>
          </table:table-cell>
          <table:table-cell table:style-name="t19.D3" office:value-type="string">
            <text:p text:style-name="P26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22">186000</text:p>
          </table:table-cell>
          <table:table-cell table:style-name="t19.B9" office:value-type="string">
            <text:p text:style-name="P26">$19-34</text:p>
          </table:table-cell>
          <table:table-cell table:style-name="t19.B9" office:value-type="string">
            <text:p text:style-name="P26">$19-44</text:p>
          </table:table-cell>
          <table:table-cell table:style-name="t19.B9" office:value-type="string">
            <text:p text:style-name="P26">$19-54</text:p>
          </table:table-cell>
          <table:table-cell table:style-name="t19.B9" office:value-type="string">
            <text:p text:style-name="P26">$19-64</text:p>
          </table:table-cell>
          <table:table-cell table:style-name="t19.B9" office:value-type="string">
            <text:p text:style-name="P26">$19-74</text:p>
          </table:table-cell>
          <table:table-cell table:style-name="t19.B9" office:value-type="string">
            <text:p text:style-name="P26">$19-84</text:p>
          </table:table-cell>
          <table:table-cell table:style-name="t19.B9" office:value-type="string">
            <text:p text:style-name="P27">$19-04</text:p>
          </table:table-cell>
          <table:table-cell table:style-name="t19.B9" office:value-type="string">
            <text:p text:style-name="P26">$19-14</text:p>
          </table:table-cell>
          <table:table-cell table:style-name="t19.B9" office:value-type="string">
            <text:p text:style-name="P26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/>
        <table:table-column table:style-name="t20.C"/>
        <table:table-column table:style-name="t20.D"/>
        <table:table-column table:style-name="t20.E"/>
        <table:table-column table:style-name="t20.B"/>
        <table:table-column table:style-name="t20.C"/>
        <table:table-column table:style-name="t20.H"/>
        <table:table-column table:style-name="t20.I"/>
        <table:table-column table:style-name="t20.J"/>
        <table:table-column table:style-name="t20.K"/>
        <table:table-row table:style-name="t20.1">
          <table:table-cell table:style-name="t20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б</text:span><text:span text:style-name="T52">ета</text:span><text:span text:style-name="T53"> излучения</text:span><text:span text:style-name="T6"> <text:s/>с блоком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20.B2" table:number-rows-spanned="3" office:value-type="string">
            <text:p text:style-name="P40">Номер источ-ника</text:p>
          </table:table-cell>
          <table:table-cell table:style-name="t20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0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20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0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29">Фон</text:p>
          </table:table-cell>
          <table:table-cell table:style-name="t2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E4" office:value-type="string">
            <text:p text:style-name="P30"><text:span text:style-name="T48"></text:span><text:span text:style-name="T12">1</text:span></text:p>
          </table:table-cell>
          <table:table-cell table:style-name="t20.E4" office:value-type="string">
            <text:p text:style-name="P29"><text:span text:style-name="T49"></text:span><text:span text:style-name="T12">2</text:span></text:p>
          </table:table-cell>
          <table:table-cell table:style-name="t20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22">97</text:p>
          </table:table-cell>
          <table:table-cell table:style-name="t20.D3" office:value-type="string">
            <text:p text:style-name="P26">$20-30</text:p>
          </table:table-cell>
          <table:table-cell table:style-name="t20.D3" office:value-type="string">
            <text:p text:style-name="P26">$20-40</text:p>
          </table:table-cell>
          <table:table-cell table:style-name="t20.D3" office:value-type="string">
            <text:p text:style-name="P26">$20-50</text:p>
          </table:table-cell>
          <table:table-cell table:style-name="t20.D3" office:value-type="string">
            <text:p text:style-name="P26">$20-60</text:p>
          </table:table-cell>
          <table:table-cell table:style-name="t20.D3" office:value-type="string">
            <text:p text:style-name="P26">$20-70</text:p>
          </table:table-cell>
          <table:table-cell table:style-name="t20.D3" office:value-type="string">
            <text:p text:style-name="P26">$20-80</text:p>
          </table:table-cell>
          <table:table-cell table:style-name="t20.D3" office:value-type="string">
            <text:p text:style-name="P27">$20-00</text:p>
          </table:table-cell>
          <table:table-cell table:style-name="t20.D3" office:value-type="string">
            <text:p text:style-name="P26">$20-10</text:p>
          </table:table-cell>
          <table:table-cell table:style-name="t20.D3" office:value-type="string">
            <text:p text:style-name="P26">$20-20</text:p>
          </table:table-cell>
          <table:table-cell table:style-name="t20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20.A5" office:value-type="float" office:value="232">
            <text:p text:style-name="P22">232</text:p>
          </table:table-cell>
          <table:table-cell table:style-name="t20.D3" office:value-type="string">
            <text:p text:style-name="P26">$20-31</text:p>
          </table:table-cell>
          <table:table-cell table:style-name="t20.D3" office:value-type="string">
            <text:p text:style-name="P26">$20-41</text:p>
          </table:table-cell>
          <table:table-cell table:style-name="t20.D3" office:value-type="string">
            <text:p text:style-name="P26">$20-51</text:p>
          </table:table-cell>
          <table:table-cell table:style-name="t20.D3" office:value-type="string">
            <text:p text:style-name="P26">$20-61</text:p>
          </table:table-cell>
          <table:table-cell table:style-name="t20.D3" office:value-type="string">
            <text:p text:style-name="P26">$20-71</text:p>
          </table:table-cell>
          <table:table-cell table:style-name="t20.D3" office:value-type="string">
            <text:p text:style-name="P26">$20-81</text:p>
          </table:table-cell>
          <table:table-cell table:style-name="t20.D3" office:value-type="string">
            <text:p text:style-name="P27">$20-01</text:p>
          </table:table-cell>
          <table:table-cell table:style-name="t20.D3" office:value-type="string">
            <text:p text:style-name="P26">$20-11</text:p>
          </table:table-cell>
          <table:table-cell table:style-name="t20.D3" office:value-type="string">
            <text:p text:style-name="P26">$20-21</text:p>
          </table:table-cell>
          <table:covered-table-cell/>
        </table:table-row>
        <table:table-row>
          <table:table-cell table:style-name="t20.A5" office:value-type="float" office:value="5700">
            <text:p text:style-name="P22">5700</text:p>
          </table:table-cell>
          <table:table-cell table:style-name="t20.D3" office:value-type="string">
            <text:p text:style-name="P26">$20-32</text:p>
          </table:table-cell>
          <table:table-cell table:style-name="t20.D3" office:value-type="string">
            <text:p text:style-name="P26">$20-42</text:p>
          </table:table-cell>
          <table:table-cell table:style-name="t20.D3" office:value-type="string">
            <text:p text:style-name="P26">$20-52</text:p>
          </table:table-cell>
          <table:table-cell table:style-name="t20.D3" office:value-type="string">
            <text:p text:style-name="P26">$20-62</text:p>
          </table:table-cell>
          <table:table-cell table:style-name="t20.D3" office:value-type="string">
            <text:p text:style-name="P26">$20-72</text:p>
          </table:table-cell>
          <table:table-cell table:style-name="t20.D3" office:value-type="string">
            <text:p text:style-name="P26">$20-82</text:p>
          </table:table-cell>
          <table:table-cell table:style-name="t20.D3" office:value-type="string">
            <text:p text:style-name="P27">$20-02</text:p>
          </table:table-cell>
          <table:table-cell table:style-name="t20.D3" office:value-type="string">
            <text:p text:style-name="P26">$20-12</text:p>
          </table:table-cell>
          <table:table-cell table:style-name="t20.D3" office:value-type="string">
            <text:p text:style-name="P26">$20-22</text:p>
          </table:table-cell>
          <table:covered-table-cell/>
        </table:table-row>
        <table:table-row>
          <table:table-cell table:style-name="t20.A5" office:value-type="float" office:value="52000">
            <text:p text:style-name="P22">52000</text:p>
          </table:table-cell>
          <table:table-cell table:style-name="t20.D3" office:value-type="string">
            <text:p text:style-name="P26">$20-33</text:p>
          </table:table-cell>
          <table:table-cell table:style-name="t20.D3" office:value-type="string">
            <text:p text:style-name="P26">$20-43</text:p>
          </table:table-cell>
          <table:table-cell table:style-name="t20.D3" office:value-type="string">
            <text:p text:style-name="P26">$20-53</text:p>
          </table:table-cell>
          <table:table-cell table:style-name="t20.D3" office:value-type="string">
            <text:p text:style-name="P26">$20-63</text:p>
          </table:table-cell>
          <table:table-cell table:style-name="t20.D3" office:value-type="string">
            <text:p text:style-name="P26">$20-73</text:p>
          </table:table-cell>
          <table:table-cell table:style-name="t20.D3" office:value-type="string">
            <text:p text:style-name="P26">$20-83</text:p>
          </table:table-cell>
          <table:table-cell table:style-name="t20.D3" office:value-type="string">
            <text:p text:style-name="P27">$20-03</text:p>
          </table:table-cell>
          <table:table-cell table:style-name="t20.D3" office:value-type="string">
            <text:p text:style-name="P26">$20-13</text:p>
          </table:table-cell>
          <table:table-cell table:style-name="t20.D3" office:value-type="string">
            <text:p text:style-name="P26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22">377100</text:p>
          </table:table-cell>
          <table:table-cell table:style-name="t20.B9" office:value-type="string">
            <text:p text:style-name="P26">$20-34</text:p>
          </table:table-cell>
          <table:table-cell table:style-name="t20.B9" office:value-type="string">
            <text:p text:style-name="P26">$20-44</text:p>
          </table:table-cell>
          <table:table-cell table:style-name="t20.B9" office:value-type="string">
            <text:p text:style-name="P26">$20-54</text:p>
          </table:table-cell>
          <table:table-cell table:style-name="t20.B9" office:value-type="string">
            <text:p text:style-name="P26">$20-64</text:p>
          </table:table-cell>
          <table:table-cell table:style-name="t20.B9" office:value-type="string">
            <text:p text:style-name="P26">$20-74</text:p>
          </table:table-cell>
          <table:table-cell table:style-name="t20.B9" office:value-type="string">
            <text:p text:style-name="P26">$20-84</text:p>
          </table:table-cell>
          <table:table-cell table:style-name="t20.B9" office:value-type="string">
            <text:p text:style-name="P27">$20-04</text:p>
          </table:table-cell>
          <table:table-cell table:style-name="t20.B9" office:value-type="string">
            <text:p text:style-name="P26">$20-14</text:p>
          </table:table-cell>
          <table:table-cell table:style-name="t20.B9" office:value-type="string">
            <text:p text:style-name="P26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/>
        <table:table-column table:style-name="t21.C"/>
        <table:table-column table:style-name="t21.D"/>
        <table:table-column table:style-name="t21.E"/>
        <table:table-column table:style-name="t21.B"/>
        <table:table-column table:style-name="t21.C"/>
        <table:table-column table:style-name="t21.H"/>
        <table:table-column table:style-name="t21.I"/>
        <table:table-column table:style-name="t21.J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П</text:span><text:span text:style-name="T52">С</text:span><text:span text:style-name="T6">-0</text:span><text:span text:style-name="T52">2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21.B2" table:number-rows-spanned="3" office:value-type="string">
            <text:p text:style-name="P40">Номер источ-ника</text:p>
          </table:table-cell>
          <table:table-cell table:style-name="t2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1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21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1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9">Фон, нЗв/ч</text:p>
          </table:table-cell>
          <table:table-cell table:style-name="t2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30"><text:span text:style-name="T26">H</text:span><text:span text:style-name="T12">1</text:span></text:p>
          </table:table-cell>
          <table:table-cell table:style-name="t21.D3" office:value-type="string">
            <text:p text:style-name="P29"><text:span text:style-name="T9">H</text:span><text:span text:style-name="T12">2</text:span></text:p>
          </table:table-cell>
          <table:table-cell table:style-name="t21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0,7 мкЗв/ч</text:p>
          </table:table-cell>
          <table:table-cell table:style-name="t21.D3" office:value-type="string">
            <text:p text:style-name="P26">$21-30</text:p>
          </table:table-cell>
          <table:table-cell table:style-name="t21.D3" office:value-type="string">
            <text:p text:style-name="P26">$21-40</text:p>
          </table:table-cell>
          <table:table-cell table:style-name="t21.D3" office:value-type="string">
            <text:p text:style-name="P26">$21-50</text:p>
          </table:table-cell>
          <table:table-cell table:style-name="t21.D3" office:value-type="string">
            <text:p text:style-name="P26">$21-60</text:p>
          </table:table-cell>
          <table:table-cell table:style-name="t21.D3" office:value-type="string">
            <text:p text:style-name="P26">$21-70</text:p>
          </table:table-cell>
          <table:table-cell table:style-name="t21.D3" office:value-type="string">
            <text:p text:style-name="P26">$21-80</text:p>
          </table:table-cell>
          <table:table-cell table:style-name="t21.D3" office:value-type="string">
            <text:p text:style-name="P27">$21-00</text:p>
          </table:table-cell>
          <table:table-cell table:style-name="t21.D3" office:value-type="string">
            <text:p text:style-name="P26">$21-10</text:p>
          </table:table-cell>
          <table:table-cell table:style-name="t21.D3" office:value-type="string">
            <text:p text:style-name="P26">$21-20</text:p>
          </table:table-cell>
          <table:table-cell table:style-name="t21.K5" table:number-rows-spanned="6" office:value-type="string">
            <text:p text:style-name="P9">±<text:span text:style-name="T4">20</text:span></text:p>
          </table:table-cell>
        </table:table-row>
        <table:table-row>
          <table:table-cell table:style-name="t21.A5" office:value-type="string">
            <text:p text:style-name="P21">7 мкЗв/ч</text:p>
          </table:table-cell>
          <table:table-cell table:style-name="t21.D3" office:value-type="string">
            <text:p text:style-name="P26">$21-31</text:p>
          </table:table-cell>
          <table:table-cell table:style-name="t21.D3" office:value-type="string">
            <text:p text:style-name="P26">$21-41</text:p>
          </table:table-cell>
          <table:table-cell table:style-name="t21.D3" office:value-type="string">
            <text:p text:style-name="P26">$21-51</text:p>
          </table:table-cell>
          <table:table-cell table:style-name="t21.D3" office:value-type="string">
            <text:p text:style-name="P26">$21-61</text:p>
          </table:table-cell>
          <table:table-cell table:style-name="t21.D3" office:value-type="string">
            <text:p text:style-name="P26">$21-71</text:p>
          </table:table-cell>
          <table:table-cell table:style-name="t21.D3" office:value-type="string">
            <text:p text:style-name="P26">$21-81</text:p>
          </table:table-cell>
          <table:table-cell table:style-name="t21.D3" office:value-type="string">
            <text:p text:style-name="P27">$21-01</text:p>
          </table:table-cell>
          <table:table-cell table:style-name="t21.D3" office:value-type="string">
            <text:p text:style-name="P26">$21-11</text:p>
          </table:table-cell>
          <table:table-cell table:style-name="t21.D3" office:value-type="string">
            <text:p text:style-name="P26">$21-21</text:p>
          </table:table-cell>
          <table:covered-table-cell/>
        </table:table-row>
        <table:table-row>
          <table:table-cell table:style-name="t21.A5" office:value-type="string">
            <text:p text:style-name="P21">70 мкЗв/ч</text:p>
          </table:table-cell>
          <table:table-cell table:style-name="t21.D3" office:value-type="string">
            <text:p text:style-name="P26">$21-32</text:p>
          </table:table-cell>
          <table:table-cell table:style-name="t21.D3" office:value-type="string">
            <text:p text:style-name="P26">$21-42</text:p>
          </table:table-cell>
          <table:table-cell table:style-name="t21.D3" office:value-type="string">
            <text:p text:style-name="P26">$21-52</text:p>
          </table:table-cell>
          <table:table-cell table:style-name="t21.D3" office:value-type="string">
            <text:p text:style-name="P26">$21-62</text:p>
          </table:table-cell>
          <table:table-cell table:style-name="t21.D3" office:value-type="string">
            <text:p text:style-name="P26">$21-72</text:p>
          </table:table-cell>
          <table:table-cell table:style-name="t21.D3" office:value-type="string">
            <text:p text:style-name="P26">$21-82</text:p>
          </table:table-cell>
          <table:table-cell table:style-name="t21.D3" office:value-type="string">
            <text:p text:style-name="P27">$21-02</text:p>
          </table:table-cell>
          <table:table-cell table:style-name="t21.D3" office:value-type="string">
            <text:p text:style-name="P26">$21-12</text:p>
          </table:table-cell>
          <table:table-cell table:style-name="t21.D3" office:value-type="string">
            <text:p text:style-name="P26">$21-22</text:p>
          </table:table-cell>
          <table:covered-table-cell/>
        </table:table-row>
        <table:table-row>
          <table:table-cell table:style-name="t21.A5" office:value-type="string">
            <text:p text:style-name="P21">0.7 мЗв/ч</text:p>
          </table:table-cell>
          <table:table-cell table:style-name="t21.D3" office:value-type="string">
            <text:p text:style-name="P26">$21-33</text:p>
          </table:table-cell>
          <table:table-cell table:style-name="t21.D3" office:value-type="string">
            <text:p text:style-name="P26">$21-43</text:p>
          </table:table-cell>
          <table:table-cell table:style-name="t21.D3" office:value-type="string">
            <text:p text:style-name="P26">$21-53</text:p>
          </table:table-cell>
          <table:table-cell table:style-name="t21.D3" office:value-type="string">
            <text:p text:style-name="P26">$21-63</text:p>
          </table:table-cell>
          <table:table-cell table:style-name="t21.D3" office:value-type="string">
            <text:p text:style-name="P26">$21-73</text:p>
          </table:table-cell>
          <table:table-cell table:style-name="t21.D3" office:value-type="string">
            <text:p text:style-name="P26">$21-83</text:p>
          </table:table-cell>
          <table:table-cell table:style-name="t21.D3" office:value-type="string">
            <text:p text:style-name="P27">$21-03</text:p>
          </table:table-cell>
          <table:table-cell table:style-name="t21.D3" office:value-type="string">
            <text:p text:style-name="P26">$21-13</text:p>
          </table:table-cell>
          <table:table-cell table:style-name="t21.D3" office:value-type="string">
            <text:p text:style-name="P26">$21-23</text:p>
          </table:table-cell>
          <table:covered-table-cell/>
        </table:table-row>
        <table:table-row>
          <table:table-cell table:style-name="t21.A5" office:value-type="string">
            <text:p text:style-name="P21">7,0 мЗв/ч</text:p>
          </table:table-cell>
          <table:table-cell table:style-name="t21.D3" office:value-type="string">
            <text:p text:style-name="P26">$21-34</text:p>
          </table:table-cell>
          <table:table-cell table:style-name="t21.D3" office:value-type="string">
            <text:p text:style-name="P26">$21-44</text:p>
          </table:table-cell>
          <table:table-cell table:style-name="t21.D3" office:value-type="string">
            <text:p text:style-name="P26">$21-54</text:p>
          </table:table-cell>
          <table:table-cell table:style-name="t21.D3" office:value-type="string">
            <text:p text:style-name="P26">$21-64</text:p>
          </table:table-cell>
          <table:table-cell table:style-name="t21.D3" office:value-type="string">
            <text:p text:style-name="P26">$21-74</text:p>
          </table:table-cell>
          <table:table-cell table:style-name="t21.D3" office:value-type="string">
            <text:p text:style-name="P26">$21-84</text:p>
          </table:table-cell>
          <table:table-cell table:style-name="t21.D3" office:value-type="string">
            <text:p text:style-name="P27">$21-04</text:p>
          </table:table-cell>
          <table:table-cell table:style-name="t21.D3" office:value-type="string">
            <text:p text:style-name="P26">$21-14</text:p>
          </table:table-cell>
          <table:table-cell table:style-name="t21.D3" office:value-type="string">
            <text:p text:style-name="P26">$21-24</text:p>
          </table:table-cell>
          <table:covered-table-cell/>
        </table:table-row>
        <table:table-row>
          <table:table-cell table:style-name="t21.A10" office:value-type="string">
            <text:p text:style-name="P21">20 мЗв/ч</text:p>
          </table:table-cell>
          <table:table-cell table:style-name="t21.B10" office:value-type="string">
            <text:p text:style-name="P26">$21-30</text:p>
          </table:table-cell>
          <table:table-cell table:style-name="t21.B10" office:value-type="string">
            <text:p text:style-name="P26">$21-40</text:p>
          </table:table-cell>
          <table:table-cell table:style-name="t21.B10" office:value-type="string">
            <text:p text:style-name="P26">$21-50</text:p>
          </table:table-cell>
          <table:table-cell table:style-name="t21.B10" office:value-type="string">
            <text:p text:style-name="P26">$21-60</text:p>
          </table:table-cell>
          <table:table-cell table:style-name="t21.B10" office:value-type="string">
            <text:p text:style-name="P26">$21-70</text:p>
          </table:table-cell>
          <table:table-cell table:style-name="t21.B10" office:value-type="string">
            <text:p text:style-name="P26">$21-80</text:p>
          </table:table-cell>
          <table:table-cell table:style-name="t21.B10" office:value-type="string">
            <text:p text:style-name="P27">$21-00</text:p>
          </table:table-cell>
          <table:table-cell table:style-name="t21.B10" office:value-type="string">
            <text:p text:style-name="P26">$21-10</text:p>
          </table:table-cell>
          <table:table-cell table:style-name="t21.B10" office:value-type="string">
            <text:p text:style-name="P26">$21-20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7">Выводы:<text:tab/></text:p>
          </table:table-cell>
        </table:table-row>
        <table:table-row>
          <table:table-cell table:style-name="Таблица1.A1" office:value-type="string">
            <text:p text:style-name="P17"><text:tab/></text:p>
          </table:table-cell>
        </table:table-row>
        <table:table-row>
          <table:table-cell table:style-name="Таблица1.A1" office:value-type="string">
            <text:p text:style-name="P17">Квитанция-счёт<text:tab/></text:p>
          </table:table-cell>
        </table:table-row>
        <table:table-row>
          <table:table-cell table:style-name="Таблица1.A1" office:value-type="string">
            <text:p text:style-name="P17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17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20">Поверитель<text:tab/></text:p>
          </table:table-cell>
        </table:table-row>
        <table:table-row>
          <table:table-cell table:style-name="Таблица1.A7" office:value-type="string">
            <text:p text:style-name="P20">Дата<text:tab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M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10T12:27:42.54</dc:date>
    <meta:editing-duration>P1DT17H56M58S</meta:editing-duration>
    <meta:editing-cycles>190</meta:editing-cycles>
    <meta:generator>OpenOffice/4.1.6$Win32 OpenOffice.org_project/416m1$Build-9790</meta:generator>
    <meta:document-statistic meta:table-count="33" meta:image-count="0" meta:object-count="0" meta:page-count="12" meta:paragraph-count="1635" meta:word-count="3081" meta:character-count="20199"/>
  </office:meta>
</office:document-meta>
</file>